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781c81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solid" svg:stroke-width="0.026cm" svg:stroke-color="#4683c1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4" style:family="graphic" style:parent-style-name="standard">
      <style:graphic-properties draw:stroke="solid" svg:stroke-width="0.026cm" svg:stroke-color="#3f4ea1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6cm" svg:stroke-color="#008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none" draw:fill="none" draw:textarea-vertical-align="middle" fo:min-height="2.94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solid" draw:fill-color="#ffffff" draw:opacity="0%" draw:shadow="hidden"/>
    </style:style>
    <style:style style:name="gr10" style:family="graphic" style:parent-style-name="standard">
      <style:graphic-properties draw:stroke="none" draw:fill="none" draw:textarea-vertical-align="middle" fo:min-height="9.149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3.46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8.161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26cm" svg:stroke-color="#0000ff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67cm" fo:min-width="0cm"/>
    </style:style>
    <style:style style:name="gr19" style:family="graphic" style:parent-style-name="standard">
      <style:graphic-properties draw:stroke="solid" draw:fill="none" draw:textarea-horizontal-align="justify" draw:textarea-vertical-align="middle" draw:auto-grow-height="false" fo:min-height="9.529cm" fo:min-width="5.3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0cm"/>
    </style:style>
    <style:style style:name="gr21" style:family="graphic" style:parent-style-name="standard">
      <style:graphic-properties draw:stroke="solid" draw:fill="none" draw:textarea-horizontal-align="justify" draw:textarea-vertical-align="middle" draw:auto-grow-height="false" fo:min-height="12.196cm" fo:min-width="7.8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8000" style:font-name="Lucida Console" fo:font-size="20pt" style:font-name-asian="Lucida Console" style:font-size-asian="20pt" style:font-name-complex="Lucida Console" style:font-size-complex="20pt"/>
    </style:style>
    <style:style style:name="T2" style:family="text">
      <style:text-properties fo:color="#008000" style:font-name="Lucida Console" fo:font-size="24pt" style:font-name-asian="Lucida Console" style:font-size-asian="24pt" style:font-name-complex="Lucida Console" style:font-size-complex="24pt"/>
    </style:style>
    <style:style style:name="T3" style:family="text">
      <style:text-properties fo:color="#000000" style:font-name="Lucida Console" fo:font-size="24pt" style:font-name-asian="Lucida Console" style:font-size-asian="24pt" style:font-name-complex="Lucida Console" style:font-size-complex="24pt"/>
    </style:style>
    <style:style style:name="T4" style:family="text">
      <style:text-properties fo:color="#0000ff" style:font-name="Lucida Console" fo:font-size="24pt" style:font-name-asian="Lucida Console" style:font-size-asian="24pt" style:font-name-complex="Lucida Console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ath draw:style-name="gr1" draw:text-style-name="P1" draw:layer="layout" svg:width="38.651cm" svg:height="6.209cm" svg:x="17.286cm" svg:y="41.553cm" svg:viewBox="0 0 38652 6210" svg:d="M38652 6210c-6194-995-32454-5216-38652-6210">
          <text:p/>
        </draw:path>
        <draw:path draw:style-name="gr1" draw:text-style-name="P1" draw:layer="layout" svg:width="23.883cm" svg:height="6.209cm" svg:x="32.554cm" svg:y="41.553cm" svg:viewBox="0 0 23884 6210" svg:d="M23884 6210c-3827-995-20055-5214-23884-6210">
          <text:p/>
        </draw:path>
        <draw:path draw:style-name="gr1" draw:text-style-name="P1" draw:layer="layout" svg:width="4.195cm" svg:height="6.209cm" svg:x="52.91cm" svg:y="41.553cm" svg:viewBox="0 0 4196 6210" svg:d="M4196 6210c-670-997-3525-5214-4196-6210">
          <text:p/>
        </draw:path>
        <draw:path draw:style-name="gr1" draw:text-style-name="P1" draw:layer="layout" svg:width="33.726cm" svg:height="6.209cm" svg:x="22.377cm" svg:y="41.553cm" svg:viewBox="0 0 33727 6210" svg:d="M33727 6210c-5404-996-28319-5216-33727-6210">
          <text:p/>
        </draw:path>
        <draw:path draw:style-name="gr1" draw:text-style-name="P1" draw:layer="layout" svg:width="9.12cm" svg:height="6.209cm" svg:x="47.819cm" svg:y="41.553cm" svg:viewBox="0 0 9121 6210" svg:d="M9121 6210c-1460-996-7657-5217-9121-6210">
          <text:p/>
        </draw:path>
        <draw:path draw:style-name="gr1" draw:text-style-name="P1" draw:layer="layout" svg:width="14.041cm" svg:height="6.209cm" svg:x="42.732cm" svg:y="41.553cm" svg:viewBox="0 0 14042 6210" svg:d="M14042 6210c-2250-995-11791-5215-14042-6210">
          <text:p/>
        </draw:path>
        <draw:path draw:style-name="gr1" draw:text-style-name="P1" draw:layer="layout" svg:width="18.962cm" svg:height="6.209cm" svg:x="37.642cm" svg:y="41.553cm" svg:viewBox="0 0 18963 6210" svg:d="M18963 6210c-3038-997-15922-5216-18963-6210">
          <text:p/>
        </draw:path>
        <draw:path draw:style-name="gr1" draw:text-style-name="P1" draw:layer="layout" svg:width="28.805cm" svg:height="6.209cm" svg:x="27.464cm" svg:y="41.553cm" svg:viewBox="0 0 28806 6210" svg:d="M28806 6210c-4615-997-24186-5217-28806-6210">
          <text:p/>
        </draw:path>
        <draw:path draw:style-name="gr1" draw:text-style-name="P1" draw:layer="layout" svg:width="15.515cm" svg:height="6.209cm" svg:x="15.579cm" svg:y="41.553cm" svg:viewBox="0 0 15516 6210" svg:d="M15516 6210c-2486-996-13029-5215-15516-6210">
          <text:p/>
        </draw:path>
        <draw:path draw:style-name="gr1" draw:text-style-name="P1" draw:layer="layout" svg:width="0.748cm" svg:height="6.209cm" svg:x="30.847cm" svg:y="41.553cm" svg:viewBox="0 0 749 6210" svg:d="M749 6210c-120-996-632-5214-749-6210">
          <text:p/>
        </draw:path>
        <draw:path draw:style-name="gr1" draw:text-style-name="P1" draw:layer="layout" svg:width="18.937cm" svg:height="6.209cm" svg:x="32.265cm" svg:y="41.553cm" svg:viewBox="0 0 18938 6210" svg:d="M0 6210c3034-995 15902-5215 18938-6210">
          <text:p/>
        </draw:path>
        <draw:path draw:style-name="gr1" draw:text-style-name="P1" draw:layer="layout" svg:width="10.591cm" svg:height="6.209cm" svg:x="20.669cm" svg:y="41.553cm" svg:viewBox="0 0 10592 6210" svg:d="M10592 6210c-1697-996-8895-5214-10592-6210">
          <text:p/>
        </draw:path>
        <draw:path draw:style-name="gr1" draw:text-style-name="P1" draw:layer="layout" svg:width="14.016cm" svg:height="6.209cm" svg:x="32.096cm" svg:y="41.553cm" svg:viewBox="0 0 14017 6210" svg:d="M0 6210c2247-994 11770-5214 14017-6210">
          <text:p/>
        </draw:path>
        <draw:path draw:style-name="gr1" draw:text-style-name="P1" draw:layer="layout" svg:width="9.094cm" svg:height="6.209cm" svg:x="31.93cm" svg:y="41.553cm" svg:viewBox="0 0 9095 6210" svg:d="M0 6210c1457-995 7636-5216 9095-6210">
          <text:p/>
        </draw:path>
        <draw:path draw:style-name="gr1" draw:text-style-name="P1" draw:layer="layout" svg:width="4.17cm" svg:height="6.209cm" svg:x="31.764cm" svg:y="41.553cm" svg:viewBox="0 0 4171 6210" svg:d="M0 6210c667-996 3502-5215 4171-6210">
          <text:p/>
        </draw:path>
        <draw:path draw:style-name="gr1" draw:text-style-name="P1" draw:layer="layout" svg:width="5.673cm" svg:height="6.209cm" svg:x="25.756cm" svg:y="41.553cm" svg:viewBox="0 0 5674 6210" svg:d="M5674 6210c-909-995-4764-5216-5674-6210">
          <text:p/>
        </draw:path>
        <draw:path draw:style-name="gr1" draw:text-style-name="P1" draw:layer="layout" svg:width="1.637cm" svg:height="6.209cm" svg:x="14.552cm" svg:y="41.553cm" svg:viewBox="0 0 1638 6210" svg:d="M1638 6210c-264-995-1375-5215-1638-6210">
          <text:p/>
        </draw:path>
        <draw:path draw:style-name="gr1" draw:text-style-name="P1" draw:layer="layout" svg:width="13.13cm" svg:height="6.209cm" svg:x="16.691cm" svg:y="41.553cm" svg:viewBox="0 0 13131 6210" svg:d="M0 6210c2103-996 11025-5216 13131-6210">
          <text:p/>
        </draw:path>
        <draw:path draw:style-name="gr1" draw:text-style-name="P1" draw:layer="layout" svg:width="32.826cm" svg:height="6.215cm" svg:x="17.361cm" svg:y="41.546cm" svg:viewBox="0 0 32827 6216" svg:d="M0 6216c5262-996 27572-5221 32827-6216">
          <text:p/>
        </draw:path>
        <draw:path draw:style-name="gr1" draw:text-style-name="P1" draw:layer="layout" svg:width="3.287cm" svg:height="6.209cm" svg:x="16.356cm" svg:y="41.553cm" svg:viewBox="0 0 3288 6210" svg:d="M0 6210c525-996 2761-5215 3288-6210">
          <text:p/>
        </draw:path>
        <draw:path draw:style-name="gr1" draw:text-style-name="P1" draw:layer="layout" svg:width="27.896cm" svg:height="6.209cm" svg:x="17.192cm" svg:y="41.553cm" svg:viewBox="0 0 27897 6210" svg:d="M0 6210c4469-996 23423-5216 27897-6210">
          <text:p/>
        </draw:path>
        <draw:path draw:style-name="gr1" draw:text-style-name="P1" draw:layer="layout" svg:width="22.973cm" svg:height="6.209cm" svg:x="17.025cm" svg:y="41.553cm" svg:viewBox="0 0 22974 6210" svg:d="M0 6210c3681-996 19290-5215 22974-6210">
          <text:p/>
        </draw:path>
        <draw:path draw:style-name="gr1" draw:text-style-name="P1" draw:layer="layout" svg:width="18.053cm" svg:height="6.209cm" svg:x="16.858cm" svg:y="41.553cm" svg:viewBox="0 0 18054 6210" svg:d="M0 6210c2892-996 15157-5216 18054-6210">
          <text:p/>
        </draw:path>
        <draw:path draw:style-name="gr1" draw:text-style-name="P1" draw:layer="layout" svg:width="8.21cm" svg:height="6.209cm" svg:x="16.523cm" svg:y="41.553cm" svg:viewBox="0 0 8211 6210" svg:d="M0 6210c1314-996 6894-5215 8211-6210">
          <text:p/>
        </draw:path>
        <draw:path draw:style-name="gr1" draw:text-style-name="P1" draw:layer="layout" svg:width="6.262cm" svg:height="6.209cm" svg:x="14.894cm" svg:y="41.553cm" svg:viewBox="0 0 6263 6210" svg:d="M6263 6210c-1002-997-5260-5214-6263-6210">
          <text:p/>
        </draw:path>
        <draw:path draw:style-name="gr1" draw:text-style-name="P1" draw:layer="layout" svg:width="8.502cm" svg:height="6.209cm" svg:x="21.661cm" svg:y="41.553cm" svg:viewBox="0 0 8503 6210" svg:d="M0 6210c1362-995 7140-5215 8503-6210">
          <text:p/>
        </draw:path>
        <draw:path draw:style-name="gr1" draw:text-style-name="P1" draw:layer="layout" svg:width="28.19cm" svg:height="6.209cm" svg:x="22.327cm" svg:y="41.553cm" svg:viewBox="0 0 28191 6210" svg:d="M0 6210c4517-996 23670-5215 28191-6210">
          <text:p/>
        </draw:path>
        <draw:path draw:style-name="gr1" draw:text-style-name="P1" draw:layer="layout" svg:width="1.341cm" svg:height="6.209cm" svg:x="19.985cm" svg:y="41.553cm" svg:viewBox="0 0 1342 6210" svg:d="M1342 6210c-214-996-1129-5214-1342-6210">
          <text:p/>
        </draw:path>
        <draw:path draw:style-name="gr1" draw:text-style-name="P1" draw:layer="layout" svg:width="23.269cm" svg:height="6.209cm" svg:x="22.162cm" svg:y="41.553cm" svg:viewBox="0 0 23270 6210" svg:d="M0 6210c3727-997 19537-5217 23270-6210">
          <text:p/>
        </draw:path>
        <draw:path draw:style-name="gr1" draw:text-style-name="P1" draw:layer="layout" svg:width="18.348cm" svg:height="6.209cm" svg:x="21.992cm" svg:y="41.553cm" svg:viewBox="0 0 18349 6210" svg:d="M0 6210c2939-996 15406-5216 18349-6210">
          <text:p/>
        </draw:path>
        <draw:path draw:style-name="gr1" draw:text-style-name="P1" draw:layer="layout" svg:width="13.423cm" svg:height="6.209cm" svg:x="21.826cm" svg:y="41.553cm" svg:viewBox="0 0 13424 6210" svg:d="M0 6210c2150-996 11272-5214 13424-6210">
          <text:p/>
        </draw:path>
        <draw:path draw:style-name="gr1" draw:text-style-name="P1" draw:layer="layout" svg:width="3.581cm" svg:height="6.209cm" svg:x="21.491cm" svg:y="41.553cm" svg:viewBox="0 0 3582 6210" svg:d="M0 6210c575-995 3009-5215 3582-6210">
          <text:p/>
        </draw:path>
        <draw:path draw:style-name="gr1" draw:text-style-name="P1" draw:layer="layout" svg:width="34.022cm" svg:height="6.209cm" svg:x="16.944cm" svg:y="41.553cm" svg:viewBox="0 0 34023 6210" svg:d="M34023 6210c-5451-997-28566-5217-34023-6210">
          <text:p/>
        </draw:path>
        <draw:path draw:style-name="gr1" draw:text-style-name="P1" draw:layer="layout" svg:width="19.255cm" svg:height="6.209cm" svg:x="32.212cm" svg:y="41.553cm" svg:viewBox="0 0 19256 6210" svg:d="M19256 6210c-3084-998-16168-5216-19256-6210">
          <text:p/>
        </draw:path>
        <draw:path draw:style-name="gr1" draw:text-style-name="P1" draw:layer="layout" svg:width="0.43cm" svg:height="6.209cm" svg:x="52.137cm" svg:y="41.553cm" svg:viewBox="0 0 431 6210" svg:d="M0 6210c67-996 362-5215 431-6210">
          <text:p/>
        </draw:path>
        <draw:path draw:style-name="gr1" draw:text-style-name="P1" draw:layer="layout" svg:width="29.101cm" svg:height="6.209cm" svg:x="22.035cm" svg:y="41.553cm" svg:viewBox="0 0 29102 6210" svg:d="M29102 6210c-4663-996-24436-5214-29102-6210">
          <text:p/>
        </draw:path>
        <draw:path draw:style-name="gr1" draw:text-style-name="P1" draw:layer="layout" svg:width="4.491cm" svg:height="6.209cm" svg:x="47.48cm" svg:y="41.553cm" svg:viewBox="0 0 4492 6210" svg:d="M4492 6210c-722-994-3774-5214-4492-6210">
          <text:p/>
        </draw:path>
        <draw:path draw:style-name="gr1" draw:text-style-name="P1" draw:layer="layout" svg:width="9.412cm" svg:height="6.209cm" svg:x="42.39cm" svg:y="41.553cm" svg:viewBox="0 0 9413 6210" svg:d="M9413 6210c-1509-995-7905-5214-9413-6210">
          <text:p/>
        </draw:path>
        <draw:path draw:style-name="gr1" draw:text-style-name="P1" draw:layer="layout" svg:width="14.334cm" svg:height="6.209cm" svg:x="37.303cm" svg:y="41.553cm" svg:viewBox="0 0 14335 6210" svg:d="M14335 6210c-2298-993-12037-5215-14335-6210">
          <text:p/>
        </draw:path>
        <draw:path draw:style-name="gr1" draw:text-style-name="P1" draw:layer="layout" svg:width="24.18cm" svg:height="6.209cm" svg:x="27.122cm" svg:y="41.553cm" svg:viewBox="0 0 24181 6210" svg:d="M24181 6210c-3874-997-20303-5216-24181-6210">
          <text:p/>
        </draw:path>
        <draw:path draw:style-name="gr1" draw:text-style-name="P1" draw:layer="layout" svg:width="20.14cm" svg:height="6.209cm" svg:x="15.921cm" svg:y="41.553cm" svg:viewBox="0 0 20141 6210" svg:d="M20141 6210c-3228-996-16913-5213-20141-6210">
          <text:p/>
        </draw:path>
        <draw:path draw:style-name="gr1" draw:text-style-name="P1" draw:layer="layout" svg:width="5.376cm" svg:height="6.209cm" svg:x="31.186cm" svg:y="41.553cm" svg:viewBox="0 0 5377 6210" svg:d="M5377 6210c-860-997-4514-5216-5377-6210">
          <text:p/>
        </draw:path>
        <draw:path draw:style-name="gr1" draw:text-style-name="P1" draw:layer="layout" svg:width="14.312cm" svg:height="6.209cm" svg:x="37.232cm" svg:y="41.553cm" svg:viewBox="0 0 14313 6210" svg:d="M0 6210c2293-995 12017-5216 14313-6210">
          <text:p/>
        </draw:path>
        <draw:path draw:style-name="gr1" draw:text-style-name="P1" draw:layer="layout" svg:width="15.222cm" svg:height="6.209cm" svg:x="21.008cm" svg:y="41.553cm" svg:viewBox="0 0 15223 6210" svg:d="M15223 6210c-2440-995-12782-5215-15223-6210">
          <text:p/>
        </draw:path>
        <draw:path draw:style-name="gr1" draw:text-style-name="P1" draw:layer="layout" svg:width="9.387cm" svg:height="6.209cm" svg:x="37.066cm" svg:y="41.553cm" svg:viewBox="0 0 9388 6210" svg:d="M0 6210c1503-996 7882-5216 9388-6210">
          <text:p/>
        </draw:path>
        <draw:path draw:style-name="gr1" draw:text-style-name="P1" draw:layer="layout" svg:width="4.47cm" svg:height="6.209cm" svg:x="36.897cm" svg:y="41.553cm" svg:viewBox="0 0 4471 6210" svg:d="M0 6210c716-995 3752-5216 4471-6210">
          <text:p/>
        </draw:path>
        <draw:path draw:style-name="gr1" draw:text-style-name="P1" draw:layer="layout" svg:width="0.455cm" svg:height="6.209cm" svg:x="36.276cm" svg:y="41.553cm" svg:viewBox="0 0 456 6210" svg:d="M456 6210c-73-995-382-5215-456-6210">
          <text:p/>
        </draw:path>
        <draw:path draw:style-name="gr1" draw:text-style-name="P1" draw:layer="layout" svg:width="10.298cm" svg:height="6.209cm" svg:x="26.099cm" svg:y="41.553cm" svg:viewBox="0 0 10299 6210" svg:d="M10299 6210c-1650-995-8648-5215-10299-6210">
          <text:p/>
        </draw:path>
        <draw:path draw:style-name="gr1" draw:text-style-name="P1" draw:layer="layout" svg:width="29.394cm" svg:height="6.209cm" svg:x="16.605cm" svg:y="41.553cm" svg:viewBox="0 0 29395 6210" svg:d="M29395 6210c-4711-994-24683-5214-29395-6210">
          <text:p/>
        </draw:path>
        <draw:path draw:style-name="gr1" draw:text-style-name="P1" draw:layer="layout" svg:width="14.63cm" svg:height="6.209cm" svg:x="31.87cm" svg:y="41.553cm" svg:viewBox="0 0 14631 6210" svg:d="M14631 6210c-2344-995-12284-5217-14631-6210">
          <text:p/>
        </draw:path>
        <draw:path draw:style-name="gr1" draw:text-style-name="P1" draw:layer="layout" svg:width="5.055cm" svg:height="6.209cm" svg:x="47.17cm" svg:y="41.553cm" svg:viewBox="0 0 5056 6210" svg:d="M0 6210c808-996 4246-5214 5056-6210">
          <text:p/>
        </draw:path>
        <draw:path draw:style-name="gr1" draw:text-style-name="P1" draw:layer="layout" svg:width="24.472cm" svg:height="6.209cm" svg:x="21.692cm" svg:y="41.553cm" svg:viewBox="0 0 24473 6210" svg:d="M24473 6210c-3922-995-20549-5216-24473-6210">
          <text:p/>
        </draw:path>
        <draw:path draw:style-name="gr1" draw:text-style-name="P1" draw:layer="layout" svg:width="0.137cm" svg:height="6.209cm" svg:x="47.001cm" svg:y="41.553cm" svg:viewBox="0 0 138 6210" svg:d="M0 6210c21-995 116-5215 138-6210">
          <text:p/>
        </draw:path>
        <draw:path draw:style-name="gr1" draw:text-style-name="P1" draw:layer="layout" svg:width="4.787cm" svg:height="6.209cm" svg:x="42.048cm" svg:y="41.553cm" svg:viewBox="0 0 4788 6210" svg:d="M4788 6210c-768-995-4021-5215-4788-6210">
          <text:p/>
        </draw:path>
        <draw:path draw:style-name="gr1" draw:text-style-name="P1" draw:layer="layout" svg:width="9.709cm" svg:height="6.209cm" svg:x="36.961cm" svg:y="41.553cm" svg:viewBox="0 0 9710 6210" svg:d="M9710 6210c-1557-993-8155-5213-9710-6210">
          <text:p/>
        </draw:path>
        <draw:path draw:style-name="gr1" draw:text-style-name="P1" draw:layer="layout" svg:width="19.551cm" svg:height="6.209cm" svg:x="26.783cm" svg:y="41.553cm" svg:viewBox="0 0 19552 6210" svg:d="M19552 6210c-3134-993-16417-5215-19552-6210">
          <text:p/>
        </draw:path>
        <draw:path draw:style-name="gr1" draw:text-style-name="P1" draw:layer="layout" svg:width="3.162cm" svg:height="6.209cm" svg:x="11.136cm" svg:y="41.553cm" svg:viewBox="0 0 3163 6210" svg:d="M0 6210c506-995 2655-5215 3163-6210">
          <text:p/>
        </draw:path>
        <draw:path draw:style-name="gr1" draw:text-style-name="P1" draw:layer="layout" svg:width="17.926cm" svg:height="6.209cm" svg:x="11.637cm" svg:y="41.553cm" svg:viewBox="0 0 17927 6210" svg:d="M0 6210c2872-995 15052-5215 17927-6210">
          <text:p/>
        </draw:path>
        <draw:path draw:style-name="gr1" draw:text-style-name="P1" draw:layer="layout" svg:width="37.733cm" svg:height="6.285cm" svg:x="12.248cm" svg:y="41.514cm" svg:viewBox="0 0 37734 6286" svg:d="M0 6286c5989-998 31744-5289 37734-6286">
          <text:p/>
        </draw:path>
        <draw:path draw:style-name="gr1" draw:text-style-name="P1" draw:layer="layout" svg:width="8.082cm" svg:height="6.209cm" svg:x="11.303cm" svg:y="41.553cm" svg:viewBox="0 0 8083 6210" svg:d="M0 6210c1295-995 6787-5214 8083-6210">
          <text:p/>
        </draw:path>
        <draw:path draw:style-name="gr1" draw:text-style-name="P1" draw:layer="layout" svg:width="32.702cm" svg:height="6.215cm" svg:x="12.14cm" svg:y="41.546cm" svg:viewBox="0 0 32703 6216" svg:d="M0 6216c5242-996 27469-5220 32703-6216">
          <text:p/>
        </draw:path>
        <draw:path draw:style-name="gr1" draw:text-style-name="P1" draw:layer="layout" svg:width="27.778cm" svg:height="6.215cm" svg:x="11.973cm" svg:y="41.546cm" svg:viewBox="0 0 27779 6216" svg:d="M0 6216c4453-996 23332-5221 27779-6216">
          <text:p/>
        </draw:path>
        <draw:path draw:style-name="gr1" draw:text-style-name="P1" draw:layer="layout" svg:width="22.849cm" svg:height="6.209cm" svg:x="11.804cm" svg:y="41.553cm" svg:viewBox="0 0 22850 6210" svg:d="M0 6210c3661-995 19185-5216 22850-6210">
          <text:p/>
        </draw:path>
        <draw:path draw:style-name="gr1" draw:text-style-name="P1" draw:layer="layout" svg:width="13.006cm" svg:height="6.209cm" svg:x="11.47cm" svg:y="41.553cm" svg:viewBox="0 0 13007 6210" svg:d="M0 6210c2084-995 10922-5215 13007-6210">
          <text:p/>
        </draw:path>
        <draw:path draw:style-name="gr1" draw:text-style-name="P1" draw:layer="layout" svg:width="10.89cm" svg:height="6.209cm" svg:x="15.236cm" svg:y="41.553cm" svg:viewBox="0 0 10891 6210" svg:d="M10891 6210c-1745-995-9145-5216-10891-6210">
          <text:p/>
        </draw:path>
        <draw:path draw:style-name="gr1" draw:text-style-name="P1" draw:layer="layout" svg:width="3.877cm" svg:height="6.209cm" svg:x="26.628cm" svg:y="41.553cm" svg:viewBox="0 0 3878 6210" svg:d="M0 6210c621-995 3255-5216 3878-6210">
          <text:p/>
        </draw:path>
        <draw:path draw:style-name="gr1" draw:text-style-name="P1" draw:layer="layout" svg:width="23.566cm" svg:height="6.209cm" svg:x="27.295cm" svg:y="41.553cm" svg:viewBox="0 0 23567 6210" svg:d="M0 6210c3777-994 19787-5216 23567-6210">
          <text:p/>
        </draw:path>
        <draw:path draw:style-name="gr1" draw:text-style-name="P1" draw:layer="layout" svg:width="5.965cm" svg:height="6.209cm" svg:x="20.327cm" svg:y="41.553cm" svg:viewBox="0 0 5966 6210" svg:d="M5966 6210c-955-996-5010-5215-5966-6210">
          <text:p/>
        </draw:path>
        <draw:path draw:style-name="gr1" draw:text-style-name="P1" draw:layer="layout" svg:width="18.641cm" svg:height="6.209cm" svg:x="27.129cm" svg:y="41.553cm" svg:viewBox="0 0 18642 6210" svg:d="M0 6210c2987-994 15652-5216 18642-6210">
          <text:p/>
        </draw:path>
        <draw:path draw:style-name="gr1" draw:text-style-name="P1" draw:layer="layout" svg:width="13.72cm" svg:height="6.209cm" svg:x="26.963cm" svg:y="41.553cm" svg:viewBox="0 0 13721 6210" svg:d="M0 6210c2198-995 11521-5215 13721-6210">
          <text:p/>
        </draw:path>
        <draw:path draw:style-name="gr1" draw:text-style-name="P1" draw:layer="layout" svg:width="8.798cm" svg:height="6.209cm" svg:x="26.794cm" svg:y="41.553cm" svg:viewBox="0 0 8799 6210" svg:d="M0 6210c1411-994 7388-5214 8799-6210">
          <text:p/>
        </draw:path>
        <draw:path draw:style-name="gr1" draw:text-style-name="P1" draw:layer="layout" svg:width="1.044cm" svg:height="6.209cm" svg:x="25.414cm" svg:y="41.553cm" svg:viewBox="0 0 1045 6210" svg:d="M1045 6210c-165-996-879-5215-1045-6210">
          <text:p/>
        </draw:path>
        <draw:path draw:style-name="gr1" draw:text-style-name="P1" draw:layer="layout" svg:width="24.769cm" svg:height="6.209cm" svg:x="16.263cm" svg:y="41.553cm" svg:viewBox="0 0 24770 6210" svg:d="M24770 6210c-3970-993-20799-5215-24770-6210">
          <text:p/>
        </draw:path>
        <draw:path draw:style-name="gr1" draw:text-style-name="P1" draw:layer="layout" svg:width="10.005cm" svg:height="6.209cm" svg:x="31.528cm" svg:y="41.553cm" svg:viewBox="0 0 10006 6210" svg:d="M10006 6210c-1604-995-8402-5215-10006-6210">
          <text:p/>
        </draw:path>
        <draw:path draw:style-name="gr1" draw:text-style-name="P1" draw:layer="layout" svg:width="9.683cm" svg:height="6.209cm" svg:x="42.2cm" svg:y="41.553cm" svg:viewBox="0 0 9684 6210" svg:d="M0 6210c1552-994 8131-5215 9684-6210">
          <text:p/>
        </draw:path>
        <draw:path draw:style-name="gr1" draw:text-style-name="P1" draw:layer="layout" svg:width="19.848cm" svg:height="6.209cm" svg:x="21.35cm" svg:y="41.553cm" svg:viewBox="0 0 19849 6210" svg:d="M19849 6210c-3181-995-16666-5217-19849-6210">
          <text:p/>
        </draw:path>
        <draw:path draw:style-name="gr1" draw:text-style-name="P1" draw:layer="layout" svg:width="4.762cm" svg:height="6.209cm" svg:x="42.034cm" svg:y="41.553cm" svg:viewBox="0 0 4763 6210" svg:d="M0 6210c762-996 4000-5214 4763-6210">
          <text:p/>
        </draw:path>
        <draw:path draw:style-name="gr1" draw:text-style-name="P1" draw:layer="layout" svg:width="0.163cm" svg:height="6.209cm" svg:x="41.706cm" svg:y="41.553cm" svg:viewBox="0 0 164 6210" svg:d="M164 6210c-27-995-137-5215-164-6210">
          <text:p/>
        </draw:path>
        <draw:path draw:style-name="gr1" draw:text-style-name="P1" draw:layer="layout" svg:width="5.08cm" svg:height="6.209cm" svg:x="36.618cm" svg:y="41.553cm" svg:viewBox="0 0 5081 6210" svg:d="M5081 6210c-814-995-4267-5215-5081-6210">
          <text:p/>
        </draw:path>
        <draw:path draw:style-name="gr1" draw:text-style-name="P1" draw:layer="layout" svg:width="14.923cm" svg:height="6.209cm" svg:x="26.441cm" svg:y="41.553cm" svg:viewBox="0 0 14924 6210" svg:d="M14924 6210c-2391-996-12532-5213-14924-6210">
          <text:p/>
        </draw:path>
        <draw:path draw:style-name="gr2" draw:text-style-name="P1" draw:layer="layout" svg:width="3.781cm" svg:height="5.574cm" svg:x="89.179cm" svg:y="31.028cm" svg:viewBox="0 0 3782 5575" svg:d="M3782 5575c-607-893-3177-4681-3782-5575">
          <text:p/>
        </draw:path>
        <draw:path draw:style-name="gr2" draw:text-style-name="P1" draw:layer="layout" svg:width="1.454cm" svg:height="5.574cm" svg:x="93.13cm" svg:y="31.028cm" svg:viewBox="0 0 1455 5575" svg:d="M0 5575c230-894 1223-4682 1455-5575">
          <text:p/>
        </draw:path>
        <draw:path draw:style-name="gr3" draw:text-style-name="P1" draw:layer="layout" svg:width="0.798cm" svg:height="7.479cm" svg:x="61.531cm" svg:y="31.028cm" svg:viewBox="0 0 799 7480" svg:d="M0 7480c126-1199 672-6281 799-7480">
          <text:p/>
        </draw:path>
        <draw:path draw:style-name="gr3" draw:text-style-name="P1" draw:layer="layout" svg:width="5.948cm" svg:height="7.479cm" svg:x="61.743cm" svg:y="31.028cm" svg:viewBox="0 0 5949 7480" svg:d="M0 7480c951-1200 4996-6280 5949-7480">
          <text:p/>
        </draw:path>
        <draw:path draw:style-name="gr3" draw:text-style-name="P1" draw:layer="layout" svg:width="11.19cm" svg:height="7.479cm" svg:x="61.909cm" svg:y="31.028cm" svg:viewBox="0 0 11191 7480" svg:d="M0 7480c1792-1199 9395-6283 11191-7480">
          <text:p/>
        </draw:path>
        <draw:path draw:style-name="gr3" draw:text-style-name="P1" draw:layer="layout" svg:width="16.429cm" svg:height="7.479cm" svg:x="62.075cm" svg:y="31.028cm" svg:viewBox="0 0 16430 7480" svg:d="M0 7480c2633-1198 13796-6281 16430-7480">
          <text:p/>
        </draw:path>
        <draw:path draw:style-name="gr2" draw:text-style-name="P1" draw:layer="layout" svg:width="14.943cm" svg:height="8.056cm" svg:x="116.492cm" svg:y="31.028cm" svg:viewBox="0 0 14944 8057" svg:d="M0 8057c2395-1291 12546-6768 14944-8057">
          <text:p/>
        </draw:path>
        <draw:path draw:style-name="gr2" draw:text-style-name="P1" draw:layer="layout" svg:width="44.474cm" svg:height="8.056cm" svg:x="117.494cm" svg:y="31.028cm" svg:viewBox="0 0 44475 8057" svg:d="M0 8057c7128-1290 37342-6766 44475-8057">
          <text:p/>
        </draw:path>
        <draw:path draw:style-name="gr2" draw:text-style-name="P1" draw:layer="layout" svg:width="34.628cm" svg:height="8.056cm" svg:x="117.163cm" svg:y="31.028cm" svg:viewBox="0 0 34629 8057" svg:d="M0 8057c5549-1291 29074-6768 34629-8057">
          <text:p/>
        </draw:path>
        <draw:path draw:style-name="gr2" draw:text-style-name="P1" draw:layer="layout" svg:width="39.55cm" svg:height="8.056cm" svg:x="117.328cm" svg:y="31.028cm" svg:viewBox="0 0 39551 8057" svg:d="M0 8057c6338-1290 33209-6766 39551-8057">
          <text:p/>
        </draw:path>
        <draw:path draw:style-name="gr2" draw:text-style-name="P1" draw:layer="layout" svg:width="29.707cm" svg:height="8.056cm" svg:x="116.993cm" svg:y="31.028cm" svg:viewBox="0 0 29708 8057" svg:d="M0 8057c4761-1290 24945-6765 29708-8057">
          <text:p/>
        </draw:path>
        <draw:path draw:style-name="gr2" draw:text-style-name="P1" draw:layer="layout" svg:width="10.019cm" svg:height="8.056cm" svg:x="116.326cm" svg:y="31.028cm" svg:viewBox="0 0 10020 8057" svg:d="M0 8057c1605-1291 8415-6765 10020-8057">
          <text:p/>
        </draw:path>
        <draw:path draw:style-name="gr2" draw:text-style-name="P1" draw:layer="layout" svg:width="19.861cm" svg:height="8.056cm" svg:x="116.661cm" svg:y="31.028cm" svg:viewBox="0 0 19862 8057" svg:d="M0 8057c3182-1292 16676-6766 19862-8057">
          <text:p/>
        </draw:path>
        <draw:path draw:style-name="gr2" draw:text-style-name="P1" draw:layer="layout" svg:width="24.786cm" svg:height="8.056cm" svg:x="116.827cm" svg:y="31.028cm" svg:viewBox="0 0 24787 8057" svg:d="M0 8057c3972-1291 20812-6766 24787-8057">
          <text:p/>
        </draw:path>
        <draw:path draw:style-name="gr2" draw:text-style-name="P1" draw:layer="layout" svg:width="10.386cm" svg:height="8.056cm" svg:x="121.389cm" svg:y="31.028cm" svg:viewBox="0 0 10387 8057" svg:d="M0 8057c1665-1290 8723-6764 10387-8057">
          <text:p/>
        </draw:path>
        <draw:path draw:style-name="gr2" draw:text-style-name="P1" draw:layer="layout" svg:width="39.917cm" svg:height="8.056cm" svg:x="122.394cm" svg:y="31.028cm" svg:viewBox="0 0 39918 8057" svg:d="M0 8057c6396-1291 33515-6768 39918-8057">
          <text:p/>
        </draw:path>
        <draw:path draw:style-name="gr2" draw:text-style-name="P1" draw:layer="layout" svg:width="30.074cm" svg:height="8.056cm" svg:x="122.059cm" svg:y="31.028cm" svg:viewBox="0 0 30075 8057" svg:d="M0 8057c4819-1291 25251-6766 30075-8057">
          <text:p/>
        </draw:path>
        <draw:path draw:style-name="gr2" draw:text-style-name="P1" draw:layer="layout" svg:width="34.995cm" svg:height="8.056cm" svg:x="122.225cm" svg:y="31.028cm" svg:viewBox="0 0 34996 8057" svg:d="M0 8057c5608-1290 29385-6765 34996-8057">
          <text:p/>
        </draw:path>
        <draw:path draw:style-name="gr2" draw:text-style-name="P1" draw:layer="layout" svg:width="25.149cm" svg:height="8.056cm" svg:x="121.893cm" svg:y="31.028cm" svg:viewBox="0 0 25150 8057" svg:d="M0 8057c4029-1292 21117-6766 25150-8057">
          <text:p/>
        </draw:path>
        <draw:path draw:style-name="gr2" draw:text-style-name="P1" draw:layer="layout" svg:width="5.464cm" svg:height="8.056cm" svg:x="121.223cm" svg:y="31.028cm" svg:viewBox="0 0 5465 8057" svg:d="M0 8057c875-1291 4589-6766 5465-8057">
          <text:p/>
        </draw:path>
        <draw:path draw:style-name="gr2" draw:text-style-name="P1" draw:layer="layout" svg:width="15.307cm" svg:height="8.056cm" svg:x="121.558cm" svg:y="31.028cm" svg:viewBox="0 0 15308 8057" svg:d="M0 8057c2452-1292 12853-6767 15308-8057">
          <text:p/>
        </draw:path>
        <draw:path draw:style-name="gr2" draw:text-style-name="P1" draw:layer="layout" svg:width="20.228cm" svg:height="8.056cm" svg:x="121.724cm" svg:y="31.028cm" svg:viewBox="0 0 20229 8057" svg:d="M0 8057c3242-1290 16986-6765 20229-8057">
          <text:p/>
        </draw:path>
        <draw:path draw:style-name="gr2" draw:text-style-name="P1" draw:layer="layout" svg:width="5.828cm" svg:height="8.056cm" svg:x="126.289cm" svg:y="31.028cm" svg:viewBox="0 0 5829 8057" svg:d="M0 8057c932-1292 4895-6765 5829-8057">
          <text:p/>
        </draw:path>
        <draw:path draw:style-name="gr2" draw:text-style-name="P1" draw:layer="layout" svg:width="35.359cm" svg:height="8.056cm" svg:x="127.291cm" svg:y="31.028cm" svg:viewBox="0 0 35360 8057" svg:d="M0 8057c5666-1291 29691-6764 35360-8057">
          <text:p/>
        </draw:path>
        <draw:path draw:style-name="gr2" draw:text-style-name="P1" draw:layer="layout" svg:width="25.516cm" svg:height="8.056cm" svg:x="126.956cm" svg:y="31.028cm" svg:viewBox="0 0 25517 8057" svg:d="M0 8057c4089-1290 21425-6765 25517-8057">
          <text:p/>
        </draw:path>
        <draw:path draw:style-name="gr2" draw:text-style-name="P1" draw:layer="layout" svg:width="30.437cm" svg:height="8.056cm" svg:x="127.125cm" svg:y="31.028cm" svg:viewBox="0 0 30438 8057" svg:d="M0 8057c4877-1292 25557-6766 30438-8057">
          <text:p/>
        </draw:path>
        <draw:path draw:style-name="gr2" draw:text-style-name="P1" draw:layer="layout" svg:width="20.595cm" svg:height="8.056cm" svg:x="126.79cm" svg:y="31.028cm" svg:viewBox="0 0 20596 8057" svg:d="M0 8057c3300-1292 17293-6767 20596-8057">
          <text:p/>
        </draw:path>
        <draw:path draw:style-name="gr2" draw:text-style-name="P1" draw:layer="layout" svg:width="0.91cm" svg:height="8.056cm" svg:x="126.12cm" svg:y="31.028cm" svg:viewBox="0 0 911 8057" svg:d="M0 8057c145-1291 764-6766 911-8057">
          <text:p/>
        </draw:path>
        <draw:path draw:style-name="gr2" draw:text-style-name="P1" draw:layer="layout" svg:width="10.752cm" svg:height="8.056cm" svg:x="126.455cm" svg:y="31.028cm" svg:viewBox="0 0 10753 8057" svg:d="M0 8057c1722-1291 9029-6765 10753-8057">
          <text:p/>
        </draw:path>
        <draw:path draw:style-name="gr2" draw:text-style-name="P1" draw:layer="layout" svg:width="15.67cm" svg:height="8.056cm" svg:x="126.624cm" svg:y="31.028cm" svg:viewBox="0 0 15671 8057" svg:d="M0 8057c2510-1293 13159-6764 15671-8057">
          <text:p/>
        </draw:path>
        <draw:path draw:style-name="gr2" draw:text-style-name="P1" draw:layer="layout" svg:width="42.232cm" svg:height="9.124cm" svg:x="134.279cm" svg:y="30.492cm" svg:viewBox="0 0 42233 9125" svg:d="M42233 9125c-5712-1234-36525-7892-42233-9125">
          <text:p/>
        </draw:path>
        <draw:path draw:style-name="gr2" draw:text-style-name="P1" draw:layer="layout" svg:width="10.701cm" svg:height="8.355cm" svg:x="165.814cm" svg:y="30.876cm" svg:viewBox="0 0 10702 8356" svg:d="M10702 8356c-1649-1287-9054-7070-10702-8356">
          <text:p/>
        </draw:path>
        <draw:path draw:style-name="gr2" draw:text-style-name="P1" draw:layer="layout" svg:width="21.203cm" svg:height="8.666cm" svg:x="155.308cm" svg:y="30.721cm" svg:viewBox="0 0 21204 8667" svg:d="M21204 8667c-3115-1274-18089-7392-21204-8667">
          <text:p/>
        </draw:path>
        <draw:path draw:style-name="gr2" draw:text-style-name="P1" draw:layer="layout" svg:width="15.961cm" svg:height="8.523cm" svg:x="160.561cm" svg:y="30.795cm" svg:viewBox="0 0 15962 8524" svg:d="M15962 8524c-2398-1279-13562-7242-15962-8524">
          <text:p/>
        </draw:path>
        <draw:path draw:style-name="gr2" draw:text-style-name="P1" draw:layer="layout" svg:width="26.473cm" svg:height="8.805cm" svg:x="150.041cm" svg:y="30.65cm" svg:viewBox="0 0 26474 8806" svg:d="M26474 8806c-3803-1266-22676-7544-26474-8806">
          <text:p/>
        </draw:path>
        <draw:path draw:style-name="gr2" draw:text-style-name="P1" draw:layer="layout" svg:width="47.492cm" svg:height="9.212cm" svg:x="129.023cm" svg:y="30.45cm" svg:viewBox="0 0 47493 9213" svg:d="M47493 9213c-6300-1223-41190-7990-47493-9213">
          <text:p/>
        </draw:path>
        <draw:path draw:style-name="gr2" draw:text-style-name="P1" draw:layer="layout" svg:width="36.983cm" svg:height="9.029cm" svg:x="139.535cm" svg:y="30.541cm" svg:viewBox="0 0 36984 9030" svg:d="M36984 9030c-5093-1245-31885-7785-36984-9030">
          <text:p/>
        </draw:path>
        <draw:path draw:style-name="gr2" draw:text-style-name="P1" draw:layer="layout" svg:width="31.723cm" svg:height="8.919cm" svg:x="144.788cm" svg:y="30.594cm" svg:viewBox="0 0 31724 8920" svg:d="M31724 8920c-4465-1256-27267-7666-31724-8920">
          <text:p/>
        </draw:path>
        <draw:path draw:style-name="gr2" draw:text-style-name="P1" draw:layer="layout" svg:width="36.997cm" svg:height="8.916cm" svg:x="134.282cm" svg:y="30.598cm" svg:viewBox="0 0 36998 8917" svg:d="M36998 8917c-5205-1255-31787-7661-36998-8917">
          <text:p/>
        </draw:path>
        <draw:path draw:style-name="gr2" draw:text-style-name="P1" draw:layer="layout" svg:width="5.656cm" svg:height="8.063cm" svg:x="165.715cm" svg:y="31.021cm" svg:viewBox="0 0 5657 8064" svg:d="M5657 8064c-906-1292-4752-6774-5657-8064">
          <text:p/>
        </draw:path>
        <draw:path draw:style-name="gr2" draw:text-style-name="P1" draw:layer="layout" svg:width="15.971cm" svg:height="8.343cm" svg:x="155.304cm" svg:y="30.883cm" svg:viewBox="0 0 15972 8344" svg:d="M15972 8344c-2466-1286-13507-7058-15972-8344">
          <text:p/>
        </draw:path>
        <draw:path draw:style-name="gr2" draw:text-style-name="P1" draw:layer="layout" svg:width="10.715cm" svg:height="8.15cm" svg:x="160.565cm" svg:y="30.982cm" svg:viewBox="0 0 10716 8151" svg:d="M10716 8151c-1697-1290-9018-6860-10716-8151">
          <text:p/>
        </draw:path>
        <draw:path draw:style-name="gr2" draw:text-style-name="P1" draw:layer="layout" svg:width="21.235cm" svg:height="8.517cm" svg:x="150.045cm" svg:y="30.795cm" svg:viewBox="0 0 21236 8518" svg:d="M21236 8518c-3195-1282-18043-7238-21236-8518">
          <text:p/>
        </draw:path>
        <draw:path draw:style-name="gr2" draw:text-style-name="P1" draw:layer="layout" svg:width="42.253cm" svg:height="9.024cm" svg:x="129.019cm" svg:y="30.541cm" svg:viewBox="0 0 42254 9025" svg:d="M42254 9025c-5832-1247-36429-7782-42254-9025">
          <text:p/>
        </draw:path>
        <draw:path draw:style-name="gr2" draw:text-style-name="P1" draw:layer="layout" svg:width="31.747cm" svg:height="8.799cm" svg:x="139.535cm" svg:y="30.658cm" svg:viewBox="0 0 31748 8800" svg:d="M31748 8800c-4559-1264-27184-7535-31748-8800">
          <text:p/>
        </draw:path>
        <draw:path draw:style-name="gr2" draw:text-style-name="P1" draw:layer="layout" svg:width="26.491cm" svg:height="8.666cm" svg:x="144.788cm" svg:y="30.721cm" svg:viewBox="0 0 26492 8667" svg:d="M26492 8667c-3894-1273-22599-7393-26492-8667">
          <text:p/>
        </draw:path>
        <draw:path draw:style-name="gr2" draw:text-style-name="P1" draw:layer="layout" svg:width="7.839cm" svg:height="8.056cm" svg:x="133.143cm" svg:y="31.028cm" svg:viewBox="0 0 7840 8057" svg:d="M7840 8057c-1257-1291-6584-6766-7840-8057">
          <text:p/>
        </draw:path>
        <draw:path draw:style-name="gr2" draw:text-style-name="P1" draw:layer="layout" svg:width="21.692cm" svg:height="8.056cm" svg:x="141.984cm" svg:y="31.028cm" svg:viewBox="0 0 21693 8057" svg:d="M0 8057c3475-1293 18215-6765 21693-8057">
          <text:p/>
        </draw:path>
        <draw:path draw:style-name="gr2" draw:text-style-name="P1" draw:layer="layout" svg:width="11.849cm" svg:height="8.056cm" svg:x="141.649cm" svg:y="31.028cm" svg:viewBox="0 0 11850 8057" svg:d="M0 8057c1899-1289 9949-6766 11850-8057">
          <text:p/>
        </draw:path>
        <draw:path draw:style-name="gr2" draw:text-style-name="P1" draw:layer="layout" svg:width="16.767cm" svg:height="8.056cm" svg:x="141.818cm" svg:y="31.028cm" svg:viewBox="0 0 16768 8057" svg:d="M0 8057c2687-1290 14079-6764 16768-8057">
          <text:p/>
        </draw:path>
        <draw:path draw:style-name="gr2" draw:text-style-name="P1" draw:layer="layout" svg:width="6.925cm" svg:height="8.056cm" svg:x="141.483cm" svg:y="31.028cm" svg:viewBox="0 0 6926 8057" svg:d="M0 8057c1110-1290 5816-6766 6926-8057">
          <text:p/>
        </draw:path>
        <draw:path draw:style-name="gr2" draw:text-style-name="P1" draw:layer="layout" svg:width="12.76cm" svg:height="8.056cm" svg:x="128.053cm" svg:y="31.028cm" svg:viewBox="0 0 12761 8057" svg:d="M12761 8057c-2044-1292-10715-6766-12761-8057">
          <text:p/>
        </draw:path>
        <draw:path draw:style-name="gr2" draw:text-style-name="P1" draw:layer="layout" svg:width="2.918cm" svg:height="8.056cm" svg:x="138.23cm" svg:y="31.028cm" svg:viewBox="0 0 2919 8057" svg:d="M2919 8057c-466-1292-2450-6766-2919-8057">
          <text:p/>
        </draw:path>
        <draw:path draw:style-name="gr2" draw:text-style-name="P1" draw:layer="layout" svg:width="2.003cm" svg:height="8.056cm" svg:x="141.317cm" svg:y="31.028cm" svg:viewBox="0 0 2004 8057" svg:d="M0 8057c320-1291 1683-6765 2004-8057">
          <text:p/>
        </draw:path>
        <draw:path draw:style-name="gr1" draw:text-style-name="P1" draw:layer="layout" svg:width="3.281cm" svg:height="8.056cm" svg:x="132.801cm" svg:y="31.028cm" svg:viewBox="0 0 3282 8057" svg:d="M3282 8057c-524-1292-2755-6766-3282-8057">
          <text:p/>
        </draw:path>
        <draw:path draw:style-name="gr1" draw:text-style-name="P1" draw:layer="layout" svg:width="26.246cm" svg:height="8.056cm" svg:x="137.088cm" svg:y="31.028cm" svg:viewBox="0 0 26247 8057" svg:d="M0 8057c4205-1293 22038-6767 26247-8057">
          <text:p/>
        </draw:path>
        <draw:path draw:style-name="gr1" draw:text-style-name="P1" draw:layer="layout" svg:width="16.404cm" svg:height="8.056cm" svg:x="136.752cm" svg:y="31.028cm" svg:viewBox="0 0 16405 8057" svg:d="M0 8057c2628-1293 13775-6765 16405-8057">
          <text:p/>
        </draw:path>
        <draw:path draw:style-name="gr1" draw:text-style-name="P1" draw:layer="layout" svg:width="21.328cm" svg:height="8.056cm" svg:x="136.918cm" svg:y="31.028cm" svg:viewBox="0 0 21329 8057" svg:d="M0 8057c3417-1292 17909-6765 21329-8057">
          <text:p/>
        </draw:path>
        <draw:path draw:style-name="gr1" draw:text-style-name="P1" draw:layer="layout" svg:width="11.483cm" svg:height="8.056cm" svg:x="136.587cm" svg:y="31.028cm" svg:viewBox="0 0 11484 8057" svg:d="M0 8057c1838-1294 9642-6767 11484-8057">
          <text:p/>
        </draw:path>
        <draw:path draw:style-name="gr1" draw:text-style-name="P1" draw:layer="layout" svg:width="8.206cm" svg:height="8.056cm" svg:x="127.71cm" svg:y="31.028cm" svg:viewBox="0 0 8207 8057" svg:d="M8207 8057c-1314-1292-6890-6767-8207-8057">
          <text:p/>
        </draw:path>
        <draw:path draw:style-name="gr1" draw:text-style-name="P1" draw:layer="layout" svg:width="1.64cm" svg:height="8.056cm" svg:x="136.251cm" svg:y="31.028cm" svg:viewBox="0 0 1641 8057" svg:d="M0 8057c263-1291 1379-6765 1641-8057">
          <text:p/>
        </draw:path>
        <draw:path draw:style-name="gr1" draw:text-style-name="P1" draw:layer="layout" svg:width="6.561cm" svg:height="8.056cm" svg:x="136.417cm" svg:y="31.028cm" svg:viewBox="0 0 6562 8057" svg:d="M0 8057c1050-1292 5509-6766 6562-8057">
          <text:p/>
        </draw:path>
        <draw:path draw:style-name="gr1" draw:text-style-name="P1" draw:layer="layout" svg:width="16.948cm" svg:height="8.056cm" svg:x="133.828cm" svg:y="31.028cm" svg:viewBox="0 0 16949 8057" svg:d="M16949 8057c-2716-1291-14231-6766-16949-8057">
          <text:p/>
        </draw:path>
        <draw:path draw:style-name="gr1" draw:text-style-name="P1" draw:layer="layout" svg:width="12.579cm" svg:height="8.056cm" svg:x="151.781cm" svg:y="31.028cm" svg:viewBox="0 0 12580 8057" svg:d="M0 8057c2015-1292 10563-6765 12580-8057">
          <text:p/>
        </draw:path>
        <draw:path draw:style-name="gr1" draw:text-style-name="P1" draw:layer="layout" svg:width="2.737cm" svg:height="8.056cm" svg:x="151.446cm" svg:y="31.028cm" svg:viewBox="0 0 2738 8057" svg:d="M0 8057c438-1291 2299-6766 2738-8057">
          <text:p/>
        </draw:path>
        <draw:path draw:style-name="gr1" draw:text-style-name="P1" draw:layer="layout" svg:width="7.658cm" svg:height="8.056cm" svg:x="151.612cm" svg:y="31.028cm" svg:viewBox="0 0 7659 8057" svg:d="M0 8057c1227-1290 6432-6764 7659-8057">
          <text:p/>
        </draw:path>
        <draw:path draw:style-name="gr1" draw:text-style-name="P1" draw:layer="layout" svg:width="2.188cm" svg:height="8.056cm" svg:x="149.092cm" svg:y="31.028cm" svg:viewBox="0 0 2189 8057" svg:d="M2189 8057c-351-1291-1838-6766-2189-8057">
          <text:p/>
        </draw:path>
        <draw:path draw:style-name="gr1" draw:text-style-name="P1" draw:layer="layout" svg:width="21.883cm" svg:height="8.063cm" svg:x="128.726cm" svg:y="31.021cm" svg:viewBox="0 0 21884 8064" svg:d="M21884 8064c-3509-1291-18381-6774-21884-8064">
          <text:p/>
        </draw:path>
        <draw:path draw:style-name="gr1" draw:text-style-name="P1" draw:layer="layout" svg:width="12.03cm" svg:height="8.056cm" svg:x="138.915cm" svg:y="31.028cm" svg:viewBox="0 0 12031 8057" svg:d="M12031 8057c-1928-1291-10101-6767-12031-8057">
          <text:p/>
        </draw:path>
        <draw:path draw:style-name="gr1" draw:text-style-name="P1" draw:layer="layout" svg:width="7.106cm" svg:height="8.056cm" svg:x="144.005cm" svg:y="31.028cm" svg:viewBox="0 0 7107 8057" svg:d="M7107 8057c-1139-1291-5969-6765-7107-8057">
          <text:p/>
        </draw:path>
        <draw:path draw:style-name="gr1" draw:text-style-name="P1" draw:layer="layout" svg:width="12.394cm" svg:height="8.056cm" svg:x="133.485cm" svg:y="31.028cm" svg:viewBox="0 0 12395 8057" svg:d="M12395 8057c-1986-1291-10409-6765-12395-8057">
          <text:p/>
        </draw:path>
        <draw:path draw:style-name="gr1" draw:text-style-name="P1" draw:layer="layout" svg:width="17.137cm" svg:height="8.056cm" svg:x="146.881cm" svg:y="31.028cm" svg:viewBox="0 0 17138 8057" svg:d="M0 8057c2746-1289 14390-6766 17138-8057">
          <text:p/>
        </draw:path>
        <draw:path draw:style-name="gr1" draw:text-style-name="P1" draw:layer="layout" svg:width="7.291cm" svg:height="8.056cm" svg:x="146.549cm" svg:y="31.028cm" svg:viewBox="0 0 7292 8057" svg:d="M0 8057c1168-1291 6123-6765 7292-8057">
          <text:p/>
        </draw:path>
        <draw:path draw:style-name="gr1" draw:text-style-name="P1" draw:layer="layout" svg:width="12.213cm" svg:height="8.056cm" svg:x="146.715cm" svg:y="31.028cm" svg:viewBox="0 0 12214 8057" svg:d="M0 8057c1957-1290 10256-6765 12214-8057">
          <text:p/>
        </draw:path>
        <draw:path draw:style-name="gr1" draw:text-style-name="P1" draw:layer="layout" svg:width="2.37cm" svg:height="8.056cm" svg:x="146.38cm" svg:y="31.028cm" svg:viewBox="0 0 2371 8057" svg:d="M0 8057c380-1291 1992-6765 2371-8057">
          <text:p/>
        </draw:path>
        <draw:path draw:style-name="gr1" draw:text-style-name="P1" draw:layer="layout" svg:width="17.318cm" svg:height="8.056cm" svg:x="128.395cm" svg:y="31.028cm" svg:viewBox="0 0 17319 8057" svg:d="M17319 8057c-2776-1291-14541-6767-17319-8057">
          <text:p/>
        </draw:path>
        <draw:path draw:style-name="gr1" draw:text-style-name="P1" draw:layer="layout" svg:width="7.472cm" svg:height="8.056cm" svg:x="138.572cm" svg:y="31.028cm" svg:viewBox="0 0 7473 8057" svg:d="M7473 8057c-1196-1292-6275-6766-7473-8057">
          <text:p/>
        </draw:path>
        <draw:path draw:style-name="gr1" draw:text-style-name="P1" draw:layer="layout" svg:width="2.551cm" svg:height="8.056cm" svg:x="143.663cm" svg:y="31.028cm" svg:viewBox="0 0 2552 8057" svg:d="M2552 8057c-409-1291-2144-6766-2552-8057">
          <text:p/>
        </draw:path>
        <draw:path draw:style-name="gr1" draw:text-style-name="P1" draw:layer="layout" svg:width="19.667cm" svg:height="8.056cm" svg:x="111.511cm" svg:y="31.028cm" svg:viewBox="0 0 19668 8057" svg:d="M0 8057c3152-1291 16513-6767 19668-8057">
          <text:p/>
        </draw:path>
        <draw:path draw:style-name="gr1" draw:text-style-name="P1" draw:layer="layout" svg:width="49.198cm" svg:height="8.056cm" svg:x="112.513cm" svg:y="31.028cm" svg:viewBox="0 0 49199 8057" svg:d="M0 8057c7883-1292 41309-6766 49199-8057">
          <text:p/>
        </draw:path>
        <draw:path draw:style-name="gr1" draw:text-style-name="P1" draw:layer="layout" svg:width="39.356cm" svg:height="8.056cm" svg:x="112.178cm" svg:y="31.028cm" svg:viewBox="0 0 39357 8057" svg:d="M0 8057c6306-1291 33045-6767 39357-8057">
          <text:p/>
        </draw:path>
        <draw:path draw:style-name="gr1" draw:text-style-name="P1" draw:layer="layout" svg:width="44.277cm" svg:height="8.056cm" svg:x="112.347cm" svg:y="31.028cm" svg:viewBox="0 0 44278 8057" svg:d="M0 8057c7093-1293 37176-6767 44278-8057">
          <text:p/>
        </draw:path>
        <draw:path draw:style-name="gr1" draw:text-style-name="P1" draw:layer="layout" svg:width="34.435cm" svg:height="8.056cm" svg:x="112.012cm" svg:y="31.028cm" svg:viewBox="0 0 34436 8057" svg:d="M0 8057c5516-1292 28914-6766 34436-8057">
          <text:p/>
        </draw:path>
        <draw:path draw:style-name="gr1" draw:text-style-name="P1" draw:layer="layout" svg:width="14.746cm" svg:height="8.056cm" svg:x="111.342cm" svg:y="31.028cm" svg:viewBox="0 0 14747 8057" svg:d="M0 8057c2364-1289 12382-6766 14747-8057">
          <text:p/>
        </draw:path>
        <draw:path draw:style-name="gr1" draw:text-style-name="P1" draw:layer="layout" svg:width="24.588cm" svg:height="8.056cm" svg:x="111.677cm" svg:y="31.028cm" svg:viewBox="0 0 24589 8057" svg:d="M0 8057c3939-1292 20646-6765 24589-8057">
          <text:p/>
        </draw:path>
        <draw:path draw:style-name="gr1" draw:text-style-name="P1" draw:layer="layout" svg:width="29.513cm" svg:height="8.056cm" svg:x="111.843cm" svg:y="31.028cm" svg:viewBox="0 0 29514 8057" svg:d="M0 8057c4729-1291 24781-6766 29514-8057">
          <text:p/>
        </draw:path>
        <draw:path draw:style-name="gr1" draw:text-style-name="P1" draw:layer="layout" svg:width="1.273cm" svg:height="8.056cm" svg:x="131.186cm" svg:y="31.028cm" svg:viewBox="0 0 1274 8057" svg:d="M0 8057c203-1291 1069-6766 1274-8057">
          <text:p/>
        </draw:path>
        <draw:path draw:style-name="gr1" draw:text-style-name="P1" draw:layer="layout" svg:width="30.804cm" svg:height="8.056cm" svg:x="132.187cm" svg:y="31.028cm" svg:viewBox="0 0 30805 8057" svg:d="M0 8057c4936-1290 25865-6765 30805-8057">
          <text:p/>
        </draw:path>
        <draw:path draw:style-name="gr1" draw:text-style-name="P1" draw:layer="layout" svg:width="20.958cm" svg:height="8.056cm" svg:x="131.856cm" svg:y="31.028cm" svg:viewBox="0 0 20959 8057" svg:d="M0 8057c3357-1293 17597-6767 20959-8057">
          <text:p/>
        </draw:path>
        <draw:path draw:style-name="gr1" draw:text-style-name="P1" draw:layer="layout" svg:width="25.883cm" svg:height="8.056cm" svg:x="132.022cm" svg:y="31.028cm" svg:viewBox="0 0 25884 8057" svg:d="M0 8057c4147-1292 21733-6767 25884-8057">
          <text:p/>
        </draw:path>
        <draw:path draw:style-name="gr1" draw:text-style-name="P1" draw:layer="layout" svg:width="16.04cm" svg:height="8.056cm" svg:x="131.687cm" svg:y="31.028cm" svg:viewBox="0 0 16041 8057" svg:d="M0 8057c2570-1291 13469-6765 16041-8057">
          <text:p/>
        </draw:path>
        <draw:path draw:style-name="gr1" draw:text-style-name="P1" draw:layer="layout" svg:width="3.648cm" svg:height="8.056cm" svg:x="127.372cm" svg:y="31.028cm" svg:viewBox="0 0 3649 8057" svg:d="M3649 8057c-587-1290-3064-6766-3649-8057">
          <text:p/>
        </draw:path>
        <draw:path draw:style-name="gr1" draw:text-style-name="P1" draw:layer="layout" svg:width="6.198cm" svg:height="8.056cm" svg:x="131.351cm" svg:y="31.028cm" svg:viewBox="0 0 6199 8057" svg:d="M0 8057c993-1291 5205-6766 6199-8057">
          <text:p/>
        </draw:path>
        <draw:path draw:style-name="gr1" draw:text-style-name="P1" draw:layer="layout" svg:width="11.116cm" svg:height="8.056cm" svg:x="131.521cm" svg:y="31.028cm" svg:viewBox="0 0 11117 8057" svg:d="M0 8057c1780-1292 9335-6765 11117-8057">
          <text:p/>
        </draw:path>
        <draw:path draw:style-name="gr1" draw:text-style-name="P1" draw:layer="layout" svg:width="31.754cm" svg:height="8.655cm" svg:x="134.282cm" svg:y="30.728cm" svg:viewBox="0 0 31755 8656" svg:d="M31755 8656c-4675-1273-27079-7382-31755-8656">
          <text:p/>
        </draw:path>
        <draw:path draw:style-name="gr1" draw:text-style-name="P1" draw:layer="layout" svg:width="1.091cm" svg:height="8.056cm" svg:x="165.383cm" svg:y="31.028cm" svg:viewBox="0 0 1092 8057" svg:d="M1092 8057c-176-1291-916-6766-1092-8057">
          <text:p/>
        </draw:path>
        <draw:path draw:style-name="gr1" draw:text-style-name="P1" draw:layer="layout" svg:width="10.944cm" svg:height="8.063cm" svg:x="155.195cm" svg:y="31.021cm" svg:viewBox="0 0 10945 8064" svg:d="M10945 8064c-1754-1293-9194-6773-10945-8064">
          <text:p/>
        </draw:path>
        <draw:path draw:style-name="gr1" draw:text-style-name="P1" draw:layer="layout" svg:width="6.019cm" svg:height="8.063cm" svg:x="160.286cm" svg:y="31.021cm" svg:viewBox="0 0 6020 8064" svg:d="M6020 8064c-965-1293-5058-6773-6020-8064">
          <text:p/>
        </draw:path>
        <draw:path draw:style-name="gr1" draw:text-style-name="P1" draw:layer="layout" svg:width="15.992cm" svg:height="8.145cm" svg:x="150.045cm" svg:y="30.982cm" svg:viewBox="0 0 15993 8146" svg:d="M15993 8146c-2535-1292-13459-6856-15993-8146">
          <text:p/>
        </draw:path>
        <draw:path draw:style-name="gr1" draw:text-style-name="P1" draw:layer="layout" svg:width="37.018cm" svg:height="8.793cm" svg:x="129.019cm" svg:y="30.658cm" svg:viewBox="0 0 37019 8794" svg:d="M37019 8794c-5326-1265-31697-7532-37019-8794">
          <text:p/>
        </draw:path>
        <draw:path draw:style-name="gr1" draw:text-style-name="P1" draw:layer="layout" svg:width="26.501cm" svg:height="8.505cm" svg:x="139.535cm" svg:y="30.802cm" svg:viewBox="0 0 26502 8506" svg:d="M26502 8506c-3994-1281-22508-7227-26502-8506">
          <text:p/>
        </draw:path>
        <draw:path draw:style-name="gr1" draw:text-style-name="P1" draw:layer="layout" svg:width="21.252cm" svg:height="8.343cm" svg:x="144.788cm" svg:y="30.883cm" svg:viewBox="0 0 21253 8344" svg:d="M21253 8344c-3280-1288-17974-7056-21253-8344">
          <text:p/>
        </draw:path>
        <draw:path draw:style-name="gr1" draw:text-style-name="P1" draw:layer="layout" svg:width="21.513cm" svg:height="8.063cm" svg:x="134.159cm" svg:y="31.021cm" svg:viewBox="0 0 21514 8064" svg:d="M21514 8064c-3449-1292-18072-6772-21514-8064">
          <text:p/>
        </draw:path>
        <draw:path draw:style-name="gr1" draw:text-style-name="P1" draw:layer="layout" svg:width="8.025cm" svg:height="8.056cm" svg:x="156.678cm" svg:y="31.028cm" svg:viewBox="0 0 8026 8057" svg:d="M0 8057c1285-1291 6739-6766 8026-8057">
          <text:p/>
        </draw:path>
        <draw:path draw:style-name="gr1" draw:text-style-name="P1" draw:layer="layout" svg:width="1.817cm" svg:height="8.056cm" svg:x="154.525cm" svg:y="31.028cm" svg:viewBox="0 0 1818 8057" svg:d="M1818 8057c-291-1291-1528-6766-1818-8057">
          <text:p/>
        </draw:path>
        <draw:path draw:style-name="gr1" draw:text-style-name="P1" draw:layer="layout" svg:width="3.1cm" svg:height="8.056cm" svg:x="156.512cm" svg:y="31.028cm" svg:viewBox="0 0 3101 8057" svg:d="M0 8057c495-1292 2604-6765 3101-8057">
          <text:p/>
        </draw:path>
        <draw:path draw:style-name="gr1" draw:text-style-name="P1" draw:layer="layout" svg:width="6.742cm" svg:height="8.056cm" svg:x="149.434cm" svg:y="31.028cm" svg:viewBox="0 0 6743 8057" svg:d="M6743 8057c-1081-1291-5661-6766-6743-8057">
          <text:p/>
        </draw:path>
        <draw:path draw:style-name="gr1" draw:text-style-name="P1" draw:layer="layout" svg:width="26.551cm" svg:height="8.132cm" svg:x="129.015cm" svg:y="30.989cm" svg:viewBox="0 0 26552 8133" svg:d="M26552 8133c-4215-1291-22337-6843-26552-8133">
          <text:p/>
        </draw:path>
        <draw:path draw:style-name="gr1" draw:text-style-name="P1" draw:layer="layout" svg:width="16.595cm" svg:height="8.063cm" svg:x="139.246cm" svg:y="31.021cm" svg:viewBox="0 0 16596 8064" svg:d="M16596 8064c-2660-1293-13939-6774-16596-8064">
          <text:p/>
        </draw:path>
        <draw:path draw:style-name="gr1" draw:text-style-name="P1" draw:layer="layout" svg:width="11.663cm" svg:height="8.056cm" svg:x="144.344cm" svg:y="31.028cm" svg:viewBox="0 0 11664 8057" svg:d="M11664 8057c-1869-1292-9792-6767-11664-8057">
          <text:p/>
        </draw:path>
        <draw:path draw:style-name="gr1" draw:text-style-name="P1" draw:layer="layout" svg:width="26.523cm" svg:height="8.33cm" svg:x="134.279cm" svg:y="30.89cm" svg:viewBox="0 0 26524 8331" svg:d="M26524 8331c-4099-1287-22424-7044-26524-8331">
          <text:p/>
        </draw:path>
        <draw:path draw:style-name="gr1" draw:text-style-name="P1" draw:layer="layout" svg:width="3.467cm" svg:height="8.056cm" svg:x="161.574cm" svg:y="31.028cm" svg:viewBox="0 0 3468 8057" svg:d="M0 8057c555-1291 2913-6765 3468-8057">
          <text:p/>
        </draw:path>
        <draw:path draw:style-name="gr1" draw:text-style-name="P1" draw:layer="layout" svg:width="6.379cm" svg:height="8.056cm" svg:x="154.864cm" svg:y="31.028cm" svg:viewBox="0 0 6380 8057" svg:d="M6380 8057c-1023-1291-5356-6767-6380-8057">
          <text:p/>
        </draw:path>
        <draw:path draw:style-name="gr1" draw:text-style-name="P1" draw:layer="layout" svg:width="1.454cm" svg:height="8.056cm" svg:x="159.954cm" svg:y="31.028cm" svg:viewBox="0 0 1455 8057" svg:d="M1455 8057c-234-1291-1223-6766-1455-8057">
          <text:p/>
        </draw:path>
        <draw:path draw:style-name="gr1" draw:text-style-name="P1" draw:layer="layout" svg:width="11.307cm" svg:height="8.063cm" svg:x="149.766cm" svg:y="31.021cm" svg:viewBox="0 0 11308 8064" svg:d="M11308 8064c-1812-1293-9498-6774-11308-8064">
          <text:p/>
        </draw:path>
        <draw:path draw:style-name="gr1" draw:text-style-name="P1" draw:layer="layout" svg:width="31.783cm" svg:height="8.505cm" svg:x="129.019cm" svg:y="30.802cm" svg:viewBox="0 0 31784 8506" svg:d="M31784 8506c-4789-1282-26995-7226-31784-8506">
          <text:p/>
        </draw:path>
        <draw:path draw:style-name="gr1" draw:text-style-name="P1" draw:layer="layout" svg:width="21.263cm" svg:height="8.132cm" svg:x="139.535cm" svg:y="30.989cm" svg:viewBox="0 0 21264 8133" svg:d="M21264 8133c-3376-1291-17890-6841-21264-8133">
          <text:p/>
        </draw:path>
        <draw:path draw:style-name="gr1" draw:text-style-name="P1" draw:layer="layout" svg:width="16.225cm" svg:height="8.063cm" svg:x="144.679cm" svg:y="31.021cm" svg:viewBox="0 0 16226 8064" svg:d="M16226 8064c-2601-1292-13630-6772-16226-8064">
          <text:p/>
        </draw:path>
        <draw:path draw:style-name="gr4" draw:text-style-name="P1" draw:layer="layout" svg:width="41.141cm" svg:height="15.275cm" svg:x="64.251cm" svg:y="12.701cm" svg:viewBox="0 0 41142 15276" svg:d="M41142 15276c-8447-3137-32718-12149-41142-15276">
          <text:p/>
        </draw:path>
        <draw:path draw:style-name="gr4" draw:text-style-name="P1" draw:layer="layout" svg:width="36.541cm" svg:height="15.275cm" svg:x="69.18cm" svg:y="12.701cm" svg:viewBox="0 0 36542 15276" svg:d="M36542 15276c-7502-3138-29060-12149-36542-15276">
          <text:p/>
        </draw:path>
        <draw:path draw:style-name="gr4" draw:text-style-name="P1" draw:layer="layout" svg:width="31.941cm" svg:height="15.275cm" svg:x="74.112cm" svg:y="12.701cm" svg:viewBox="0 0 31942 15276" svg:d="M31942 15276c-6560-3136-25402-12149-31942-15276">
          <text:p/>
        </draw:path>
        <draw:path draw:style-name="gr4" draw:text-style-name="P1" draw:layer="layout" svg:width="27.341cm" svg:height="15.275cm" svg:x="79.04cm" svg:y="12.701cm" svg:viewBox="0 0 27342 15276" svg:d="M27342 15276c-5615-3137-21744-12149-27342-15276">
          <text:p/>
        </draw:path>
        <draw:path draw:style-name="gr4" draw:text-style-name="P1" draw:layer="layout" svg:width="22.74cm" svg:height="15.275cm" svg:x="83.968cm" svg:y="12.701cm" svg:viewBox="0 0 22741 15276" svg:d="M22741 15276c-4670-3137-18085-12149-22741-15276">
          <text:p/>
        </draw:path>
        <draw:path draw:style-name="gr4" draw:text-style-name="P1" draw:layer="layout" svg:width="18.14cm" svg:height="15.275cm" svg:x="88.9cm" svg:y="12.701cm" svg:viewBox="0 0 18141 15276" svg:d="M18141 15276c-3726-3135-14427-12149-18141-15276">
          <text:p/>
        </draw:path>
        <draw:path draw:style-name="gr2" draw:text-style-name="P1" draw:layer="layout" svg:width="23.798cm" svg:height="21.366cm" svg:x="38.266cm" svg:y="9.662cm" svg:viewBox="0 0 23799 21367" svg:d="M0 21367c3815-3428 19985-17945 23799-21367">
          <text:p/>
        </draw:path>
        <draw:path draw:style-name="gr2" draw:text-style-name="P1" draw:layer="layout" svg:width="28.72cm" svg:height="21.366cm" svg:x="38.435cm" svg:y="9.662cm" svg:viewBox="0 0 28721 21367" svg:d="M0 21367c4605-3426 24119-17944 28721-21367">
          <text:p/>
        </draw:path>
        <draw:path draw:style-name="gr2" draw:text-style-name="P1" draw:layer="layout" svg:width="33.644cm" svg:height="21.366cm" svg:x="38.601cm" svg:y="9.662cm" svg:viewBox="0 0 33645 21367" svg:d="M0 21367c5395-3426 28253-17943 33645-21367">
          <text:p/>
        </draw:path>
        <draw:path draw:style-name="gr2" draw:text-style-name="P1" draw:layer="layout" svg:width="38.562cm" svg:height="21.366cm" svg:x="38.77cm" svg:y="9.662cm" svg:viewBox="0 0 38563 21367" svg:d="M0 21367c6183-3427 32383-17944 38563-21367">
          <text:p/>
        </draw:path>
        <draw:path draw:style-name="gr2" draw:text-style-name="P1" draw:layer="layout" svg:width="43.487cm" svg:height="21.366cm" svg:x="38.936cm" svg:y="9.662cm" svg:viewBox="0 0 43488 21367" svg:d="M0 21367c6973-3428 36520-17943 43488-21367">
          <text:p/>
        </draw:path>
        <draw:path draw:style-name="gr2" draw:text-style-name="P1" draw:layer="layout" svg:width="48.415cm" svg:height="21.36cm" svg:x="39.095cm" svg:y="9.661cm" svg:viewBox="0 0 48416 21361" svg:d="M0 21361c7751-3420 40654-17937 48416-21361">
          <text:p/>
        </draw:path>
        <draw:path draw:style-name="gr2" draw:text-style-name="P1" draw:layer="layout" svg:width="28.72cm" svg:height="21.366cm" svg:x="33.179cm" svg:y="9.662cm" svg:viewBox="0 0 28721 21367" svg:d="M0 21367c4605-3426 24119-17944 28721-21367">
          <text:p/>
        </draw:path>
        <draw:path draw:style-name="gr2" draw:text-style-name="P1" draw:layer="layout" svg:width="33.644cm" svg:height="21.366cm" svg:x="33.345cm" svg:y="9.662cm" svg:viewBox="0 0 33645 21367" svg:d="M0 21367c5395-3426 28253-17943 33645-21367">
          <text:p/>
        </draw:path>
        <draw:path draw:style-name="gr2" draw:text-style-name="P1" draw:layer="layout" svg:width="38.562cm" svg:height="21.366cm" svg:x="33.514cm" svg:y="9.662cm" svg:viewBox="0 0 38563 21367" svg:d="M0 21367c6183-3427 32383-17944 38563-21367">
          <text:p/>
        </draw:path>
        <draw:path draw:style-name="gr2" draw:text-style-name="P1" draw:layer="layout" svg:width="43.487cm" svg:height="21.366cm" svg:x="33.68cm" svg:y="9.662cm" svg:viewBox="0 0 43488 21367" svg:d="M0 21367c6973-3428 36520-17943 43488-21367">
          <text:p/>
        </draw:path>
        <draw:path draw:style-name="gr2" draw:text-style-name="P1" draw:layer="layout" svg:width="48.415cm" svg:height="21.36cm" svg:x="33.838cm" svg:y="9.661cm" svg:viewBox="0 0 48416 21361" svg:d="M0 21361c7751-3420 40654-17937 48416-21361">
          <text:p/>
        </draw:path>
        <draw:path draw:style-name="gr2" draw:text-style-name="P1" draw:layer="layout" svg:width="53.34cm" svg:height="21.36cm" svg:x="34.004cm" svg:y="9.661cm" svg:viewBox="0 0 53341 21361" svg:d="M0 21361c8538-3419 44790-17936 53341-21361">
          <text:p/>
        </draw:path>
        <draw:path draw:style-name="gr1" draw:text-style-name="P1" draw:layer="layout" svg:width="24.924cm" svg:height="21.366cm" svg:x="64.004cm" svg:y="9.655cm" svg:viewBox="0 0 24925 21367" svg:d="M24925 21367c-5106-4377-19808-16978-24925-21367">
          <text:p/>
        </draw:path>
        <draw:path draw:style-name="gr1" draw:text-style-name="P1" draw:layer="layout" svg:width="20.324cm" svg:height="21.366cm" svg:x="68.933cm" svg:y="9.655cm" svg:viewBox="0 0 20325 21367" svg:d="M20325 21367c-4164-4377-16152-16979-20325-21367">
          <text:p/>
        </draw:path>
        <draw:path draw:style-name="gr1" draw:text-style-name="P1" draw:layer="layout" svg:width="15.72cm" svg:height="21.366cm" svg:x="73.861cm" svg:y="9.655cm" svg:viewBox="0 0 15721 21367" svg:d="M15721 21367c-3222-4376-12494-16980-15721-21367">
          <text:p/>
        </draw:path>
        <draw:path draw:style-name="gr1" draw:text-style-name="P1" draw:layer="layout" svg:width="11.12cm" svg:height="21.366cm" svg:x="78.789cm" svg:y="9.655cm" svg:viewBox="0 0 11121 21367" svg:d="M11121 21367c-2277-4378-8838-16980-11121-21367">
          <text:p/>
        </draw:path>
        <draw:path draw:style-name="gr1" draw:text-style-name="P1" draw:layer="layout" svg:width="6.523cm" svg:height="21.366cm" svg:x="83.714cm" svg:y="9.655cm" svg:viewBox="0 0 6524 21367" svg:d="M6524 21367c-1335-4377-5187-16980-6524-21367">
          <text:p/>
        </draw:path>
        <draw:path draw:style-name="gr1" draw:text-style-name="P1" draw:layer="layout" svg:width="1.92cm" svg:height="21.366cm" svg:x="88.642cm" svg:y="9.655cm" svg:viewBox="0 0 1921 21367" svg:d="M1921 21367c-394-4378-1529-16981-1921-21367">
          <text:p/>
        </draw:path>
        <draw:path draw:style-name="gr1" draw:text-style-name="P1" draw:layer="layout" svg:width="29.838cm" svg:height="21.366cm" svg:x="64.336cm" svg:y="9.655cm" svg:viewBox="0 0 29839 21367" svg:d="M29839 21367c-6112-4377-23712-16981-29839-21367">
          <text:p/>
        </draw:path>
        <draw:path draw:style-name="gr1" draw:text-style-name="P1" draw:layer="layout" svg:width="25.242cm" svg:height="21.366cm" svg:x="69.261cm" svg:y="9.655cm" svg:viewBox="0 0 25243 21367" svg:d="M25243 21367c-5170-4377-20060-16978-25243-21367">
          <text:p/>
        </draw:path>
        <draw:path draw:style-name="gr1" draw:text-style-name="P1" draw:layer="layout" svg:width="20.642cm" svg:height="21.366cm" svg:x="74.189cm" svg:y="9.655cm" svg:viewBox="0 0 20643 21367" svg:d="M20643 21367c-4228-4377-16405-16979-20643-21367">
          <text:p/>
        </draw:path>
        <draw:path draw:style-name="gr1" draw:text-style-name="P1" draw:layer="layout" svg:width="16.038cm" svg:height="21.366cm" svg:x="79.117cm" svg:y="9.655cm" svg:viewBox="0 0 16039 21367" svg:d="M16039 21367c-3287-4376-12747-16980-16039-21367">
          <text:p/>
        </draw:path>
        <draw:path draw:style-name="gr1" draw:text-style-name="P1" draw:layer="layout" svg:width="11.438cm" svg:height="21.366cm" svg:x="84.046cm" svg:y="9.655cm" svg:viewBox="0 0 11439 21367" svg:d="M11439 21367c-2341-4378-9091-16980-11439-21367">
          <text:p/>
        </draw:path>
        <draw:path draw:style-name="gr1" draw:text-style-name="P1" draw:layer="layout" svg:width="6.841cm" svg:height="21.366cm" svg:x="88.971cm" svg:y="9.655cm" svg:viewBox="0 0 6842 21367" svg:d="M6842 21367c-1400-4377-5440-16980-6842-21367">
          <text:p/>
        </draw:path>
        <draw:path draw:style-name="gr4" draw:text-style-name="P1" draw:layer="layout" svg:width="16.972cm" svg:height="7.487cm" svg:x="17.798cm" svg:y="31.021cm" svg:viewBox="0 0 16973 7488" svg:d="M0 7488c3477-1535 13497-5953 16973-7488">
          <text:p/>
        </draw:path>
        <draw:path draw:style-name="gr4" draw:text-style-name="P1" draw:layer="layout" svg:width="12.372cm" svg:height="7.487cm" svg:x="17.47cm" svg:y="31.021cm" svg:viewBox="0 0 12373 7488" svg:d="M0 7488c2535-1535 9840-5953 12373-7488">
          <text:p/>
        </draw:path>
        <draw:path draw:style-name="gr4" draw:text-style-name="P1" draw:layer="layout" svg:width="3.161cm" svg:height="7.48cm" svg:x="32.59cm" svg:y="31.021cm" svg:viewBox="0 0 3162 7481" svg:d="M0 7481c648-1536 2516-5949 3162-7481">
          <text:p/>
        </draw:path>
        <draw:path draw:style-name="gr4" draw:text-style-name="P1" draw:layer="layout" svg:width="1.439cm" svg:height="7.48cm" svg:x="30.822cm" svg:y="31.021cm" svg:viewBox="0 0 1440 7481" svg:d="M1440 7481c-297-1536-1145-5950-1440-7481">
          <text:p/>
        </draw:path>
        <draw:path draw:style-name="gr4" draw:text-style-name="P1" draw:layer="layout" svg:width="15.24cm" svg:height="7.48cm" svg:x="37.059cm" svg:y="31.021cm" svg:viewBox="0 0 15241 7481" svg:d="M15241 7481c-3130-1536-12120-5949-15241-7481">
          <text:p/>
        </draw:path>
        <draw:path draw:style-name="gr4" draw:text-style-name="P1" draw:layer="layout" svg:width="19.84cm" svg:height="7.48cm" svg:x="32.131cm" svg:y="31.021cm" svg:viewBox="0 0 19841 7481" svg:d="M19841 7481c-4075-1536-15778-5949-19841-7481">
          <text:p/>
        </draw:path>
        <draw:path draw:style-name="gr4" draw:text-style-name="P1" draw:layer="layout" svg:width="12.372cm" svg:height="7.487cm" svg:x="22.726cm" svg:y="31.021cm" svg:viewBox="0 0 12373 7488" svg:d="M0 7488c2535-1535 9840-5953 12373-7488">
          <text:p/>
        </draw:path>
        <draw:path draw:style-name="gr4" draw:text-style-name="P1" draw:layer="layout" svg:width="7.765cm" svg:height="7.48cm" svg:x="22.405cm" svg:y="31.021cm" svg:viewBox="0 0 7766 7481" svg:d="M0 7481c1594-1536 6177-5949 7766-7481">
          <text:p/>
        </draw:path>
        <draw:path draw:style-name="gr4" draw:text-style-name="P1" draw:layer="layout" svg:width="10.64cm" svg:height="7.48cm" svg:x="36.731cm" svg:y="31.021cm" svg:viewBox="0 0 10641 7481" svg:d="M10641 7481c-2184-1537-8462-5950-10641-7481">
          <text:p/>
        </draw:path>
        <draw:frame draw:style-name="gr5" draw:text-style-name="P2" draw:layer="layout" svg:width="3.868cm" svg:height="1.143cm" svg:x="45.012cm" svg:y="37.09cm">
          <draw:text-box>
            <text:p>ibswspine4</text:p>
          </draw:text-box>
        </draw:frame>
        <draw:path draw:style-name="gr4" draw:text-style-name="P1" draw:layer="layout" svg:width="15.24cm" svg:height="7.48cm" svg:x="31.803cm" svg:y="31.021cm" svg:viewBox="0 0 15241 7481" svg:d="M15241 7481c-3129-1536-12120-5949-15241-7481">
          <text:p/>
        </draw:path>
        <draw:path draw:style-name="gr4" draw:text-style-name="P1" draw:layer="layout" svg:width="6.04cm" svg:height="7.48cm" svg:x="36.407cm" svg:y="31.021cm" svg:viewBox="0 0 6041 7481" svg:d="M6041 7481c-1241-1535-4804-5950-6041-7481">
          <text:p/>
        </draw:path>
        <draw:path draw:style-name="gr4" draw:text-style-name="P1" draw:layer="layout" svg:width="10.64cm" svg:height="7.48cm" svg:x="31.475cm" svg:y="31.021cm" svg:viewBox="0 0 10641 7481" svg:d="M10641 7481c-2184-1537-8462-5950-10641-7481">
          <text:p/>
        </draw:path>
        <draw:path draw:style-name="gr4" draw:text-style-name="P1" draw:layer="layout" svg:width="1.439cm" svg:height="7.48cm" svg:x="36.079cm" svg:y="31.021cm" svg:viewBox="0 0 1440 7481" svg:d="M1440 7481c-297-1536-1145-5950-1440-7481">
          <text:p/>
        </draw:path>
        <draw:path draw:style-name="gr4" draw:text-style-name="P1" draw:layer="layout" svg:width="6.04cm" svg:height="7.48cm" svg:x="31.15cm" svg:y="31.021cm" svg:viewBox="0 0 6041 7481" svg:d="M6041 7481c-1241-1535-4804-5950-6041-7481">
          <text:p/>
        </draw:path>
        <draw:path draw:style-name="gr4" draw:text-style-name="P1" draw:layer="layout" svg:width="7.765cm" svg:height="7.48cm" svg:x="27.661cm" svg:y="31.021cm" svg:viewBox="0 0 7766 7481" svg:d="M0 7481c1594-1536 6177-5949 7766-7481">
          <text:p/>
        </draw:path>
        <draw:path draw:style-name="gr4" draw:text-style-name="P1" draw:layer="layout" svg:width="3.161cm" svg:height="7.48cm" svg:x="27.333cm" svg:y="31.021cm" svg:viewBox="0 0 3162 7481" svg:d="M0 7481c648-1536 2516-5949 3162-7481">
          <text:p/>
        </draw:path>
        <draw:path draw:style-name="gr1" draw:text-style-name="P1" draw:layer="layout" svg:width="0.325cm" svg:height="21.366cm" svg:x="62.604cm" svg:y="9.655cm" svg:viewBox="0 0 326 21367" svg:d="M326 21367c-65-4377-259-16980-326-21367">
          <text:p/>
        </draw:path>
        <draw:path draw:style-name="gr1" draw:text-style-name="P1" draw:layer="layout" svg:width="4.279cm" svg:height="21.366cm" svg:x="63.253cm" svg:y="9.655cm" svg:viewBox="0 0 4280 21367" svg:d="M0 21367c875-4378 3402-16979 4280-21367">
          <text:p/>
        </draw:path>
        <draw:path draw:style-name="gr1" draw:text-style-name="P1" draw:layer="layout" svg:width="8.876cm" svg:height="21.366cm" svg:x="63.582cm" svg:y="9.655cm" svg:viewBox="0 0 8877 21367" svg:d="M0 21367c1819-4375 7054-16981 8877-21367">
          <text:p/>
        </draw:path>
        <draw:path draw:style-name="gr1" draw:text-style-name="P1" draw:layer="layout" svg:width="13.476cm" svg:height="21.366cm" svg:x="63.909cm" svg:y="9.655cm" svg:viewBox="0 0 13477 21367" svg:d="M0 21367c2761-4375 10710-16980 13477-21367">
          <text:p/>
        </draw:path>
        <draw:path draw:style-name="gr1" draw:text-style-name="P1" draw:layer="layout" svg:width="18.09cm" svg:height="21.358cm" svg:x="64.234cm" svg:y="9.663cm" svg:viewBox="0 0 18091 21359" svg:d="M0 21359c3707-4376 14383-16981 18091-21359">
          <text:p/>
        </draw:path>
        <draw:path draw:style-name="gr1" draw:text-style-name="P1" draw:layer="layout" svg:width="22.69cm" svg:height="21.358cm" svg:x="64.562cm" svg:y="9.663cm" svg:viewBox="0 0 22691 21359" svg:d="M0 21359c4649-4375 18040-16981 22691-21359">
          <text:p/>
        </draw:path>
        <draw:path draw:style-name="gr1" draw:text-style-name="P1" draw:layer="layout" svg:width="5.07cm" svg:height="21.366cm" svg:x="63.02cm" svg:y="9.655cm" svg:viewBox="0 0 5071 21367" svg:d="M5071 21367c-1037-4377-4030-16980-5071-21367">
          <text:p/>
        </draw:path>
        <draw:path draw:style-name="gr1" draw:text-style-name="P1" draw:layer="layout" svg:width="0.473cm" svg:height="21.366cm" svg:x="67.945cm" svg:y="9.655cm" svg:viewBox="0 0 474 21367" svg:d="M474 21367c-95-4377-379-16981-474-21367">
          <text:p/>
        </draw:path>
        <draw:path draw:style-name="gr1" draw:text-style-name="P1" draw:layer="layout" svg:width="4.131cm" svg:height="21.366cm" svg:x="68.743cm" svg:y="9.655cm" svg:viewBox="0 0 4132 21367" svg:d="M0 21367c845-4378 3283-16981 4132-21367">
          <text:p/>
        </draw:path>
        <draw:path draw:style-name="gr1" draw:text-style-name="P1" draw:layer="layout" svg:width="8.731cm" svg:height="21.366cm" svg:x="69.07cm" svg:y="9.655cm" svg:viewBox="0 0 8732 21367" svg:d="M0 21367c1789-4375 6940-16978 8732-21367">
          <text:p/>
        </draw:path>
        <draw:path draw:style-name="gr1" draw:text-style-name="P1" draw:layer="layout" svg:width="13.335cm" svg:height="21.366cm" svg:x="69.395cm" svg:y="9.655cm" svg:viewBox="0 0 13336 21367" svg:d="M0 21367c2731-4377 10599-16978 13336-21367">
          <text:p/>
        </draw:path>
        <draw:path draw:style-name="gr1" draw:text-style-name="P1" draw:layer="layout" svg:width="17.942cm" svg:height="21.358cm" svg:x="69.723cm" svg:y="9.663cm" svg:viewBox="0 0 17943 21359" svg:d="M0 21359c3677-4373 14265-16983 17943-21359">
          <text:p/>
        </draw:path>
        <draw:path draw:style-name="gr1" draw:text-style-name="P1" draw:layer="layout" svg:width="9.987cm" svg:height="21.366cm" svg:x="63.348cm" svg:y="9.655cm" svg:viewBox="0 0 9988 21367" svg:d="M9988 21367c-2048-4376-7938-16980-9988-21367">
          <text:p/>
        </draw:path>
        <draw:path draw:style-name="gr1" draw:text-style-name="P1" draw:layer="layout" svg:width="5.387cm" svg:height="21.366cm" svg:x="68.276cm" svg:y="9.655cm" svg:viewBox="0 0 5388 21367" svg:d="M5388 21367c-1102-4377-4282-16980-5388-21367">
          <text:p/>
        </draw:path>
        <draw:path draw:style-name="gr1" draw:text-style-name="P1" draw:layer="layout" svg:width="0.79cm" svg:height="21.366cm" svg:x="73.201cm" svg:y="9.655cm" svg:viewBox="0 0 791 21367" svg:d="M791 21367c-161-4377-631-16981-791-21367">
          <text:p/>
        </draw:path>
        <draw:path draw:style-name="gr1" draw:text-style-name="P1" draw:layer="layout" svg:width="3.813cm" svg:height="21.366cm" svg:x="74.316cm" svg:y="9.655cm" svg:viewBox="0 0 3814 21367" svg:d="M0 21367c780-4378 3030-16981 3814-21367">
          <text:p/>
        </draw:path>
        <draw:path draw:style-name="gr1" draw:text-style-name="P1" draw:layer="layout" svg:width="8.414cm" svg:height="21.366cm" svg:x="74.644cm" svg:y="9.655cm" svg:viewBox="0 0 8415 21367" svg:d="M0 21367c1724-4375 6689-16978 8415-21367">
          <text:p/>
        </draw:path>
        <draw:path draw:style-name="gr1" draw:text-style-name="P1" draw:layer="layout" svg:width="13.017cm" svg:height="21.366cm" svg:x="74.969cm" svg:y="9.655cm" svg:viewBox="0 0 13018 21367" svg:d="M0 21367c2666-4377 10346-16978 13018-21367">
          <text:p/>
        </draw:path>
        <draw:path draw:style-name="gr1" draw:text-style-name="P1" draw:layer="layout" svg:width="14.908cm" svg:height="21.366cm" svg:x="63.676cm" svg:y="9.655cm" svg:viewBox="0 0 14909 21367" svg:d="M14909 21367c-3054-4377-11848-16980-14909-21367">
          <text:p/>
        </draw:path>
        <draw:path draw:style-name="gr2" draw:text-style-name="P1" draw:layer="layout" svg:width="10.305cm" svg:height="21.366cm" svg:x="68.605cm" svg:y="9.655cm" svg:viewBox="0 0 10306 21367" svg:d="M10306 21367c-2113-4376-8191-16980-10306-21367">
          <text:p/>
        </draw:path>
        <draw:path draw:style-name="gr1" draw:text-style-name="P1" draw:layer="layout" svg:width="5.704cm" svg:height="21.366cm" svg:x="73.533cm" svg:y="9.655cm" svg:viewBox="0 0 5705 21367" svg:d="M5705 21367c-1167-4377-4534-16980-5705-21367">
          <text:p/>
        </draw:path>
        <draw:path draw:style-name="gr1" draw:text-style-name="P1" draw:layer="layout" svg:width="1.108cm" svg:height="21.366cm" svg:x="78.458cm" svg:y="9.655cm" svg:viewBox="0 0 1109 21367" svg:d="M1109 21367c-226-4377-884-16981-1109-21367">
          <text:p/>
        </draw:path>
        <draw:path draw:style-name="gr1" draw:text-style-name="P1" draw:layer="layout" svg:width="3.496cm" svg:height="21.366cm" svg:x="79.89cm" svg:y="9.655cm" svg:viewBox="0 0 3497 21367" svg:d="M0 21367c715-4378 2777-16981 3497-21367">
          <text:p/>
        </draw:path>
        <draw:path draw:style-name="gr1" draw:text-style-name="P1" draw:layer="layout" svg:width="8.096cm" svg:height="21.366cm" svg:x="80.218cm" svg:y="9.655cm" svg:viewBox="0 0 8097 21367" svg:d="M0 21367c1659-4375 6436-16978 8097-21367">
          <text:p/>
        </draw:path>
        <draw:path draw:style-name="gr1" draw:text-style-name="P1" draw:layer="layout" svg:width="64.052cm" svg:height="20.271cm" svg:x="65.592cm" svg:y="10.207cm" svg:viewBox="0 0 64053 20272" svg:d="M64053 20272c-11128-3521-52914-16747-64053-20272">
          <text:p/>
        </draw:path>
        <draw:path draw:style-name="gr1" draw:text-style-name="P1" draw:layer="layout" svg:width="58.788cm" svg:height="20.458cm" svg:x="70.852cm" svg:y="10.115cm" svg:viewBox="0 0 58789 20459" svg:d="M58789 20459c-10581-3684-48207-16777-58789-20459">
          <text:p/>
        </draw:path>
        <draw:path draw:style-name="gr1" draw:text-style-name="P1" draw:layer="layout" svg:width="53.549cm" svg:height="20.674cm" svg:x="76.094cm" svg:y="10.008cm" svg:viewBox="0 0 53550 20675" svg:d="M53550 20675c-9998-3862-43557-16816-53550-20675">
          <text:p/>
        </draw:path>
        <draw:path draw:style-name="gr1" draw:text-style-name="P1" draw:layer="layout" svg:width="48.286cm" svg:height="20.953cm" svg:x="81.357cm" svg:y="9.867cm" svg:viewBox="0 0 48287 20954" svg:d="M48287 20954c-9400-4078-38892-16878-48287-20954">
          <text:p/>
        </draw:path>
        <draw:path draw:style-name="gr1" draw:text-style-name="P1" draw:layer="layout" svg:width="43.037cm" svg:height="21.308cm" svg:x="86.614cm" svg:y="9.688cm" svg:viewBox="0 0 43038 21309" svg:d="M43038 21309c-8757-4338-34270-16968-43038-21309">
          <text:p/>
        </draw:path>
        <draw:path draw:style-name="gr1" draw:text-style-name="P1" draw:layer="layout" svg:width="38.352cm" svg:height="21.358cm" svg:x="91.581cm" svg:y="9.663cm" svg:viewBox="0 0 38353 21359" svg:d="M38353 21359c-7855-4370-30491-16979-38353-21359">
          <text:p/>
        </draw:path>
        <draw:path draw:style-name="gr1" draw:text-style-name="P1" draw:layer="layout" svg:width="95.604cm" svg:height="19.611cm" svg:x="65.581cm" svg:y="10.538cm" svg:viewBox="0 0 95605 19612" svg:d="M95605 19612c-14079-2886-81532-16725-95605-19612">
          <text:p/>
        </draw:path>
        <draw:path draw:style-name="gr1" draw:text-style-name="P1" draw:layer="layout" svg:width="90.351cm" svg:height="19.684cm" svg:x="70.838cm" svg:y="10.5cm" svg:viewBox="0 0 90352 19685" svg:d="M90352 19685c-13615-2964-76739-16719-90352-19685">
          <text:p/>
        </draw:path>
        <draw:path draw:style-name="gr1" draw:text-style-name="P1" draw:layer="layout" svg:width="85.088cm" svg:height="19.773cm" svg:x="76.098cm" svg:y="10.457cm" svg:viewBox="0 0 85089 19774" svg:d="M85089 19774c-13159-3058-71942-16720-85089-19774">
          <text:p/>
        </draw:path>
        <draw:path draw:style-name="gr1" draw:text-style-name="P1" draw:layer="layout" svg:width="79.828cm" svg:height="19.872cm" svg:x="81.357cm" svg:y="10.408cm" svg:viewBox="0 0 79829 19873" svg:d="M79829 19873c-12672-3157-67159-16720-79829-19873">
          <text:p/>
        </draw:path>
        <draw:path draw:style-name="gr1" draw:text-style-name="P1" draw:layer="layout" svg:width="74.568cm" svg:height="19.984cm" svg:x="86.614cm" svg:y="10.352cm" svg:viewBox="0 0 74569 19985" svg:d="M74569 19985c-12178-3265-62398-16724-74569-19985">
          <text:p/>
        </draw:path>
        <draw:path draw:style-name="gr1" draw:text-style-name="P1" draw:layer="layout" svg:width="69.319cm" svg:height="20.114cm" svg:x="91.87cm" svg:y="10.286cm" svg:viewBox="0 0 69320 20115" svg:d="M69320 20115c-11650-3381-57654-16730-69320-20115">
          <text:p/>
        </draw:path>
        <draw:path draw:style-name="gr1" draw:text-style-name="P1" draw:layer="layout" svg:width="85.088cm" svg:height="19.773cm" svg:x="65.585cm" svg:y="10.457cm" svg:viewBox="0 0 85089 19774" svg:d="M85089 19774c-13159-3058-71942-16720-85089-19774">
          <text:p/>
        </draw:path>
        <draw:path draw:style-name="gr1" draw:text-style-name="P1" draw:layer="layout" svg:width="79.828cm" svg:height="19.872cm" svg:x="70.845cm" svg:y="10.408cm" svg:viewBox="0 0 79829 19873" svg:d="M79829 19873c-12672-3157-67159-16720-79829-19873">
          <text:p/>
        </draw:path>
        <draw:path draw:style-name="gr1" draw:text-style-name="P1" draw:layer="layout" svg:width="74.568cm" svg:height="19.984cm" svg:x="76.101cm" svg:y="10.352cm" svg:viewBox="0 0 74569 19985" svg:d="M74569 19985c-12178-3265-62398-16724-74569-19985">
          <text:p/>
        </draw:path>
        <draw:path draw:style-name="gr1" draw:text-style-name="P1" draw:layer="layout" svg:width="69.319cm" svg:height="20.114cm" svg:x="81.357cm" svg:y="10.286cm" svg:viewBox="0 0 69320 20115" svg:d="M69320 20115c-11650-3381-57654-16730-69320-20115">
          <text:p/>
        </draw:path>
        <draw:path draw:style-name="gr1" draw:text-style-name="P1" draw:layer="layout" svg:width="64.052cm" svg:height="20.271cm" svg:x="86.618cm" svg:y="10.207cm" svg:viewBox="0 0 64053 20272" svg:d="M64053 20272c-11128-3521-52914-16747-64053-20272">
          <text:p/>
        </draw:path>
        <draw:path draw:style-name="gr1" draw:text-style-name="P1" draw:layer="layout" svg:width="58.788cm" svg:height="20.458cm" svg:x="91.877cm" svg:y="10.115cm" svg:viewBox="0 0 58789 20459" svg:d="M58789 20459c-10581-3684-48207-16777-58789-20459">
          <text:p/>
        </draw:path>
        <draw:path draw:style-name="gr1" draw:text-style-name="P1" draw:layer="layout" svg:width="90.351cm" svg:height="19.684cm" svg:x="65.581cm" svg:y="10.5cm" svg:viewBox="0 0 90352 19685" svg:d="M90352 19685c-13615-2964-76739-16719-90352-19685">
          <text:p/>
        </draw:path>
        <draw:path draw:style-name="gr1" draw:text-style-name="P1" draw:layer="layout" svg:width="85.088cm" svg:height="19.773cm" svg:x="70.841cm" svg:y="10.457cm" svg:viewBox="0 0 85089 19774" svg:d="M85089 19774c-13159-3058-71942-16720-85089-19774">
          <text:p/>
        </draw:path>
        <draw:path draw:style-name="gr1" draw:text-style-name="P1" draw:layer="layout" svg:width="79.828cm" svg:height="19.872cm" svg:x="76.101cm" svg:y="10.408cm" svg:viewBox="0 0 79829 19873" svg:d="M79829 19873c-12672-3157-67159-16720-79829-19873">
          <text:p/>
        </draw:path>
        <draw:path draw:style-name="gr1" draw:text-style-name="P1" draw:layer="layout" svg:width="74.568cm" svg:height="19.984cm" svg:x="81.357cm" svg:y="10.352cm" svg:viewBox="0 0 74569 19985" svg:d="M74569 19985c-12178-3265-62398-16724-74569-19985">
          <text:p/>
        </draw:path>
        <draw:path draw:style-name="gr1" draw:text-style-name="P1" draw:layer="layout" svg:width="69.319cm" svg:height="20.114cm" svg:x="86.614cm" svg:y="10.286cm" svg:viewBox="0 0 69320 20115" svg:d="M69320 20115c-11650-3381-57654-16730-69320-20115">
          <text:p/>
        </draw:path>
        <draw:path draw:style-name="gr1" draw:text-style-name="P1" draw:layer="layout" svg:width="64.052cm" svg:height="20.271cm" svg:x="91.874cm" svg:y="10.207cm" svg:viewBox="0 0 64053 20272" svg:d="M64053 20272c-11128-3521-52914-16747-64053-20272">
          <text:p/>
        </draw:path>
        <draw:path draw:style-name="gr1" draw:text-style-name="P1" draw:layer="layout" svg:width="79.828cm" svg:height="19.872cm" svg:x="65.588cm" svg:y="10.408cm" svg:viewBox="0 0 79829 19873" svg:d="M79829 19873c-12672-3157-67159-16720-79829-19873">
          <text:p/>
        </draw:path>
        <draw:path draw:style-name="gr1" draw:text-style-name="P1" draw:layer="layout" svg:width="74.568cm" svg:height="19.984cm" svg:x="70.845cm" svg:y="10.352cm" svg:viewBox="0 0 74569 19985" svg:d="M74569 19985c-12178-3265-62398-16724-74569-19985">
          <text:p/>
        </draw:path>
        <draw:path draw:style-name="gr1" draw:text-style-name="P1" draw:layer="layout" svg:width="69.319cm" svg:height="20.114cm" svg:x="76.101cm" svg:y="10.286cm" svg:viewBox="0 0 69320 20115" svg:d="M69320 20115c-11650-3381-57654-16730-69320-20115">
          <text:p/>
        </draw:path>
        <draw:path draw:style-name="gr1" draw:text-style-name="P1" draw:layer="layout" svg:width="64.052cm" svg:height="20.271cm" svg:x="81.361cm" svg:y="10.207cm" svg:viewBox="0 0 64053 20272" svg:d="M64053 20272c-11128-3521-52914-16747-64053-20272">
          <text:p/>
        </draw:path>
        <draw:path draw:style-name="gr1" draw:text-style-name="P1" draw:layer="layout" svg:width="58.788cm" svg:height="20.458cm" svg:x="86.621cm" svg:y="10.115cm" svg:viewBox="0 0 58789 20459" svg:d="M58789 20459c-10581-3684-48207-16777-58789-20459">
          <text:p/>
        </draw:path>
        <draw:path draw:style-name="gr1" draw:text-style-name="P1" draw:layer="layout" svg:width="53.549cm" svg:height="20.674cm" svg:x="91.863cm" svg:y="10.008cm" svg:viewBox="0 0 53550 20675" svg:d="M53550 20675c-9998-3862-43557-16816-53550-20675">
          <text:p/>
        </draw:path>
        <draw:path draw:style-name="gr1" draw:text-style-name="P1" draw:layer="layout" svg:width="58.788cm" svg:height="20.458cm" svg:x="65.596cm" svg:y="10.115cm" svg:viewBox="0 0 58789 20459" svg:d="M58789 20459c-10581-3684-48207-16777-58789-20459">
          <text:p/>
        </draw:path>
        <draw:path draw:style-name="gr1" draw:text-style-name="P1" draw:layer="layout" svg:width="53.549cm" svg:height="20.674cm" svg:x="70.838cm" svg:y="10.008cm" svg:viewBox="0 0 53550 20675" svg:d="M53550 20675c-9998-3862-43557-16816-53550-20675">
          <text:p/>
        </draw:path>
        <draw:path draw:style-name="gr1" draw:text-style-name="P1" draw:layer="layout" svg:width="48.286cm" svg:height="20.953cm" svg:x="76.101cm" svg:y="9.867cm" svg:viewBox="0 0 48287 20954" svg:d="M48287 20954c-9400-4078-38892-16878-48287-20954">
          <text:p/>
        </draw:path>
        <draw:path draw:style-name="gr1" draw:text-style-name="P1" draw:layer="layout" svg:width="43.037cm" svg:height="21.308cm" svg:x="81.357cm" svg:y="9.688cm" svg:viewBox="0 0 43038 21309" svg:d="M43038 21309c-8757-4338-34270-16968-43038-21309">
          <text:p/>
        </draw:path>
        <draw:path draw:style-name="gr1" draw:text-style-name="P1" draw:layer="layout" svg:width="38.352cm" svg:height="21.358cm" svg:x="86.325cm" svg:y="9.663cm" svg:viewBox="0 0 38353 21359" svg:d="M38353 21359c-7855-4370-30491-16979-38353-21359">
          <text:p/>
        </draw:path>
        <draw:path draw:style-name="gr1" draw:text-style-name="P1" draw:layer="layout" svg:width="33.741cm" svg:height="21.366cm" svg:x="91.263cm" svg:y="9.655cm" svg:viewBox="0 0 33742 21367" svg:d="M33742 21367c-6910-4375-26814-16980-33742-21367">
          <text:p/>
        </draw:path>
        <draw:path draw:style-name="gr1" draw:text-style-name="P1" draw:layer="layout" svg:width="69.319cm" svg:height="20.114cm" svg:x="65.588cm" svg:y="10.286cm" svg:viewBox="0 0 69320 20115" svg:d="M69320 20115c-11650-3381-57654-16730-69320-20115">
          <text:p/>
        </draw:path>
        <draw:path draw:style-name="gr1" draw:text-style-name="P1" draw:layer="layout" svg:width="64.052cm" svg:height="20.271cm" svg:x="70.848cm" svg:y="10.207cm" svg:viewBox="0 0 64053 20272" svg:d="M64053 20272c-11128-3521-52914-16747-64053-20272">
          <text:p/>
        </draw:path>
        <draw:path draw:style-name="gr1" draw:text-style-name="P1" draw:layer="layout" svg:width="58.788cm" svg:height="20.458cm" svg:x="76.108cm" svg:y="10.115cm" svg:viewBox="0 0 58789 20459" svg:d="M58789 20459c-10581-3684-48207-16777-58789-20459">
          <text:p/>
        </draw:path>
        <draw:path draw:style-name="gr1" draw:text-style-name="P1" draw:layer="layout" svg:width="53.549cm" svg:height="20.674cm" svg:x="81.351cm" svg:y="10.008cm" svg:viewBox="0 0 53550 20675" svg:d="M53550 20675c-9998-3862-43557-16816-53550-20675">
          <text:p/>
        </draw:path>
        <draw:path draw:style-name="gr1" draw:text-style-name="P1" draw:layer="layout" svg:width="48.286cm" svg:height="20.953cm" svg:x="86.614cm" svg:y="9.867cm" svg:viewBox="0 0 48287 20954" svg:d="M48287 20954c-9400-4078-38892-16878-48287-20954">
          <text:p/>
        </draw:path>
        <draw:path draw:style-name="gr1" draw:text-style-name="P1" draw:layer="layout" svg:width="43.037cm" svg:height="21.308cm" svg:x="91.87cm" svg:y="9.688cm" svg:viewBox="0 0 43038 21309" svg:d="M43038 21309c-8757-4338-34270-16968-43038-21309">
          <text:p/>
        </draw:path>
        <draw:path draw:style-name="gr1" draw:text-style-name="P1" draw:layer="layout" svg:width="74.568cm" svg:height="19.984cm" svg:x="65.588cm" svg:y="10.352cm" svg:viewBox="0 0 74569 19985" svg:d="M74569 19985c-12178-3265-62398-16724-74569-19985">
          <text:p/>
        </draw:path>
        <draw:path draw:style-name="gr1" draw:text-style-name="P1" draw:layer="layout" svg:width="69.319cm" svg:height="20.114cm" svg:x="70.845cm" svg:y="10.286cm" svg:viewBox="0 0 69320 20115" svg:d="M69320 20115c-11650-3381-57654-16730-69320-20115">
          <text:p/>
        </draw:path>
        <draw:path draw:style-name="gr1" draw:text-style-name="P1" draw:layer="layout" svg:width="64.052cm" svg:height="20.271cm" svg:x="76.105cm" svg:y="10.207cm" svg:viewBox="0 0 64053 20272" svg:d="M64053 20272c-11128-3521-52914-16747-64053-20272">
          <text:p/>
        </draw:path>
        <draw:path draw:style-name="gr1" draw:text-style-name="P1" draw:layer="layout" svg:width="58.788cm" svg:height="20.458cm" svg:x="81.365cm" svg:y="10.115cm" svg:viewBox="0 0 58789 20459" svg:d="M58789 20459c-10581-3684-48207-16777-58789-20459">
          <text:p/>
        </draw:path>
        <draw:path draw:style-name="gr1" draw:text-style-name="P1" draw:layer="layout" svg:width="53.549cm" svg:height="20.674cm" svg:x="86.607cm" svg:y="10.008cm" svg:viewBox="0 0 53550 20675" svg:d="M53550 20675c-9998-3862-43557-16816-53550-20675">
          <text:p/>
        </draw:path>
        <draw:path draw:style-name="gr1" draw:text-style-name="P1" draw:layer="layout" svg:width="48.286cm" svg:height="20.953cm" svg:x="91.87cm" svg:y="9.867cm" svg:viewBox="0 0 48287 20954" svg:d="M48287 20954c-9400-4078-38892-16878-48287-20954">
          <text:p/>
        </draw:path>
        <draw:path draw:style-name="gr4" draw:text-style-name="P1" draw:layer="layout" svg:width="36.223cm" svg:height="15.275cm" svg:x="63.923cm" svg:y="12.701cm" svg:viewBox="0 0 36224 15276" svg:d="M0 0c7417 3127 28787 12138 36224 15276">
          <text:p/>
        </draw:path>
        <draw:path draw:style-name="gr4" draw:text-style-name="P1" draw:layer="layout" svg:width="31.623cm" svg:height="15.275cm" svg:x="68.855cm" svg:y="12.701cm" svg:viewBox="0 0 31624 15276" svg:d="M0 0c6475 3127 25129 12140 31624 15276">
          <text:p/>
        </draw:path>
        <draw:path draw:style-name="gr4" draw:text-style-name="P1" draw:layer="layout" svg:width="27.023cm" svg:height="15.275cm" svg:x="73.783cm" svg:y="12.701cm" svg:viewBox="0 0 27024 15276" svg:d="M0 0c5533 3127 21474 12139 27024 15276">
          <text:p/>
        </draw:path>
        <draw:path draw:style-name="gr4" draw:text-style-name="P1" draw:layer="layout" svg:width="22.423cm" svg:height="15.275cm" svg:x="78.712cm" svg:y="12.701cm" svg:viewBox="0 0 22424 15276" svg:d="M0 0c4591 3127 17820 12139 22424 15276">
          <text:p/>
        </draw:path>
        <draw:path draw:style-name="gr4" draw:text-style-name="P1" draw:layer="layout" svg:width="17.823cm" svg:height="15.275cm" svg:x="83.643cm" svg:y="12.701cm" svg:viewBox="0 0 17824 15276" svg:d="M0 0c3649 3127 14164 12141 17824 15276">
          <text:p/>
        </draw:path>
        <draw:path draw:style-name="gr4" draw:text-style-name="P1" draw:layer="layout" svg:width="13.222cm" svg:height="15.275cm" svg:x="88.572cm" svg:y="12.701cm" svg:viewBox="0 0 13223 15276" svg:d="M0 0c2707 3127 10507 12140 13223 15276">
          <text:p/>
        </draw:path>
        <draw:g>
          <draw:g>
            <draw:polygon draw:style-name="gr6" draw:text-style-name="P3" draw:layer="layout" svg:width="4.833cm" svg:height="3.222cm" svg:x="5.433cm" svg:y="6.374cm" svg:viewBox="0 0 4834 3223" draw:points="0,3223 4834,3223 4834,0 0,0">
              <text:p/>
            </draw:polygon>
            <draw:polygon draw:style-name="gr7" draw:text-style-name="P1" draw:layer="layout" svg:width="4.833cm" svg:height="3.222cm" svg:x="5.433cm" svg:y="6.374cm" svg:viewBox="0 0 4834 3223" draw:points="0,3223 4834,3223 4834,0 0,0">
              <text:p/>
            </draw:polygon>
          </draw:g>
          <draw:frame draw:style-name="gr8" draw:text-style-name="P1" draw:layer="layout" svg:width="4.833cm" svg:height="3.222cm" svg:x="5.433cm" svg:y="6.374cm">
            <draw:text-box>
              <text:p text:style-name="P4"><text:span text:style-name="T1">gggggg</text:span></text:p>
              <text:p text:style-name="P4"><text:span text:style-name="T1">mmmmm</text:span></text:p>
              <text:p text:style-name="P4"><text:span text:style-name="T1">pp:sss+hh</text:span><text:span text:style-name="T1">h</text:span></text:p>
            </draw:text-box>
          </draw:frame>
        </draw:g>
        <draw:g>
          <draw:g>
            <draw:polygon draw:style-name="gr9" draw:text-style-name="P5" draw:layer="layout" svg:width="14.146cm" svg:height="9.431cm" svg:x="10.901cm" svg:y="3.269cm" svg:viewBox="0 0 14147 9432" draw:points="0,9432 14147,9432 14147,0 0,0">
              <text:p/>
            </draw:polygon>
            <draw:polygon draw:style-name="gr2" draw:text-style-name="P1" draw:layer="layout" svg:width="14.146cm" svg:height="9.431cm" svg:x="10.901cm" svg:y="3.269cm" svg:viewBox="0 0 14147 9432" draw:points="0,9432 14147,9432 14147,0 0,0">
              <text:p/>
            </draw:polygon>
          </draw:g>
          <draw:frame draw:style-name="gr10" draw:text-style-name="P1" draw:layer="layout" svg:width="14.146cm" svg:height="9.431cm" svg:x="10.901cm" svg:y="3.269cm">
            <draw:text-box>
              <text:p text:style-name="P4"><text:span text:style-name="T1">LEGEND</text:span></text:p>
              <text:p text:style-name="P4"><text:span text:style-name="T1">Last </text:span><text:span text:style-name="T1">digits of </text:span><text:span text:style-name="T1">Switch </text:span><text:span text:style-name="T1">GUID</text:span></text:p>
              <text:p text:style-name="P4"><text:span text:style-name="T1">Switch </text:span><text:span text:style-name="T1">Model</text:span></text:p>
              <text:p text:style-name="P4"><text:span text:style-name="T1">Total </text:span><text:span text:style-name="T1">ports: </text:span><text:span text:style-name="T1">Links to </text:span><text:span text:style-name="T1">switches </text:span><text:span text:style-name="T1">+</text:span></text:p>
              <text:p text:style-name="P4"><text:span text:style-name="T1">Links to </text:span><text:span text:style-name="T1">HCAs</text:span></text:p>
            </draw:text-box>
          </draw:frame>
        </draw:g>
        <draw:g>
          <draw:g>
            <draw:polygon draw:style-name="gr6" draw:text-style-name="P3" draw:layer="layout" svg:width="4.621cm" svg:height="3.081cm" svg:x="55.404cm" svg:y="47.719cm" svg:viewBox="0 0 4622 3082" draw:points="0,3082 4622,3082 4622,0 0,0">
              <text:p/>
            </draw:polygon>
            <draw:polygon draw:style-name="gr7" draw:text-style-name="P1" draw:layer="layout" svg:width="4.621cm" svg:height="3.081cm" svg:x="55.404cm" svg:y="47.7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55.404cm" svg:y="47.389cm">
            <draw:text-box>
              <text:p text:style-name="P4"><text:span text:style-name="T2">6be3f0</text:span></text:p>
              <text:p text:style-name="P4"><text:span text:style-name="T2">SX60xx</text:span></text:p>
              <text:p text:style-name="P4"><text:span text:style-name="T2">36:16+16</text:span></text:p>
            </draw:text-box>
          </draw:frame>
        </draw:g>
        <draw:g>
          <draw:g>
            <draw:polygon draw:style-name="gr6" draw:text-style-name="P3" draw:layer="layout" svg:width="4.621cm" svg:height="3.081cm" svg:x="28.857cm" svg:y="47.719cm" svg:viewBox="0 0 4622 3082" draw:points="0,3082 4622,3082 4622,0 0,0">
              <text:p/>
            </draw:polygon>
            <draw:polygon draw:style-name="gr7" draw:text-style-name="P1" draw:layer="layout" svg:width="4.621cm" svg:height="3.081cm" svg:x="28.857cm" svg:y="47.7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28.857cm" svg:y="47.389cm">
            <draw:text-box>
              <text:p text:style-name="P4"><text:span text:style-name="T2">6bfa70</text:span></text:p>
              <text:p text:style-name="P4"><text:span text:style-name="T2">SX60xx</text:span></text:p>
              <text:p text:style-name="P4"><text:span text:style-name="T2">36:16+1</text:span><text:span text:style-name="T2">6</text:span></text:p>
            </draw:text-box>
          </draw:frame>
        </draw:g>
        <draw:g>
          <draw:g>
            <draw:polygon draw:style-name="gr6" draw:text-style-name="P3" draw:layer="layout" svg:width="4.621cm" svg:height="3.081cm" svg:x="12.929cm" svg:y="47.719cm" svg:viewBox="0 0 4622 3082" draw:points="0,3082 4622,3082 4622,0 0,0">
              <text:p/>
            </draw:polygon>
            <draw:polygon draw:style-name="gr7" draw:text-style-name="P1" draw:layer="layout" svg:width="4.621cm" svg:height="3.081cm" svg:x="12.929cm" svg:y="47.7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2.929cm" svg:y="47.389cm">
            <draw:text-box>
              <text:p text:style-name="P4"><text:span text:style-name="T2">6bfb70</text:span></text:p>
              <text:p text:style-name="P4"><text:span text:style-name="T2">SX60xx</text:span></text:p>
              <text:p text:style-name="P4"><text:span text:style-name="T2">36:16+1</text:span><text:span text:style-name="T2">6</text:span></text:p>
            </draw:text-box>
          </draw:frame>
        </draw:g>
        <draw:g>
          <draw:g>
            <draw:polygon draw:style-name="gr6" draw:text-style-name="P3" draw:layer="layout" svg:width="4.621cm" svg:height="3.081cm" svg:x="18.239cm" svg:y="47.719cm" svg:viewBox="0 0 4622 3082" draw:points="0,3082 4622,3082 4622,0 0,0">
              <text:p/>
            </draw:polygon>
            <draw:polygon draw:style-name="gr7" draw:text-style-name="P1" draw:layer="layout" svg:width="4.621cm" svg:height="3.081cm" svg:x="18.239cm" svg:y="47.7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8.239cm" svg:y="47.389cm">
            <draw:text-box>
              <text:p text:style-name="P4"><text:span text:style-name="T2">6bfaf0</text:span></text:p>
              <text:p text:style-name="P4"><text:span text:style-name="T2">SX60xx</text:span></text:p>
              <text:p text:style-name="P4"><text:span text:style-name="T2">36:16+1</text:span><text:span text:style-name="T2">5</text:span></text:p>
            </draw:text-box>
          </draw:frame>
        </draw:g>
        <draw:g>
          <draw:g>
            <draw:polygon draw:style-name="gr6" draw:text-style-name="P3" draw:layer="layout" svg:width="4.621cm" svg:height="3.081cm" svg:x="50.095cm" svg:y="47.719cm" svg:viewBox="0 0 4622 3082" draw:points="0,3082 4622,3082 4622,0 0,0">
              <text:p/>
            </draw:polygon>
            <draw:polygon draw:style-name="gr7" draw:text-style-name="P1" draw:layer="layout" svg:width="4.621cm" svg:height="3.081cm" svg:x="50.095cm" svg:y="47.7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50.095cm" svg:y="47.389cm">
            <draw:text-box>
              <text:p text:style-name="P4"><text:span text:style-name="T2">6bfe70</text:span></text:p>
              <text:p text:style-name="P4"><text:span text:style-name="T2">SX60xx</text:span></text:p>
              <text:p text:style-name="P4"><text:span text:style-name="T2">36:16+1</text:span><text:span text:style-name="T2">6</text:span></text:p>
            </draw:text-box>
          </draw:frame>
        </draw:g>
        <draw:g>
          <draw:g>
            <draw:polygon draw:style-name="gr6" draw:text-style-name="P3" draw:layer="layout" svg:width="4.621cm" svg:height="3.081cm" svg:x="34.167cm" svg:y="47.719cm" svg:viewBox="0 0 4622 3082" draw:points="0,3082 4622,3082 4622,0 0,0">
              <text:p/>
            </draw:polygon>
            <draw:polygon draw:style-name="gr7" draw:text-style-name="P1" draw:layer="layout" svg:width="4.621cm" svg:height="3.081cm" svg:x="34.167cm" svg:y="47.7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34.167cm" svg:y="47.389cm">
            <draw:text-box>
              <text:p text:style-name="P4"><text:span text:style-name="T2">6bf970</text:span></text:p>
              <text:p text:style-name="P4"><text:span text:style-name="T2">SX60xx</text:span></text:p>
              <text:p text:style-name="P4"><text:span text:style-name="T2">36:16+1</text:span><text:span text:style-name="T2">6</text:span></text:p>
            </draw:text-box>
          </draw:frame>
        </draw:g>
        <draw:g>
          <draw:g>
            <draw:polygon draw:style-name="gr6" draw:text-style-name="P3" draw:layer="layout" svg:width="4.621cm" svg:height="3.081cm" svg:x="44.786cm" svg:y="47.719cm" svg:viewBox="0 0 4622 3082" draw:points="0,3082 4622,3082 4622,0 0,0">
              <text:p/>
            </draw:polygon>
            <draw:polygon draw:style-name="gr7" draw:text-style-name="P1" draw:layer="layout" svg:width="4.621cm" svg:height="3.081cm" svg:x="44.786cm" svg:y="47.7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44.786cm" svg:y="47.389cm">
            <draw:text-box>
              <text:p text:style-name="P4"><text:span text:style-name="T2">6be670</text:span></text:p>
              <text:p text:style-name="P4"><text:span text:style-name="T2">SX60xx</text:span></text:p>
              <text:p text:style-name="P4"><text:span text:style-name="T2">36:16+1</text:span><text:span text:style-name="T2">6</text:span></text:p>
            </draw:text-box>
          </draw:frame>
        </draw:g>
        <draw:g>
          <draw:g>
            <draw:polygon draw:style-name="gr6" draw:text-style-name="P3" draw:layer="layout" svg:width="4.621cm" svg:height="3.081cm" svg:x="7.62cm" svg:y="47.719cm" svg:viewBox="0 0 4622 3082" draw:points="0,3082 4622,3082 4622,0 0,0">
              <text:p/>
            </draw:polygon>
            <draw:polygon draw:style-name="gr7" draw:text-style-name="P1" draw:layer="layout" svg:width="4.621cm" svg:height="3.081cm" svg:x="7.62cm" svg:y="47.7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7.62cm" svg:y="47.389cm">
            <draw:text-box>
              <text:p text:style-name="P4"><text:span text:style-name="T2">7b6a30</text:span></text:p>
              <text:p text:style-name="P4"><text:span text:style-name="T2">SX60xx</text:span></text:p>
              <text:p text:style-name="P4"><text:span text:style-name="T2">36:16+1</text:span><text:span text:style-name="T2">6</text:span></text:p>
            </draw:text-box>
          </draw:frame>
        </draw:g>
        <draw:g>
          <draw:g>
            <draw:polygon draw:style-name="gr6" draw:text-style-name="P3" draw:layer="layout" svg:width="4.621cm" svg:height="3.081cm" svg:x="23.548cm" svg:y="47.719cm" svg:viewBox="0 0 4622 3082" draw:points="0,3082 4622,3082 4622,0 0,0">
              <text:p/>
            </draw:polygon>
            <draw:polygon draw:style-name="gr7" draw:text-style-name="P1" draw:layer="layout" svg:width="4.621cm" svg:height="3.081cm" svg:x="23.548cm" svg:y="47.7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23.548cm" svg:y="47.389cm">
            <draw:text-box>
              <text:p text:style-name="P4"><text:span text:style-name="T2">6be7f0</text:span></text:p>
              <text:p text:style-name="P4"><text:span text:style-name="T2">SX60xx</text:span></text:p>
              <text:p text:style-name="P4"><text:span text:style-name="T2">36:16+1</text:span><text:span text:style-name="T2">6</text:span></text:p>
            </draw:text-box>
          </draw:frame>
        </draw:g>
        <draw:g>
          <draw:g>
            <draw:polygon draw:style-name="gr6" draw:text-style-name="P3" draw:layer="layout" svg:width="4.621cm" svg:height="3.081cm" svg:x="39.476cm" svg:y="47.719cm" svg:viewBox="0 0 4622 3082" draw:points="0,3082 4622,3082 4622,0 0,0">
              <text:p/>
            </draw:polygon>
            <draw:polygon draw:style-name="gr7" draw:text-style-name="P1" draw:layer="layout" svg:width="4.621cm" svg:height="3.081cm" svg:x="39.476cm" svg:y="47.7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39.476cm" svg:y="47.389cm">
            <draw:text-box>
              <text:p text:style-name="P4"><text:span text:style-name="T2">6be6f0</text:span></text:p>
              <text:p text:style-name="P4"><text:span text:style-name="T2">SX60xx</text:span></text:p>
              <text:p text:style-name="P4"><text:span text:style-name="T2">32:16+1</text:span><text:span text:style-name="T2">6</text:span></text:p>
            </draw:text-box>
          </draw:frame>
        </draw:g>
        <draw:g>
          <draw:g>
            <draw:polygon draw:style-name="gr6" draw:text-style-name="P3" draw:layer="layout" svg:width="4.621cm" svg:height="3.081cm" svg:x="90.17cm" svg:y="36.559cm" svg:viewBox="0 0 4622 3082" draw:points="0,3082 4622,3082 4622,0 0,0">
              <text:p/>
            </draw:polygon>
            <draw:polygon draw:style-name="gr7" draw:text-style-name="P1" draw:layer="layout" svg:width="4.621cm" svg:height="3.081cm" svg:x="90.17cm" svg:y="36.55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90.17cm" svg:y="36.229cm">
            <draw:text-box>
              <text:p text:style-name="P4"><text:span text:style-name="T2">868de0</text:span></text:p>
              <text:p text:style-name="P4"><text:span text:style-name="T2">SX60xx</text:span></text:p>
              <text:p text:style-name="P4"><text:span text:style-name="T2">36:2+5 </text:span></text:p>
            </draw:text-box>
          </draw:frame>
        </draw:g>
        <draw:g>
          <draw:g>
            <draw:polygon draw:style-name="gr6" draw:text-style-name="P3" draw:layer="layout" svg:width="4.621cm" svg:height="3.081cm" svg:x="59.284cm" svg:y="38.464cm" svg:viewBox="0 0 4622 3082" draw:points="0,3082 4622,3082 4622,0 0,0">
              <text:p/>
            </draw:polygon>
            <draw:polygon draw:style-name="gr7" draw:text-style-name="P1" draw:layer="layout" svg:width="4.621cm" svg:height="3.081cm" svg:x="59.284cm" svg:y="38.46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59.284cm" svg:y="38.134cm">
            <draw:text-box>
              <text:p text:style-name="P4"><text:span text:style-name="T2">4da940</text:span></text:p>
              <text:p text:style-name="P4"><text:span text:style-name="T2">SB77x0</text:span></text:p>
              <text:p text:style-name="P4"><text:span text:style-name="T2">36:16+6 </text:span></text:p>
            </draw:text-box>
          </draw:frame>
        </draw:g>
        <draw:g>
          <draw:g>
            <draw:polygon draw:style-name="gr6" draw:text-style-name="P3" draw:layer="layout" svg:width="4.621cm" svg:height="3.081cm" svg:x="113.656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13.656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13.656cm" svg:y="38.712cm">
            <draw:text-box>
              <text:p text:style-name="P4"><text:span text:style-name="T2">680080</text:span></text:p>
              <text:p text:style-name="P4"><text:span text:style-name="T2">SX60xx</text:span></text:p>
              <text:p text:style-name="P4"><text:span text:style-name="T2">32:8+22 </text:span></text:p>
            </draw:text-box>
          </draw:frame>
        </draw:g>
        <draw:g>
          <draw:g>
            <draw:polygon draw:style-name="gr6" draw:text-style-name="P3" draw:layer="layout" svg:width="4.621cm" svg:height="3.081cm" svg:x="118.895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18.895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18.895cm" svg:y="38.712cm">
            <draw:text-box>
              <text:p text:style-name="P4"><text:span text:style-name="T2">67f800</text:span></text:p>
              <text:p text:style-name="P4"><text:span text:style-name="T2">SX60xx</text:span></text:p>
              <text:p text:style-name="P4"><text:span text:style-name="T2">32:8+16 </text:span></text:p>
            </draw:text-box>
          </draw:frame>
        </draw:g>
        <draw:g>
          <draw:g>
            <draw:polygon draw:style-name="gr6" draw:text-style-name="P3" draw:layer="layout" svg:width="4.621cm" svg:height="3.081cm" svg:x="124.134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24.134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24.134cm" svg:y="38.712cm">
            <draw:text-box>
              <text:p text:style-name="P4"><text:span text:style-name="T2">680180</text:span></text:p>
              <text:p text:style-name="P4"><text:span text:style-name="T2">SX60xx</text:span></text:p>
              <text:p text:style-name="P4"><text:span text:style-name="T2">32:8+16 </text:span></text:p>
            </draw:text-box>
          </draw:frame>
        </draw:g>
        <draw:g>
          <draw:g>
            <draw:polygon draw:style-name="gr6" draw:text-style-name="P3" draw:layer="layout" svg:width="4.621cm" svg:height="3.081cm" svg:x="176.522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76.522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76.522cm" svg:y="38.712cm">
            <draw:text-box>
              <text:p text:style-name="P4"><text:span text:style-name="T2">680100</text:span></text:p>
              <text:p text:style-name="P4"><text:span text:style-name="T2">SX60xx</text:span></text:p>
              <text:p text:style-name="P4"><text:span text:style-name="T2">32:8+24 </text:span></text:p>
            </draw:text-box>
          </draw:frame>
        </draw:g>
        <draw:g>
          <draw:g>
            <draw:polygon draw:style-name="gr6" draw:text-style-name="P3" draw:layer="layout" svg:width="4.621cm" svg:height="3.081cm" svg:x="171.283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71.283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71.283cm" svg:y="38.712cm">
            <draw:text-box>
              <text:p text:style-name="P4"><text:span text:style-name="T2">2d8310</text:span></text:p>
              <text:p text:style-name="P4"><text:span text:style-name="T2">SX60xx</text:span></text:p>
              <text:p text:style-name="P4"><text:span text:style-name="T2">32:8+16 </text:span></text:p>
            </draw:text-box>
          </draw:frame>
        </draw:g>
        <draw:g>
          <draw:g>
            <draw:polygon draw:style-name="gr6" draw:text-style-name="P3" draw:layer="layout" svg:width="4.621cm" svg:height="3.081cm" svg:x="139.85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39.85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39.85cm" svg:y="38.712cm">
            <draw:text-box>
              <text:p text:style-name="P4"><text:span text:style-name="T2">2d8610</text:span></text:p>
              <text:p text:style-name="P4"><text:span text:style-name="T2">SX60xx</text:span></text:p>
              <text:p text:style-name="P4"><text:span text:style-name="T2">32:8+16 </text:span></text:p>
            </draw:text-box>
          </draw:frame>
        </draw:g>
        <draw:g>
          <draw:g>
            <draw:polygon draw:style-name="gr6" draw:text-style-name="P3" draw:layer="layout" svg:width="4.621cm" svg:height="3.081cm" svg:x="134.611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34.611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34.611cm" svg:y="38.712cm">
            <draw:text-box>
              <text:p text:style-name="P4"><text:span text:style-name="T2">a35250</text:span></text:p>
              <text:p text:style-name="P4"><text:span text:style-name="T2">SB77x0</text:span></text:p>
              <text:p text:style-name="P4"><text:span text:style-name="T2">36:16+20</text:span></text:p>
            </draw:text-box>
          </draw:frame>
        </draw:g>
        <draw:g>
          <draw:g>
            <draw:polygon draw:style-name="gr6" draw:text-style-name="P3" draw:layer="layout" svg:width="4.621cm" svg:height="3.081cm" svg:x="150.328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50.328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50.328cm" svg:y="38.712cm">
            <draw:text-box>
              <text:p text:style-name="P4"><text:span text:style-name="T2">ecaf80</text:span></text:p>
              <text:p text:style-name="P4"><text:span text:style-name="T2">SB77x0</text:span></text:p>
              <text:p text:style-name="P4"><text:span text:style-name="T2">36:16+1</text:span><text:span text:style-name="T2">7</text:span></text:p>
            </draw:text-box>
          </draw:frame>
        </draw:g>
        <draw:g>
          <draw:g>
            <draw:polygon draw:style-name="gr6" draw:text-style-name="P3" draw:layer="layout" svg:width="4.621cm" svg:height="3.081cm" svg:x="145.089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45.089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45.089cm" svg:y="38.712cm">
            <draw:text-box>
              <text:p text:style-name="P4"><text:span text:style-name="T2">98a060</text:span></text:p>
              <text:p text:style-name="P4"><text:span text:style-name="T2">SB77x0</text:span></text:p>
              <text:p text:style-name="P4"><text:span text:style-name="T2">36:16+16</text:span></text:p>
            </draw:text-box>
          </draw:frame>
        </draw:g>
        <draw:g>
          <draw:g>
            <draw:polygon draw:style-name="gr6" draw:text-style-name="P3" draw:layer="layout" svg:width="4.621cm" svg:height="3.081cm" svg:x="108.417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08.417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08.417cm" svg:y="38.712cm">
            <draw:text-box>
              <text:p text:style-name="P4"><text:span text:style-name="T2">a99e50</text:span></text:p>
              <text:p text:style-name="P4"><text:span text:style-name="T2">SB77x0</text:span></text:p>
              <text:p text:style-name="P4"><text:span text:style-name="T2">36:16+20</text:span></text:p>
            </draw:text-box>
          </draw:frame>
        </draw:g>
        <draw:g>
          <draw:g>
            <draw:polygon draw:style-name="gr6" draw:text-style-name="P3" draw:layer="layout" svg:width="4.621cm" svg:height="3.081cm" svg:x="129.372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29.372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29.372cm" svg:y="38.712cm">
            <draw:text-box>
              <text:p text:style-name="P4"><text:span text:style-name="T2">b67310</text:span></text:p>
              <text:p text:style-name="P4"><text:span text:style-name="T2">SB77x0</text:span></text:p>
              <text:p text:style-name="P4"><text:span text:style-name="T2">36:16+20</text:span></text:p>
            </draw:text-box>
          </draw:frame>
        </draw:g>
        <draw:g>
          <draw:g>
            <draw:polygon draw:style-name="gr6" draw:text-style-name="P3" draw:layer="layout" svg:width="4.621cm" svg:height="3.081cm" svg:x="166.044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66.044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66.044cm" svg:y="38.712cm">
            <draw:text-box>
              <text:p text:style-name="P4"><text:span text:style-name="T2">98a040</text:span></text:p>
              <text:p text:style-name="P4"><text:span text:style-name="T2">SB77x0</text:span></text:p>
              <text:p text:style-name="P4"><text:span text:style-name="T2">36:16+2</text:span><text:span text:style-name="T2">0</text:span></text:p>
            </draw:text-box>
          </draw:frame>
        </draw:g>
        <draw:g>
          <draw:g>
            <draw:polygon draw:style-name="gr6" draw:text-style-name="P3" draw:layer="layout" svg:width="4.621cm" svg:height="3.081cm" svg:x="155.566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55.566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55.566cm" svg:y="38.712cm">
            <draw:text-box>
              <text:p text:style-name="P4"><text:span text:style-name="T2">98a0e0</text:span></text:p>
              <text:p text:style-name="P4"><text:span text:style-name="T2">SB77x0</text:span></text:p>
              <text:p text:style-name="P4"><text:span text:style-name="T2">36:16+2</text:span><text:span text:style-name="T2">0</text:span></text:p>
            </draw:text-box>
          </draw:frame>
        </draw:g>
        <draw:g>
          <draw:g>
            <draw:polygon draw:style-name="gr6" draw:text-style-name="P3" draw:layer="layout" svg:width="4.621cm" svg:height="3.081cm" svg:x="160.805cm" svg:y="39.042cm" svg:viewBox="0 0 4622 3082" draw:points="0,3082 4622,3082 4622,0 0,0">
              <text:p/>
            </draw:polygon>
            <draw:polygon draw:style-name="gr7" draw:text-style-name="P1" draw:layer="layout" svg:width="4.621cm" svg:height="3.081cm" svg:x="160.805cm" svg:y="39.042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60.805cm" svg:y="38.712cm">
            <draw:text-box>
              <text:p text:style-name="P4"><text:span text:style-name="T2">98a0a0</text:span></text:p>
              <text:p text:style-name="P4"><text:span text:style-name="T2">SB77x0</text:span></text:p>
              <text:p text:style-name="P4"><text:span text:style-name="T2">36:16+2</text:span><text:span text:style-name="T2">0</text:span></text:p>
            </draw:text-box>
          </draw:frame>
        </draw:g>
        <draw:g xml:id="id7" draw:id="id7">
          <draw:g>
            <draw:polygon draw:style-name="gr6" draw:text-style-name="P3" draw:layer="layout" svg:width="4.621cm" svg:height="3.081cm" svg:x="104.07cm" svg:y="27.94cm" svg:viewBox="0 0 4622 3082" draw:points="0,3082 4622,3082 4622,0 0,0">
              <text:p/>
            </draw:polygon>
            <draw:polygon draw:style-name="gr7" draw:text-style-name="P1" draw:layer="layout" svg:width="4.621cm" svg:height="3.081cm" svg:x="104.07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04.07cm" svg:y="27.61cm">
            <draw:text-box>
              <text:p text:style-name="P4"><text:span text:style-name="T2">b673d0</text:span></text:p>
              <text:p text:style-name="P4"><text:span text:style-name="T2">SB77x0</text:span></text:p>
              <text:p text:style-name="P4"><text:span text:style-name="T2">36:18+15</text:span></text:p>
            </draw:text-box>
          </draw:frame>
        </draw:g>
        <draw:g xml:id="id5" draw:id="id5">
          <draw:g>
            <draw:polygon draw:style-name="gr6" draw:text-style-name="P3" draw:layer="layout" svg:width="4.621cm" svg:height="3.081cm" svg:x="98.496cm" svg:y="27.94cm" svg:viewBox="0 0 4622 3082" draw:points="0,3082 4622,3082 4622,0 0,0">
              <text:p/>
            </draw:polygon>
            <draw:polygon draw:style-name="gr7" draw:text-style-name="P1" draw:layer="layout" svg:width="4.621cm" svg:height="3.081cm" svg:x="98.496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98.496cm" svg:y="27.61cm">
            <draw:text-box>
              <text:p text:style-name="P4"><text:span text:style-name="T2">b6d4a0</text:span></text:p>
              <text:p text:style-name="P4"><text:span text:style-name="T2">SB77x0</text:span></text:p>
              <text:p text:style-name="P4"><text:span text:style-name="T2">36:18+16</text:span></text:p>
            </draw:text-box>
          </draw:frame>
        </draw:g>
        <draw:g>
          <draw:g>
            <draw:polygon draw:style-name="gr9" draw:text-style-name="P5" draw:layer="layout" svg:width="12.665cm" svg:height="8.443cm" svg:x="11.465cm" svg:y="23.495cm" svg:viewBox="0 0 12666 8444" draw:points="0,8444 12666,8444 12666,0 0,0">
              <text:p/>
            </draw:polygon>
            <draw:polygon draw:style-name="gr2" draw:text-style-name="P1" draw:layer="layout" svg:width="12.665cm" svg:height="8.443cm" svg:x="11.465cm" svg:y="23.495cm" svg:viewBox="0 0 12666 8444" draw:points="0,8444 12666,8444 12666,0 0,0">
              <text:p/>
            </draw:polygon>
          </draw:g>
          <draw:frame draw:style-name="gr12" draw:text-style-name="P1" draw:layer="layout" svg:width="12.665cm" svg:height="8.443cm" svg:x="11.465cm" svg:y="23.495cm">
            <draw:text-box>
              <text:p text:style-name="P4"><text:span text:style-name="T3">'ibnetd</text:span><text:span text:style-name="T3">iscover</text:span><text:span text:style-name="T3">2018NYU</text:span><text:span text:style-name="T3">v2'</text:span></text:p>
              <text:p text:style-name="P4"><text:span text:style-name="T3">Analyze</text:span><text:span text:style-name="T3">d</text:span></text:p>
              <text:p text:style-name="P4"><text:span text:style-name="T3">Mon Aug </text:span><text:span text:style-name="T3">20 </text:span><text:span text:style-name="T3">11:16:3</text:span><text:span text:style-name="T3">8 2018</text:span></text:p>
            </draw:text-box>
          </draw:frame>
        </draw:g>
        <draw:g>
          <draw:g>
            <draw:polygon draw:style-name="gr6" draw:text-style-name="P3" draw:layer="layout" svg:width="4.621cm" svg:height="3.081cm" svg:x="34.749cm" svg:y="27.94cm" svg:viewBox="0 0 4622 3082" draw:points="0,3082 4622,3082 4622,0 0,0">
              <text:p/>
            </draw:polygon>
            <draw:polygon draw:style-name="gr13" draw:text-style-name="P1" draw:layer="layout" svg:width="4.621cm" svg:height="3.081cm" svg:x="34.749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34.749cm" svg:y="27.61cm">
            <draw:text-box>
              <text:p text:style-name="P4"><text:span text:style-name="T4">f546c0</text:span></text:p>
              <text:p text:style-name="P4"><text:span text:style-name="T4">SB77x0</text:span></text:p>
              <text:p text:style-name="P4"><text:span text:style-name="T4">36:30+0 </text:span></text:p>
            </draw:text-box>
          </draw:frame>
        </draw:g>
        <draw:g>
          <draw:g>
            <draw:polygon draw:style-name="gr6" draw:text-style-name="P3" draw:layer="layout" svg:width="4.621cm" svg:height="3.081cm" svg:x="29.492cm" svg:y="27.94cm" svg:viewBox="0 0 4622 3082" draw:points="0,3082 4622,3082 4622,0 0,0">
              <text:p/>
            </draw:polygon>
            <draw:polygon draw:style-name="gr13" draw:text-style-name="P1" draw:layer="layout" svg:width="4.621cm" svg:height="3.081cm" svg:x="29.492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29.492cm" svg:y="27.61cm">
            <draw:text-box>
              <text:p text:style-name="P4"><text:span text:style-name="T4">667340</text:span></text:p>
              <text:p text:style-name="P4"><text:span text:style-name="T4">SB77x0</text:span></text:p>
              <text:p text:style-name="P4"><text:span text:style-name="T4">36:30+0 </text:span></text:p>
            </draw:text-box>
          </draw:frame>
        </draw:g>
        <draw:g xml:id="id1" draw:id="id1">
          <draw:g>
            <draw:polygon draw:style-name="gr6" draw:text-style-name="P3" draw:layer="layout" svg:width="4.621cm" svg:height="3.081cm" svg:x="87.348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87.348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87.348cm" svg:y="27.61cm">
            <draw:text-box>
              <text:p text:style-name="P4"><text:span text:style-name="T3">9564e0</text:span></text:p>
              <text:p text:style-name="P4"><text:span text:style-name="T3">SX60xx</text:span></text:p>
              <text:p text:style-name="P4"><text:span text:style-name="T3">36:13+10</text:span></text:p>
            </draw:text-box>
          </draw:frame>
        </draw:g>
        <draw:g xml:id="id3" draw:id="id3">
          <draw:g>
            <draw:polygon draw:style-name="gr6" draw:text-style-name="P3" draw:layer="layout" svg:width="4.621cm" svg:height="3.081cm" svg:x="92.922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92.922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92.922cm" svg:y="27.61cm">
            <draw:text-box>
              <text:p text:style-name="P4"><text:span text:style-name="T3">95b2c0</text:span></text:p>
              <text:p text:style-name="P4"><text:span text:style-name="T3">SX60xx</text:span></text:p>
              <text:p text:style-name="P4"><text:span text:style-name="T3">36:13+8 </text:span></text:p>
            </draw:text-box>
          </draw:frame>
        </draw:g>
        <draw:g>
          <draw:g>
            <draw:polygon draw:style-name="gr6" draw:text-style-name="P3" draw:layer="layout" svg:width="4.621cm" svg:height="3.081cm" svg:x="13.194cm" svg:y="38.464cm" svg:viewBox="0 0 4622 3082" draw:points="0,3082 4622,3082 4622,0 0,0">
              <text:p/>
            </draw:polygon>
            <draw:polygon draw:style-name="gr2" draw:text-style-name="P1" draw:layer="layout" svg:width="4.621cm" svg:height="3.081cm" svg:x="13.194cm" svg:y="38.46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3.194cm" svg:y="38.134cm">
            <draw:text-box>
              <text:p text:style-name="P4"><text:span text:style-name="T3">48d260</text:span></text:p>
              <text:p text:style-name="P4"><text:span text:style-name="T3">IS50xx</text:span></text:p>
              <text:p text:style-name="P4"><text:span text:style-name="T3">36:26+0 </text:span></text:p>
            </draw:text-box>
          </draw:frame>
        </draw:g>
        <draw:g>
          <draw:g>
            <draw:polygon draw:style-name="gr6" draw:text-style-name="P3" draw:layer="layout" svg:width="4.621cm" svg:height="3.081cm" svg:x="28.963cm" svg:y="38.464cm" svg:viewBox="0 0 4622 3082" draw:points="0,3082 4622,3082 4622,0 0,0">
              <text:p/>
            </draw:polygon>
            <draw:polygon draw:style-name="gr2" draw:text-style-name="P1" draw:layer="layout" svg:width="4.621cm" svg:height="3.081cm" svg:x="28.963cm" svg:y="38.46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28.963cm" svg:y="38.134cm">
            <draw:text-box>
              <text:p text:style-name="P4"><text:span text:style-name="T3">48d9b8</text:span></text:p>
              <text:p text:style-name="P4"><text:span text:style-name="T3">IS50xx</text:span></text:p>
              <text:p text:style-name="P4"><text:span text:style-name="T3">36:26+0 </text:span></text:p>
            </draw:text-box>
          </draw:frame>
        </draw:g>
        <draw:g>
          <draw:g>
            <draw:polygon draw:style-name="gr6" draw:text-style-name="P3" draw:layer="layout" svg:width="4.621cm" svg:height="3.081cm" svg:x="49.989cm" svg:y="38.464cm" svg:viewBox="0 0 4622 3082" draw:points="0,3082 4622,3082 4622,0 0,0">
              <text:p/>
            </draw:polygon>
            <draw:polygon draw:style-name="gr2" draw:text-style-name="P1" draw:layer="layout" svg:width="4.621cm" svg:height="3.081cm" svg:x="49.989cm" svg:y="38.46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49.989cm" svg:y="38.134cm">
            <draw:text-box>
              <text:p text:style-name="P4"><text:span text:style-name="T3">48d940</text:span></text:p>
              <text:p text:style-name="P4"><text:span text:style-name="T3">IS50xx</text:span></text:p>
              <text:p text:style-name="P4"><text:span text:style-name="T3">36:26+0 </text:span></text:p>
            </draw:text-box>
          </draw:frame>
        </draw:g>
        <draw:g>
          <draw:g>
            <draw:polygon draw:style-name="gr6" draw:text-style-name="P3" draw:layer="layout" svg:width="4.621cm" svg:height="3.081cm" svg:x="18.45cm" svg:y="38.464cm" svg:viewBox="0 0 4622 3082" draw:points="0,3082 4622,3082 4622,0 0,0">
              <text:p/>
            </draw:polygon>
            <draw:polygon draw:style-name="gr2" draw:text-style-name="P1" draw:layer="layout" svg:width="4.621cm" svg:height="3.081cm" svg:x="18.45cm" svg:y="38.46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8.45cm" svg:y="38.134cm">
            <draw:text-box>
              <text:p text:style-name="P4"><text:span text:style-name="T3">48d8e8</text:span></text:p>
              <text:p text:style-name="P4"><text:span text:style-name="T3">IS50xx</text:span></text:p>
              <text:p text:style-name="P4"><text:span text:style-name="T3">36:26+0 </text:span></text:p>
            </draw:text-box>
          </draw:frame>
        </draw:g>
        <draw:g>
          <draw:g>
            <draw:polygon draw:style-name="gr6" draw:text-style-name="P3" draw:layer="layout" svg:width="4.621cm" svg:height="3.081cm" svg:x="44.732cm" svg:y="38.464cm" svg:viewBox="0 0 4622 3082" draw:points="0,3082 4622,3082 4622,0 0,0">
              <text:p/>
            </draw:polygon>
            <draw:polygon draw:style-name="gr2" draw:text-style-name="P1" draw:layer="layout" svg:width="4.621cm" svg:height="3.081cm" svg:x="44.732cm" svg:y="38.46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44.732cm" svg:y="38.134cm">
            <draw:text-box>
              <text:p text:style-name="P4"><text:span text:style-name="T3">48d240</text:span></text:p>
              <text:p text:style-name="P4"><text:span text:style-name="T3">IS50xx</text:span></text:p>
              <text:p text:style-name="P4"><text:span text:style-name="T3">36:26+0 </text:span></text:p>
            </draw:text-box>
          </draw:frame>
        </draw:g>
        <draw:g>
          <draw:g>
            <draw:polygon draw:style-name="gr6" draw:text-style-name="P3" draw:layer="layout" svg:width="4.621cm" svg:height="3.081cm" svg:x="39.476cm" svg:y="38.464cm" svg:viewBox="0 0 4622 3082" draw:points="0,3082 4622,3082 4622,0 0,0">
              <text:p/>
            </draw:polygon>
            <draw:polygon draw:style-name="gr2" draw:text-style-name="P1" draw:layer="layout" svg:width="4.621cm" svg:height="3.081cm" svg:x="39.476cm" svg:y="38.46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39.476cm" svg:y="38.134cm">
            <draw:text-box>
              <text:p text:style-name="P4"><text:span text:style-name="T3">489d18</text:span></text:p>
              <text:p text:style-name="P4"><text:span text:style-name="T3">IS50xx</text:span></text:p>
              <text:p text:style-name="P4"><text:span text:style-name="T3">36:26+0 </text:span></text:p>
            </draw:text-box>
          </draw:frame>
        </draw:g>
        <draw:g>
          <draw:g>
            <draw:polygon draw:style-name="gr6" draw:text-style-name="P3" draw:layer="layout" svg:width="4.621cm" svg:height="3.081cm" svg:x="34.22cm" svg:y="38.464cm" svg:viewBox="0 0 4622 3082" draw:points="0,3082 4622,3082 4622,0 0,0">
              <text:p/>
            </draw:polygon>
            <draw:polygon draw:style-name="gr2" draw:text-style-name="P1" draw:layer="layout" svg:width="4.621cm" svg:height="3.081cm" svg:x="34.22cm" svg:y="38.46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34.22cm" svg:y="38.134cm">
            <draw:text-box>
              <text:p text:style-name="P4"><text:span text:style-name="T3">4a7998</text:span></text:p>
              <text:p text:style-name="P4"><text:span text:style-name="T3">IS50xx</text:span></text:p>
              <text:p text:style-name="P4"><text:span text:style-name="T3">36:26+0 </text:span></text:p>
            </draw:text-box>
          </draw:frame>
        </draw:g>
        <draw:g>
          <draw:g>
            <draw:polygon draw:style-name="gr6" draw:text-style-name="P3" draw:layer="layout" svg:width="4.621cm" svg:height="3.081cm" svg:x="23.707cm" svg:y="38.464cm" svg:viewBox="0 0 4622 3082" draw:points="0,3082 4622,3082 4622,0 0,0">
              <text:p/>
            </draw:polygon>
            <draw:polygon draw:style-name="gr2" draw:text-style-name="P1" draw:layer="layout" svg:width="4.621cm" svg:height="3.081cm" svg:x="23.707cm" svg:y="38.46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23.707cm" svg:y="38.134cm">
            <draw:text-box>
              <text:p text:style-name="P4"><text:span text:style-name="T3">4b5d00</text:span></text:p>
              <text:p text:style-name="P4"><text:span text:style-name="T3">IS50xx</text:span></text:p>
              <text:p text:style-name="P4"><text:span text:style-name="T3">36:26+0 </text:span></text:p>
            </draw:text-box>
          </draw:frame>
        </draw:g>
        <draw:g>
          <draw:g>
            <draw:polygon draw:style-name="gr6" draw:text-style-name="P3" draw:layer="layout" svg:width="4.621cm" svg:height="3.081cm" svg:x="59.955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59.955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59.955cm" svg:y="27.61cm">
            <draw:text-box>
              <text:p text:style-name="P4"><text:span text:style-name="T3">4da900</text:span></text:p>
              <text:p text:style-name="P4"><text:span text:style-name="T3">SB77x0</text:span></text:p>
              <text:p text:style-name="P4"><text:span text:style-name="T3">36:16+0 </text:span></text:p>
            </draw:text-box>
          </draw:frame>
        </draw:g>
        <draw:g>
          <draw:g>
            <draw:polygon draw:style-name="gr6" draw:text-style-name="P3" draw:layer="layout" svg:width="4.621cm" svg:height="3.081cm" svg:x="65.529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65.529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65.529cm" svg:y="27.61cm">
            <draw:text-box>
              <text:p text:style-name="P4"><text:span text:style-name="T3">667320</text:span></text:p>
              <text:p text:style-name="P4"><text:span text:style-name="T3">SB77x0</text:span></text:p>
              <text:p text:style-name="P4"><text:span text:style-name="T3">36:16+0 </text:span></text:p>
            </draw:text-box>
          </draw:frame>
        </draw:g>
        <draw:g>
          <draw:g>
            <draw:polygon draw:style-name="gr6" draw:text-style-name="P3" draw:layer="layout" svg:width="4.621cm" svg:height="3.081cm" svg:x="71.102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71.102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71.102cm" svg:y="27.61cm">
            <draw:text-box>
              <text:p text:style-name="P4"><text:span text:style-name="T3">f546e0</text:span></text:p>
              <text:p text:style-name="P4"><text:span text:style-name="T3">SB77x0</text:span></text:p>
              <text:p text:style-name="P4"><text:span text:style-name="T3">36:16+0 </text:span></text:p>
            </draw:text-box>
          </draw:frame>
        </draw:g>
        <draw:g>
          <draw:g>
            <draw:polygon draw:style-name="gr6" draw:text-style-name="P3" draw:layer="layout" svg:width="4.621cm" svg:height="3.081cm" svg:x="76.676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76.676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76.676cm" svg:y="27.61cm">
            <draw:text-box>
              <text:p text:style-name="P4"><text:span text:style-name="T3">f54780</text:span></text:p>
              <text:p text:style-name="P4"><text:span text:style-name="T3">SB77x0</text:span></text:p>
              <text:p text:style-name="P4"><text:span text:style-name="T3">36:15+0 </text:span></text:p>
            </draw:text-box>
          </draw:frame>
        </draw:g>
        <draw:g>
          <draw:g>
            <draw:polygon draw:style-name="gr6" draw:text-style-name="P3" draw:layer="layout" svg:width="4.621cm" svg:height="3.081cm" svg:x="129.651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129.651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29.651cm" svg:y="27.61cm">
            <draw:text-box>
              <text:p text:style-name="P4"><text:span text:style-name="T3">a99d70</text:span></text:p>
              <text:p text:style-name="P4"><text:span text:style-name="T3">SB77x0</text:span></text:p>
              <text:p text:style-name="P4"><text:span text:style-name="T3">36:34+0 </text:span></text:p>
            </draw:text-box>
          </draw:frame>
        </draw:g>
        <draw:g>
          <draw:g>
            <draw:polygon draw:style-name="gr6" draw:text-style-name="P3" draw:layer="layout" svg:width="4.621cm" svg:height="3.081cm" svg:x="161.189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161.189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61.189cm" svg:y="27.61cm">
            <draw:text-box>
              <text:p text:style-name="P4"><text:span text:style-name="T3">98a020</text:span></text:p>
              <text:p text:style-name="P4"><text:span text:style-name="T3">SB77x0</text:span></text:p>
              <text:p text:style-name="P4"><text:span text:style-name="T3">36:34+0 </text:span></text:p>
            </draw:text-box>
          </draw:frame>
        </draw:g>
        <draw:g>
          <draw:g>
            <draw:polygon draw:style-name="gr6" draw:text-style-name="P3" draw:layer="layout" svg:width="4.621cm" svg:height="3.081cm" svg:x="150.676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150.676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50.676cm" svg:y="27.61cm">
            <draw:text-box>
              <text:p text:style-name="P4"><text:span text:style-name="T3">98a100</text:span></text:p>
              <text:p text:style-name="P4"><text:span text:style-name="T3">SB77x0</text:span></text:p>
              <text:p text:style-name="P4"><text:span text:style-name="T3">36:34+0 </text:span></text:p>
            </draw:text-box>
          </draw:frame>
        </draw:g>
        <draw:g>
          <draw:g>
            <draw:polygon draw:style-name="gr6" draw:text-style-name="P3" draw:layer="layout" svg:width="4.621cm" svg:height="3.081cm" svg:x="155.933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155.933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55.933cm" svg:y="27.61cm">
            <draw:text-box>
              <text:p text:style-name="P4"><text:span text:style-name="T3">b67330</text:span></text:p>
              <text:p text:style-name="P4"><text:span text:style-name="T3">SB77x0</text:span></text:p>
              <text:p text:style-name="P4"><text:span text:style-name="T3">36:34+0 </text:span></text:p>
            </draw:text-box>
          </draw:frame>
        </draw:g>
        <draw:g>
          <draw:g>
            <draw:polygon draw:style-name="gr6" draw:text-style-name="P3" draw:layer="layout" svg:width="4.621cm" svg:height="3.081cm" svg:x="145.42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145.42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45.42cm" svg:y="27.61cm">
            <draw:text-box>
              <text:p text:style-name="P4"><text:span text:style-name="T3">b6d6e0</text:span></text:p>
              <text:p text:style-name="P4"><text:span text:style-name="T3">SB77x0</text:span></text:p>
              <text:p text:style-name="P4"><text:span text:style-name="T3">36:34+0 </text:span></text:p>
            </draw:text-box>
          </draw:frame>
        </draw:g>
        <draw:g>
          <draw:g>
            <draw:polygon draw:style-name="gr6" draw:text-style-name="P3" draw:layer="layout" svg:width="4.621cm" svg:height="3.081cm" svg:x="124.394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124.394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24.394cm" svg:y="27.61cm">
            <draw:text-box>
              <text:p text:style-name="P4"><text:span text:style-name="T3">b6d4c0</text:span></text:p>
              <text:p text:style-name="P4"><text:span text:style-name="T3">SB77x0</text:span></text:p>
              <text:p text:style-name="P4"><text:span text:style-name="T3">36:34+0 </text:span></text:p>
            </draw:text-box>
          </draw:frame>
        </draw:g>
        <draw:g>
          <draw:g>
            <draw:polygon draw:style-name="gr6" draw:text-style-name="P3" draw:layer="layout" svg:width="4.621cm" svg:height="3.081cm" svg:x="134.907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134.907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34.907cm" svg:y="27.61cm">
            <draw:text-box>
              <text:p text:style-name="P4"><text:span text:style-name="T3">b6d8a0</text:span></text:p>
              <text:p text:style-name="P4"><text:span text:style-name="T3">SB77x0</text:span></text:p>
              <text:p text:style-name="P4"><text:span text:style-name="T3">36:34+0 </text:span></text:p>
            </draw:text-box>
          </draw:frame>
        </draw:g>
        <draw:g>
          <draw:g>
            <draw:polygon draw:style-name="gr6" draw:text-style-name="P3" draw:layer="layout" svg:width="4.621cm" svg:height="3.081cm" svg:x="140.163cm" svg:y="27.94cm" svg:viewBox="0 0 4622 3082" draw:points="0,3082 4622,3082 4622,0 0,0">
              <text:p/>
            </draw:polygon>
            <draw:polygon draw:style-name="gr2" draw:text-style-name="P1" draw:layer="layout" svg:width="4.621cm" svg:height="3.081cm" svg:x="140.163cm" svg:y="27.94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140.163cm" svg:y="27.61cm">
            <draw:text-box>
              <text:p text:style-name="P4"><text:span text:style-name="T3">98a0c0</text:span></text:p>
              <text:p text:style-name="P4"><text:span text:style-name="T3">SB77x0</text:span></text:p>
              <text:p text:style-name="P4"><text:span text:style-name="T3">36:34+0 </text:span></text:p>
            </draw:text-box>
          </draw:frame>
        </draw:g>
        <draw:g>
          <draw:g>
            <draw:polygon draw:style-name="gr6" draw:text-style-name="P3" draw:layer="layout" svg:width="4.621cm" svg:height="3.081cm" svg:x="60.96cm" svg:y="9.619cm" svg:viewBox="0 0 4622 3082" draw:points="0,3082 4622,3082 4622,0 0,0">
              <text:p/>
            </draw:polygon>
            <draw:polygon draw:style-name="gr2" draw:text-style-name="P1" draw:layer="layout" svg:width="4.621cm" svg:height="3.081cm" svg:x="60.96cm" svg:y="9.6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60.96cm" svg:y="9.289cm">
            <draw:text-box>
              <text:p text:style-name="P4"><text:span text:style-name="T3">1ac2b0</text:span></text:p>
              <text:p text:style-name="P4"><text:span text:style-name="T3">SB77x0</text:span></text:p>
              <text:p text:style-name="P4"><text:span text:style-name="T3">36:36+0 </text:span></text:p>
            </draw:text-box>
          </draw:frame>
        </draw:g>
        <draw:g>
          <draw:g>
            <draw:polygon draw:style-name="gr6" draw:text-style-name="P3" draw:layer="layout" svg:width="4.621cm" svg:height="3.081cm" svg:x="66.216cm" svg:y="9.619cm" svg:viewBox="0 0 4622 3082" draw:points="0,3082 4622,3082 4622,0 0,0">
              <text:p/>
            </draw:polygon>
            <draw:polygon draw:style-name="gr2" draw:text-style-name="P1" draw:layer="layout" svg:width="4.621cm" svg:height="3.081cm" svg:x="66.216cm" svg:y="9.6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66.216cm" svg:y="9.289cm">
            <draw:text-box>
              <text:p text:style-name="P4"><text:span text:style-name="T3">b6d6c0</text:span></text:p>
              <text:p text:style-name="P4"><text:span text:style-name="T3">SB77x0</text:span></text:p>
              <text:p text:style-name="P4"><text:span text:style-name="T3">36:35+0 </text:span></text:p>
            </draw:text-box>
          </draw:frame>
        </draw:g>
        <draw:g>
          <draw:g>
            <draw:polygon draw:style-name="gr6" draw:text-style-name="P3" draw:layer="layout" svg:width="4.621cm" svg:height="3.081cm" svg:x="71.473cm" svg:y="9.619cm" svg:viewBox="0 0 4622 3082" draw:points="0,3082 4622,3082 4622,0 0,0">
              <text:p/>
            </draw:polygon>
            <draw:polygon draw:style-name="gr2" draw:text-style-name="P1" draw:layer="layout" svg:width="4.621cm" svg:height="3.081cm" svg:x="71.473cm" svg:y="9.6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71.473cm" svg:y="9.289cm">
            <draw:text-box>
              <text:p text:style-name="P4"><text:span text:style-name="T3">b67550</text:span></text:p>
              <text:p text:style-name="P4"><text:span text:style-name="T3">SB77x0</text:span></text:p>
              <text:p text:style-name="P4"><text:span text:style-name="T3">36:36+0 </text:span></text:p>
            </draw:text-box>
          </draw:frame>
        </draw:g>
        <draw:g>
          <draw:g>
            <draw:polygon draw:style-name="gr6" draw:text-style-name="P3" draw:layer="layout" svg:width="4.621cm" svg:height="3.081cm" svg:x="76.729cm" svg:y="9.619cm" svg:viewBox="0 0 4622 3082" draw:points="0,3082 4622,3082 4622,0 0,0">
              <text:p/>
            </draw:polygon>
            <draw:polygon draw:style-name="gr2" draw:text-style-name="P1" draw:layer="layout" svg:width="4.621cm" svg:height="3.081cm" svg:x="76.729cm" svg:y="9.6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76.729cm" svg:y="9.289cm">
            <draw:text-box>
              <text:p text:style-name="P4"><text:span text:style-name="T3">bf8910</text:span></text:p>
              <text:p text:style-name="P4"><text:span text:style-name="T3">SB77x0</text:span></text:p>
              <text:p text:style-name="P4"><text:span text:style-name="T3">36:36+0 </text:span></text:p>
            </draw:text-box>
          </draw:frame>
        </draw:g>
        <draw:g>
          <draw:g>
            <draw:polygon draw:style-name="gr6" draw:text-style-name="P3" draw:layer="layout" svg:width="4.621cm" svg:height="3.081cm" svg:x="81.986cm" svg:y="9.619cm" svg:viewBox="0 0 4622 3082" draw:points="0,3082 4622,3082 4622,0 0,0">
              <text:p/>
            </draw:polygon>
            <draw:polygon draw:style-name="gr2" draw:text-style-name="P1" draw:layer="layout" svg:width="4.621cm" svg:height="3.081cm" svg:x="81.986cm" svg:y="9.6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81.986cm" svg:y="9.289cm">
            <draw:text-box>
              <text:p text:style-name="P4"><text:span text:style-name="T3">b673b0</text:span></text:p>
              <text:p text:style-name="P4"><text:span text:style-name="T3">SB77x0</text:span></text:p>
              <text:p text:style-name="P4"><text:span text:style-name="T3">36:36+0 </text:span></text:p>
            </draw:text-box>
          </draw:frame>
        </draw:g>
        <draw:g>
          <draw:g>
            <draw:polygon draw:style-name="gr6" draw:text-style-name="P3" draw:layer="layout" svg:width="4.621cm" svg:height="3.081cm" svg:x="87.242cm" svg:y="9.619cm" svg:viewBox="0 0 4622 3082" draw:points="0,3082 4622,3082 4622,0 0,0">
              <text:p/>
            </draw:polygon>
            <draw:polygon draw:style-name="gr2" draw:text-style-name="P1" draw:layer="layout" svg:width="4.621cm" svg:height="3.081cm" svg:x="87.242cm" svg:y="9.619cm" svg:viewBox="0 0 4622 3082" draw:points="0,3082 4622,3082 4622,0 0,0">
              <text:p/>
            </draw:polygon>
          </draw:g>
          <draw:frame draw:style-name="gr11" draw:text-style-name="P1" draw:layer="layout" svg:width="4.621cm" svg:height="3.742cm" svg:x="87.242cm" svg:y="9.289cm">
            <draw:text-box>
              <text:p text:style-name="P4"><text:span text:style-name="T3">ab8db0</text:span></text:p>
              <text:p text:style-name="P4"><text:span text:style-name="T3">SB77x0</text:span></text:p>
              <text:p text:style-name="P4"><text:span text:style-name="T3">36:36+0 </text:span></text:p>
            </draw:text-box>
          </draw:frame>
        </draw:g>
        <draw:frame draw:style-name="gr5" draw:text-style-name="P2" draw:layer="layout" svg:width="2.471cm" svg:height="1.143cm" svg:x="30.461cm" svg:y="26.824cm">
          <draw:text-box>
            <text:p>ib-25-1</text:p>
          </draw:text-box>
        </draw:frame>
        <draw:frame draw:style-name="gr14" draw:text-style-name="P2" draw:layer="layout" svg:width="2.471cm" svg:height="0.962cm" svg:x="35.375cm" svg:y="26.851cm">
          <draw:text-box>
            <text:p>ib-25-2</text:p>
          </draw:text-box>
        </draw:frame>
        <draw:frame draw:style-name="gr5" draw:text-style-name="P2" draw:layer="layout" svg:width="3.868cm" svg:height="1.143cm" svg:x="13.912cm" svg:y="37.084cm">
          <draw:text-box>
            <text:p>ibswspine0</text:p>
          </draw:text-box>
        </draw:frame>
        <draw:frame draw:style-name="gr5" draw:text-style-name="P2" draw:layer="layout" svg:width="3.868cm" svg:height="1.143cm" svg:x="18.896cm" svg:y="37.084cm">
          <draw:text-box>
            <text:p>ibswspine3</text:p>
          </draw:text-box>
        </draw:frame>
        <draw:frame draw:style-name="gr5" draw:text-style-name="P2" draw:layer="layout" svg:width="3.868cm" svg:height="1.143cm" svg:x="24.412cm" svg:y="37.086cm">
          <draw:text-box>
            <text:p>ibswspine7</text:p>
          </draw:text-box>
        </draw:frame>
        <draw:frame draw:style-name="gr5" draw:text-style-name="P2" draw:layer="layout" svg:width="3.868cm" svg:height="1.143cm" svg:x="29.512cm" svg:y="37.087cm">
          <draw:text-box>
            <text:p>ibswspine1</text:p>
          </draw:text-box>
        </draw:frame>
        <draw:frame draw:style-name="gr5" draw:text-style-name="P2" draw:layer="layout" svg:width="3.868cm" svg:height="1.143cm" svg:x="34.512cm" svg:y="37.088cm">
          <draw:text-box>
            <text:p>ibswspine6</text:p>
          </draw:text-box>
        </draw:frame>
        <draw:frame draw:style-name="gr5" draw:text-style-name="P2" draw:layer="layout" svg:width="3.868cm" svg:height="1.143cm" svg:x="39.912cm" svg:y="37.089cm">
          <draw:text-box>
            <text:p>ibswspine5</text:p>
          </draw:text-box>
        </draw:frame>
        <draw:frame draw:style-name="gr5" draw:text-style-name="P2" draw:layer="layout" svg:width="3.868cm" svg:height="1.143cm" svg:x="50.412cm" svg:y="37.091cm">
          <draw:text-box>
            <text:p>ibswspine0</text:p>
          </draw:text-box>
        </draw:frame>
        <draw:frame draw:style-name="gr5" draw:text-style-name="P2" draw:layer="measurelines" svg:width="2.629cm" svg:height="1.143cm" svg:x="8.636cm" svg:y="51.054cm">
          <draw:text-box>
            <text:p>ib-c38</text:p>
          </draw:text-box>
        </draw:frame>
        <draw:frame draw:style-name="gr5" draw:text-style-name="P2" draw:layer="measurelines" svg:width="3.868cm" svg:height="1.143cm" svg:x="13.912cm" svg:y="37.085cm">
          <draw:text-box>
            <text:p>ibswspine0</text:p>
          </draw:text-box>
        </draw:frame>
        <draw:frame draw:style-name="gr5" draw:text-style-name="P2" draw:layer="measurelines" svg:width="2.629cm" svg:height="1.143cm" svg:x="13.937cm" svg:y="51.055cm">
          <draw:text-box>
            <text:p>ib-c34</text:p>
          </draw:text-box>
        </draw:frame>
        <draw:frame draw:style-name="gr5" draw:text-style-name="P2" draw:layer="measurelines" svg:width="2.629cm" svg:height="1.143cm" svg:x="19.596cm" svg:y="51.054cm">
          <draw:text-box>
            <text:p>ib-c39</text:p>
          </draw:text-box>
        </draw:frame>
        <draw:frame draw:style-name="gr5" draw:text-style-name="P2" draw:layer="measurelines" svg:width="2.629cm" svg:height="1.143cm" svg:x="24.839cm" svg:y="51.057cm">
          <draw:text-box>
            <text:p>ib-c37</text:p>
          </draw:text-box>
        </draw:frame>
        <draw:frame draw:style-name="gr5" draw:text-style-name="P2" draw:layer="measurelines" svg:width="2.629cm" svg:height="1.143cm" svg:x="30.04cm" svg:y="51.058cm">
          <draw:text-box>
            <text:p>ib-c33</text:p>
          </draw:text-box>
        </draw:frame>
        <draw:frame draw:style-name="gr5" draw:text-style-name="P2" draw:layer="measurelines" svg:width="2.629cm" svg:height="1.143cm" svg:x="35.341cm" svg:y="51.059cm">
          <draw:text-box>
            <text:p>ib-c41</text:p>
          </draw:text-box>
        </draw:frame>
        <draw:frame draw:style-name="gr5" draw:text-style-name="P2" draw:layer="measurelines" svg:width="2.629cm" svg:height="1.143cm" svg:x="40.642cm" svg:y="51.06cm">
          <draw:text-box>
            <text:p>ib-c36</text:p>
          </draw:text-box>
        </draw:frame>
        <draw:frame draw:style-name="gr5" draw:text-style-name="P2" draw:layer="measurelines" svg:width="2.629cm" svg:height="1.143cm" svg:x="46.043cm" svg:y="51.061cm">
          <draw:text-box>
            <text:p>ib-c40</text:p>
          </draw:text-box>
        </draw:frame>
        <draw:frame draw:style-name="gr5" draw:text-style-name="P2" draw:layer="measurelines" svg:width="2.629cm" svg:height="1.143cm" svg:x="51.244cm" svg:y="51.062cm">
          <draw:text-box>
            <text:p>ib-c35</text:p>
          </draw:text-box>
        </draw:frame>
        <draw:frame draw:style-name="gr5" draw:text-style-name="P2" draw:layer="measurelines" svg:width="2.629cm" svg:height="1.143cm" svg:x="56.545cm" svg:y="51.063cm">
          <draw:text-box>
            <text:p>ib-c32</text:p>
          </draw:text-box>
        </draw:frame>
        <draw:frame draw:style-name="gr5" draw:text-style-name="P2" draw:layer="measurelines" svg:width="2.629cm" svg:height="1.143cm" svg:x="60.325cm" svg:y="42.164cm">
          <draw:text-box>
            <text:p>ib-1-50</text:p>
          </draw:text-box>
        </draw:frame>
        <draw:frame draw:style-name="gr5" draw:text-style-name="P2" draw:layer="measurelines" svg:width="2.629cm" svg:height="1.143cm" svg:x="60.826cm" svg:y="31.265cm">
          <draw:text-box>
            <text:p>ib-2-08</text:p>
          </draw:text-box>
        </draw:frame>
        <draw:frame draw:style-name="gr5" draw:text-style-name="P2" draw:layer="measurelines" svg:width="2.629cm" svg:height="1.143cm" svg:x="66.627cm" svg:y="31.266cm">
          <draw:text-box>
            <text:p>ib-2-09</text:p>
          </draw:text-box>
        </draw:frame>
        <draw:frame draw:style-name="gr5" draw:text-style-name="P2" draw:layer="measurelines" svg:width="2.629cm" svg:height="1.143cm" svg:x="72.228cm" svg:y="31.267cm">
          <draw:text-box>
            <text:p>ib-2-10</text:p>
          </draw:text-box>
        </draw:frame>
        <draw:frame draw:style-name="gr5" draw:text-style-name="P2" draw:layer="measurelines" svg:width="2.629cm" svg:height="1.143cm" svg:x="77.929cm" svg:y="31.268cm">
          <draw:text-box>
            <text:p>ib-2-11</text:p>
          </draw:text-box>
        </draw:frame>
        <draw:frame draw:style-name="gr15" draw:text-style-name="P2" draw:layer="measurelines" svg:width="3.899cm" svg:height="1.038cm" svg:x="88.43cm" svg:y="31.347cm">
          <draw:text-box>
            <text:p>Ibswcore1</text:p>
          </draw:text-box>
        </draw:frame>
        <draw:frame draw:style-name="gr5" draw:text-style-name="P2" draw:layer="measurelines" svg:width="2.629cm" svg:height="1.143cm" svg:x="99.732cm" svg:y="31.271cm">
          <draw:text-box>
            <text:p>ib-1-1</text:p>
          </draw:text-box>
        </draw:frame>
        <draw:frame draw:style-name="gr5" draw:text-style-name="P2" draw:layer="measurelines" svg:width="2.629cm" svg:height="1.143cm" svg:x="105.233cm" svg:y="31.272cm">
          <draw:text-box>
            <text:p>ib-1-0</text:p>
          </draw:text-box>
        </draw:frame>
        <draw:frame draw:style-name="gr15" draw:text-style-name="P2" draw:layer="measurelines" svg:width="3.899cm" svg:height="1.038cm" svg:x="93.731cm" svg:y="31.347cm">
          <draw:text-box>
            <text:p>Ibswcore0</text:p>
          </draw:text-box>
        </draw:frame>
        <draw:frame draw:style-name="gr16" draw:text-style-name="P2" draw:layer="measurelines" svg:width="7.874cm" svg:height="0.968cm" svg:x="88.703cm" svg:y="39.672cm">
          <draw:text-box>
            <text:p>ibswspine18/spmercerib2</text:p>
          </draw:text-box>
        </draw:frame>
        <draw:frame draw:style-name="gr5" draw:text-style-name="P2" draw:layer="measurelines" svg:width="2.629cm" svg:height="1.143cm" svg:x="62.129cm" svg:y="8.468cm">
          <draw:text-box>
            <text:p>ib-3-1</text:p>
          </draw:text-box>
        </draw:frame>
        <draw:frame draw:style-name="gr5" draw:text-style-name="P2" draw:layer="measurelines" svg:width="2.629cm" svg:height="1.143cm" svg:x="67.23cm" svg:y="8.469cm">
          <draw:text-box>
            <text:p>ib-3-3</text:p>
          </draw:text-box>
        </draw:frame>
        <draw:frame draw:style-name="gr5" draw:text-style-name="P2" draw:layer="measurelines" svg:width="2.629cm" svg:height="1.143cm" svg:x="72.531cm" svg:y="8.47cm">
          <draw:text-box>
            <text:p>ib-3-5</text:p>
          </draw:text-box>
        </draw:frame>
        <draw:frame draw:style-name="gr5" draw:text-style-name="P2" draw:layer="measurelines" svg:width="2.629cm" svg:height="1.143cm" svg:x="77.832cm" svg:y="8.471cm">
          <draw:text-box>
            <text:p>ib-3-0</text:p>
          </draw:text-box>
        </draw:frame>
        <draw:frame draw:style-name="gr5" draw:text-style-name="P2" draw:layer="measurelines" svg:width="2.629cm" svg:height="1.143cm" svg:x="82.933cm" svg:y="8.472cm">
          <draw:text-box>
            <text:p>ib-3-2</text:p>
          </draw:text-box>
        </draw:frame>
        <draw:frame draw:style-name="gr5" draw:text-style-name="P2" draw:layer="measurelines" svg:width="2.629cm" svg:height="1.143cm" svg:x="88.334cm" svg:y="8.473cm">
          <draw:text-box>
            <text:p>ib-3-4</text:p>
          </draw:text-box>
        </draw:frame>
        <draw:frame draw:style-name="gr5" draw:text-style-name="P2" draw:layer="measurelines" svg:width="2.629cm" svg:height="1.143cm" svg:x="125.349cm" svg:y="17.78cm">
          <draw:text-box>
            <text:p>ib-2-1</text:p>
          </draw:text-box>
        </draw:frame>
        <draw:line draw:style-name="gr17" draw:text-style-name="P6" draw:layer="measurelines" svg:x1="126.492cm" svg:y1="19.05cm" svg:x2="126.873cm" svg:y2="27.559cm">
          <text:p/>
        </draw:line>
        <draw:frame draw:style-name="gr5" draw:text-style-name="P2" draw:layer="measurelines" svg:width="2.629cm" svg:height="1.143cm" svg:x="105.234cm" svg:y="31.273cm">
          <draw:text-box>
            <text:p>ib-1-0</text:p>
          </draw:text-box>
        </draw:frame>
        <draw:frame draw:style-name="gr5" draw:text-style-name="P2" draw:layer="measurelines" svg:width="2.629cm" svg:height="1.143cm" svg:x="130.25cm" svg:y="17.781cm">
          <draw:text-box>
            <text:p>ib-2-4</text:p>
          </draw:text-box>
        </draw:frame>
        <draw:line draw:style-name="gr17" draw:text-style-name="P6" draw:layer="measurelines" svg:x1="131.393cm" svg:y1="19.051cm" svg:x2="131.774cm" svg:y2="27.56cm">
          <text:p/>
        </draw:line>
        <draw:frame draw:style-name="gr5" draw:text-style-name="P2" draw:layer="measurelines" svg:width="2.629cm" svg:height="1.143cm" svg:x="135.651cm" svg:y="17.782cm">
          <draw:text-box>
            <text:p>ib-2-2</text:p>
          </draw:text-box>
        </draw:frame>
        <draw:line draw:style-name="gr17" draw:text-style-name="P6" draw:layer="measurelines" svg:x1="136.794cm" svg:y1="19.052cm" svg:x2="137.175cm" svg:y2="27.561cm">
          <text:p/>
        </draw:line>
        <draw:frame draw:style-name="gr5" draw:text-style-name="P2" draw:layer="measurelines" svg:width="2.629cm" svg:height="1.143cm" svg:x="140.652cm" svg:y="17.783cm">
          <draw:text-box>
            <text:p>ib-2-3</text:p>
          </draw:text-box>
        </draw:frame>
        <draw:line draw:style-name="gr17" draw:text-style-name="P6" draw:layer="measurelines" svg:x1="141.795cm" svg:y1="19.053cm" svg:x2="142.176cm" svg:y2="27.562cm">
          <text:p/>
        </draw:line>
        <draw:frame draw:style-name="gr5" draw:text-style-name="P2" draw:layer="measurelines" svg:width="2.629cm" svg:height="1.143cm" svg:x="146.553cm" svg:y="17.784cm">
          <draw:text-box>
            <text:p>ib-2-0</text:p>
          </draw:text-box>
        </draw:frame>
        <draw:line draw:style-name="gr17" draw:text-style-name="P6" draw:layer="measurelines" svg:x1="147.696cm" svg:y1="19.054cm" svg:x2="148.077cm" svg:y2="27.563cm">
          <text:p/>
        </draw:line>
        <draw:frame draw:style-name="gr5" draw:text-style-name="P2" draw:layer="measurelines" svg:width="2.629cm" svg:height="1.143cm" svg:x="151.954cm" svg:y="17.785cm">
          <draw:text-box>
            <text:p>ib-2-6</text:p>
          </draw:text-box>
        </draw:frame>
        <draw:line draw:style-name="gr17" draw:text-style-name="P6" draw:layer="measurelines" svg:x1="153.097cm" svg:y1="19.055cm" svg:x2="153.478cm" svg:y2="27.564cm">
          <text:p/>
        </draw:line>
        <draw:frame draw:style-name="gr5" draw:text-style-name="P2" draw:layer="measurelines" svg:width="2.629cm" svg:height="1.143cm" svg:x="156.455cm" svg:y="17.786cm">
          <draw:text-box>
            <text:p>ib-2-7</text:p>
          </draw:text-box>
        </draw:frame>
        <draw:line draw:style-name="gr17" draw:text-style-name="P6" draw:layer="measurelines" svg:x1="157.598cm" svg:y1="19.056cm" svg:x2="157.979cm" svg:y2="27.565cm">
          <text:p/>
        </draw:line>
        <draw:frame draw:style-name="gr5" draw:text-style-name="P2" draw:layer="measurelines" svg:width="2.629cm" svg:height="1.143cm" svg:x="161.656cm" svg:y="17.787cm">
          <draw:text-box>
            <text:p>ib-2-5</text:p>
          </draw:text-box>
        </draw:frame>
        <draw:line draw:style-name="gr17" draw:text-style-name="P6" draw:layer="measurelines" svg:x1="162.799cm" svg:y1="19.057cm" svg:x2="163.18cm" svg:y2="27.566cm">
          <text:p/>
        </draw:line>
        <draw:frame draw:style-name="gr5" draw:text-style-name="P2" draw:layer="measurelines" svg:width="2.629cm" svg:height="1.143cm" svg:x="109.25cm" svg:y="42.481cm">
          <draw:text-box>
            <text:p>ib-1-3</text:p>
          </draw:text-box>
        </draw:frame>
        <draw:frame draw:style-name="gr5" draw:text-style-name="P2" draw:layer="measurelines" svg:width="2.629cm" svg:height="1.143cm" svg:x="114.751cm" svg:y="42.482cm">
          <draw:text-box>
            <text:p>ib-c31</text:p>
          </draw:text-box>
        </draw:frame>
        <draw:frame draw:style-name="gr5" draw:text-style-name="P2" draw:layer="measurelines" svg:width="2.629cm" svg:height="1.143cm" svg:x="120.152cm" svg:y="42.483cm">
          <draw:text-box>
            <text:p>ib-c30</text:p>
          </draw:text-box>
        </draw:frame>
        <draw:frame draw:style-name="gr5" draw:text-style-name="P2" draw:layer="measurelines" svg:width="2.629cm" svg:height="1.143cm" svg:x="125.353cm" svg:y="42.484cm">
          <draw:text-box>
            <text:p>ib-c29</text:p>
          </draw:text-box>
        </draw:frame>
        <draw:frame draw:style-name="gr5" draw:text-style-name="P2" draw:layer="measurelines" svg:width="2.629cm" svg:height="1.143cm" svg:x="130.754cm" svg:y="42.485cm">
          <draw:text-box>
            <text:p>ib-1-2</text:p>
          </draw:text-box>
        </draw:frame>
        <draw:frame draw:style-name="gr5" draw:text-style-name="P2" draw:layer="measurelines" svg:width="2.629cm" svg:height="1.143cm" svg:x="135.655cm" svg:y="42.486cm">
          <draw:text-box>
            <text:p>ib-1-7</text:p>
          </draw:text-box>
        </draw:frame>
        <draw:frame draw:style-name="gr5" draw:text-style-name="P2" draw:layer="measurelines" svg:width="2.629cm" svg:height="1.143cm" svg:x="140.956cm" svg:y="42.487cm">
          <draw:text-box>
            <text:p>ib-c26</text:p>
          </draw:text-box>
        </draw:frame>
        <draw:frame draw:style-name="gr5" draw:text-style-name="P2" draw:layer="measurelines" svg:width="2.629cm" svg:height="1.143cm" svg:x="146.257cm" svg:y="42.488cm">
          <draw:text-box>
            <text:p>ib-1-9</text:p>
          </draw:text-box>
        </draw:frame>
        <draw:frame draw:style-name="gr5" draw:text-style-name="P2" draw:layer="measurelines" svg:width="2.629cm" svg:height="1.143cm" svg:x="151.558cm" svg:y="42.489cm">
          <draw:text-box>
            <text:p>ib-1-8</text:p>
          </draw:text-box>
        </draw:frame>
        <draw:frame draw:style-name="gr5" draw:text-style-name="P2" draw:layer="measurelines" svg:width="2.629cm" svg:height="1.143cm" svg:x="156.759cm" svg:y="42.49cm">
          <draw:text-box>
            <text:p>ib-1-4</text:p>
          </draw:text-box>
        </draw:frame>
        <draw:frame draw:style-name="gr5" draw:text-style-name="P2" draw:layer="measurelines" svg:width="2.629cm" svg:height="1.143cm" svg:x="162.06cm" svg:y="42.491cm">
          <draw:text-box>
            <text:p>ib-1-6</text:p>
          </draw:text-box>
        </draw:frame>
        <draw:frame draw:style-name="gr5" draw:text-style-name="P2" draw:layer="measurelines" svg:width="2.629cm" svg:height="1.143cm" svg:x="167.461cm" svg:y="42.492cm">
          <draw:text-box>
            <text:p>ib-1-5</text:p>
          </draw:text-box>
        </draw:frame>
        <draw:frame draw:style-name="gr5" draw:text-style-name="P2" draw:layer="measurelines" svg:width="2.629cm" svg:height="1.143cm" svg:x="172.462cm" svg:y="42.493cm">
          <draw:text-box>
            <text:p>ib-c27</text:p>
          </draw:text-box>
        </draw:frame>
        <draw:frame draw:style-name="gr5" draw:text-style-name="P2" draw:layer="measurelines" svg:width="2.629cm" svg:height="1.143cm" svg:x="177.763cm" svg:y="42.494cm">
          <draw:text-box>
            <text:p>ib-c28</text:p>
          </draw:text-box>
        </draw:frame>
        <draw:frame draw:style-name="gr18" draw:text-style-name="P2" xml:id="id2" draw:id="id2" draw:layer="measurelines" svg:width="5.969cm" svg:height="9.817cm" svg:x="104.013cm" svg:y="2.756cm">
          <draw:text-box>
            <text:p>mds41 HCA-1</text:p>
            <text:p>mds41 HCA-2</text:p>
            <text:p>oss42 HCA-1</text:p>
            <text:p>oss42 HCA-2</text:p>
            <text:p>oss43 HCA-1</text:p>
            <text:p>oss43 HCA-2</text:p>
            <text:p>robinhood HCA-1</text:p>
            <text:p>robinhood HCA-1</text:p>
            <text:p>robinhood mlx5_1</text:p>
            <text:p>slurm0 HCA-1</text:p>
            <text:p>ufl41 PCIe 5</text:p>
            <text:p>nyucn1 HCA-1</text:p>
            <text:p>nyucn2 HCA-1</text:p>
          </draw:text-box>
        </draw:frame>
        <draw:custom-shape draw:style-name="gr19" draw:text-style-name="P6" draw:layer="measurelines" svg:width="5.842cm" svg:height="9.779cm" svg:x="104.013cm" svg:y="2.667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measurelines" draw:type="curve" svg:x1="89.659cm" svg:y1="27.61cm" svg:x2="106.997cm" svg:y2="12.573cm" draw:start-shape="id1" draw:start-glue-point="0" draw:end-shape="id2" svg:d="M89659 27610c0-11277 17338-3759 17338-15037" svg:viewBox="0 0 17339 15038">
          <text:p/>
        </draw:connector>
        <draw:frame draw:style-name="gr18" draw:text-style-name="P2" draw:layer="measurelines" svg:width="5.969cm" svg:height="9.817cm" svg:x="111.614cm" svg:y="2.757cm">
          <draw:text-box>
            <text:p>oss40 HCA-1</text:p>
            <text:p>oss41 HCA-1</text:p>
            <text:p>oss40 HCA-2</text:p>
            <text:p>oss41 HCA-2</text:p>
            <text:p>mds40 HCA-1</text:p>
            <text:p>mds40 HCA-2</text:p>
            <text:p>ufl41 PCIe 2</text:p>
            <text:p>ufl41 PCIe 3</text:p>
            <text:p>nyucn4 HCA-1</text:p>
            <text:p>nyucn3 HCA-1</text:p>
          </draw:text-box>
        </draw:frame>
        <draw:custom-shape draw:style-name="gr19" draw:text-style-name="P6" xml:id="id4" draw:id="id4" draw:layer="measurelines" svg:width="5.842cm" svg:height="9.779cm" svg:x="111.613cm" svg:y="2.6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measurelines" svg:width="5.842cm" svg:height="9.779cm" svg:x="104.013cm" svg:y="2.6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measurelines" svg:width="5.842cm" svg:height="9.779cm" svg:x="104.013cm" svg:y="2.667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measurelines" draw:type="curve" svg:x1="95.233cm" svg:y1="27.61cm" svg:x2="114.534cm" svg:y2="12.446cm" draw:start-shape="id3" draw:start-glue-point="0" draw:end-shape="id4" draw:end-glue-point="2" svg:d="M95233 27610c0-11373 19301-3791 19301-15164" svg:viewBox="0 0 19302 15165">
          <text:p/>
        </draw:connector>
        <draw:frame draw:style-name="gr20" draw:text-style-name="P2" draw:layer="measurelines" svg:width="7.466cm" svg:height="13.049cm" svg:x="119.915cm" svg:y="2.758cm">
          <draw:text-box>
            <text:p>home-0 HCA-1</text:p>
            <text:p>home-1 HCA-1</text:p>
            <text:p>home-0 HCA-2</text:p>
            <text:p>home-1 HCA-2</text:p>
            <text:p>beegfs-1 HCA-3</text:p>
            <text:p>beegfs-1 HCA-1</text:p>
            <text:p>beegfs-2 HCA-3</text:p>
            <text:p>beegfs-2 HCA-1</text:p>
            <text:p>beegfs-3 HCA-3</text:p>
            <text:p>beegfs-3 HCA-1</text:p>
            <text:p>beegfs-4 HCA-3</text:p>
            <text:p>beegfs-4 HCA-1</text:p>
            <text:p>DataDirect HCA-1</text:p>
            <text:p>DataDirect HCA-1</text:p>
            <text:p>prince-master0 HCA-1</text:p>
            <text:p>ufm01 HCA-1</text:p>
          </draw:text-box>
        </draw:frame>
        <draw:custom-shape draw:style-name="gr21" draw:text-style-name="P6" xml:id="id6" draw:id="id6" draw:layer="measurelines" svg:width="8.303cm" svg:height="12.446cm" svg:x="118.951cm" svg:y="2.6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measurelines" svg:width="5.842cm" svg:height="9.779cm" svg:x="111.613cm" svg:y="2.667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measurelines" draw:type="curve" svg:x1="100.807cm" svg:y1="27.61cm" svg:x2="123.102cm" svg:y2="15.113cm" draw:start-shape="id5" draw:start-glue-point="0" draw:end-shape="id6" draw:end-glue-point="2" svg:d="M100807 27610c0-9372 22295-3124 22295-12497" svg:viewBox="0 0 22296 12498">
          <text:p/>
        </draw:connector>
        <draw:frame draw:style-name="gr20" draw:text-style-name="P2" draw:layer="measurelines" svg:width="7.466cm" svg:height="13.049cm" svg:x="129.715cm" svg:y="2.759cm">
          <draw:text-box>
            <text:p>home-0 HCA-2</text:p>
            <text:p>home-0 HCA-1</text:p>
            <text:p>home-1 HCA-2</text:p>
            <text:p>home-1 HCA-1</text:p>
            <text:p>beegfs-1 HCA-4</text:p>
            <text:p>beegfs-1 HCA-2</text:p>
            <text:p>beegfs-2 HCA-4</text:p>
            <text:p>beegfs-2 HCA-2</text:p>
            <text:p>beegfs-3 HCA-4</text:p>
            <text:p>beegfs-3 HCA-2</text:p>
            <text:p>beegfs-4 HCA-4</text:p>
            <text:p>beegfs-4 HCA-2</text:p>
            <text:p>DataDirect HCA-1</text:p>
            <text:p>DataDirect HCA-1</text:p>
            <text:p>prince-master0 HCA-2</text:p>
            <text:p/>
          </draw:text-box>
        </draw:frame>
        <draw:custom-shape draw:style-name="gr21" draw:text-style-name="P6" xml:id="id8" draw:id="id8" draw:layer="measurelines" svg:width="8.303cm" svg:height="12.446cm" svg:x="128.951cm" svg:y="2.667cm">
          <text:p/>
          <draw:enhanced-geometry svg:viewBox="0 0 21600 21600" draw:type="rectangle" draw:enhanced-path="M 0 0 L 21600 0 21600 21600 0 21600 0 0 Z N"/>
        </draw:custom-shape>
        <draw:connector draw:style-name="gr17" draw:text-style-name="P6" draw:layer="measurelines" draw:type="curve" svg:x1="106.381cm" svg:y1="27.61cm" svg:x2="133.102cm" svg:y2="15.113cm" draw:start-shape="id7" draw:start-glue-point="0" draw:end-shape="id8" draw:end-glue-point="2" svg:d="M106381 27610c0-9372 26721-3124 26721-12497" svg:viewBox="0 0 26722 12498">
          <text:p/>
        </draw:connector>
        <draw:frame draw:style-name="gr22" draw:text-style-name="P2" draw:layer="layout" svg:width="3.355cm" svg:height="3.806cm" svg:x="109.093cm" svg:y="44.45cm">
          <draw:text-box>
            <text:p>c06-0[1-4]</text:p>
            <text:p>c07-0[1-4]</text:p>
            <text:p>c08-0[1-4]</text:p>
            <text:p>c23-0[1-4]</text:p>
            <text:p>c24-0[1-4]</text:p>
          </draw:text-box>
        </draw:frame>
        <draw:frame draw:style-name="gr22" draw:text-style-name="P2" draw:layer="layout" svg:width="3.355cm" svg:height="3.806cm" svg:x="129.894cm" svg:y="44.45cm">
          <draw:text-box>
            <text:p>c01-0[1-4]</text:p>
            <text:p>c02-0[1-4]</text:p>
            <text:p>c03-0[1-4]</text:p>
            <text:p>c24-0[1-4]</text:p>
            <text:p>c25-0[1-4]</text:p>
          </draw:text-box>
        </draw:frame>
        <draw:frame draw:style-name="gr22" draw:text-style-name="P2" draw:layer="layout" svg:width="4.727cm" svg:height="3.806cm" svg:x="135.095cm" svg:y="44.45cm">
          <draw:text-box>
            <text:p>gpu-[01-13]</text:p>
            <text:p>c17-0[1-4]</text:p>
            <text:p>prince-master1</text:p>
            <text:p>log-1</text:p>
            <text:p>log-0 HCA-1</text:p>
          </draw:text-box>
        </draw:frame>
        <draw:frame draw:style-name="gr22" draw:text-style-name="P2" draw:layer="layout" svg:width="3.741cm" svg:height="0.962cm" svg:x="145.896cm" svg:y="44.45cm">
          <draw:text-box>
            <text:p>gpu-[39-54]</text:p>
          </draw:text-box>
        </draw:frame>
        <draw:frame draw:style-name="gr23" draw:text-style-name="P2" draw:layer="layout" svg:width="4.064cm" svg:height="4.517cm" svg:x="150.749cm" svg:y="44.45cm">
          <draw:text-box>
            <text:p>gpu-[31-38]</text:p>
            <text:p>gpu-[60-67]</text:p>
            <text:p>login-1-1</text:p>
            <text:p>login-2-1</text:p>
          </draw:text-box>
        </draw:frame>
        <draw:frame draw:style-name="gr22" draw:text-style-name="P2" draw:layer="layout" svg:width="3.355cm" svg:height="3.806cm" svg:x="156.498cm" svg:y="44.45cm">
          <draw:text-box>
            <text:p>c09-0[1-4]</text:p>
            <text:p>c10-0[1-4]</text:p>
            <text:p>c11-0[1-4]</text:p>
            <text:p>c12-0[1-4]</text:p>
            <text:p>c25-0[1-4]</text:p>
          </draw:text-box>
        </draw:frame>
        <draw:frame draw:style-name="gr22" draw:text-style-name="P2" draw:layer="layout" svg:width="3.355cm" svg:height="3.806cm" svg:x="161.499cm" svg:y="44.45cm">
          <draw:text-box>
            <text:p>c18-0[1-4]</text:p>
            <text:p>c19-0[1-4]</text:p>
            <text:p>c20-0[1-4]</text:p>
            <text:p>c21-0[1-4]</text:p>
            <text:p>c22-0[1-4]</text:p>
          </draw:text-box>
        </draw:frame>
        <draw:frame draw:style-name="gr22" draw:text-style-name="P2" draw:layer="layout" svg:width="3.355cm" svg:height="5.939cm" svg:x="167cm" svg:y="44.45cm">
          <draw:text-box>
            <text:p>c13-0[1-4]</text:p>
            <text:p>c14-0[1-4]</text:p>
            <text:p>c15-0[1-4]</text:p>
            <text:p>c16-0[1-4]</text:p>
            <text:p>phi-01-02</text:p>
            <text:p>phi-01-04</text:p>
            <text:p>log-0</text:p>
            <text:p>log-1</text:p>
          </draw:text-box>
        </draw:frame>
        <draw:frame draw:style-name="gr22" draw:text-style-name="P2" draw:layer="layout" svg:width="3.355cm" svg:height="1.673cm" svg:x="114.094cm" svg:y="44.45cm">
          <draw:text-box>
            <text:p>c31-[1-16]</text:p>
            <text:p>c99-0[1-6]</text:p>
          </draw:text-box>
        </draw:frame>
        <draw:frame draw:style-name="gr22" draw:text-style-name="P2" draw:layer="layout" svg:width="3.355cm" svg:height="3.095cm" svg:x="140.795cm" svg:y="44.451cm">
          <draw:text-box>
            <text:p>c26-[1-16]</text:p>
            <text:p>gpu-35</text:p>
            <text:p>gpu-36</text:p>
            <text:p>gpu-37</text:p>
          </draw:text-box>
        </draw:frame>
        <draw:frame draw:style-name="gr22" draw:text-style-name="P2" draw:layer="layout" svg:width="3.741cm" svg:height="1.673cm" svg:x="177.596cm" svg:y="44.452cm">
          <draw:text-box>
            <text:p>c28-[1-16]</text:p>
            <text:p>gpu-[23-30]</text:p>
          </draw:text-box>
        </draw:frame>
        <draw:frame draw:style-name="gr22" draw:text-style-name="P2" draw:layer="layout" svg:width="3.741cm" svg:height="0.962cm" svg:x="59.764cm" svg:y="43.514cm">
          <draw:text-box>
            <text:p>gpu-[68-73]</text:p>
          </draw:text-box>
        </draw:frame>
        <draw:frame draw:style-name="gr22" draw:text-style-name="P2" draw:layer="layout" svg:width="1.946cm" svg:height="1.673cm" svg:x="90.551cm" svg:y="40.948cm">
          <draw:text-box>
            <text:p>dtn-0</text:p>
            <text:p>dtn-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84.15cm" fo:page-height="54.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31T16:43:06.130074857</dc:date>
    <dc:description/>
    <dc:language>en-US</dc:language>
    <dc:subject/>
    <dc:title/>
    <meta:creation-date>2018-08-20T15:18:02Z</meta:creation-date>
    <meta:initial-creator>Chris Perreault</meta:initial-creator>
    <meta:keyword/>
    <meta:generator>LibreOffice/6.1.2.1$MacOSX_X86_64 LibreOffice_project/65905a128db06ba48db947242809d14d3f9a93fe</meta:generator>
    <meta:print-date>2018-10-31T15:21:14.736092019</meta:print-date>
    <meta:editing-duration>PT7M58S</meta:editing-duration>
    <meta:editing-cycles>4</meta:editing-cycles>
    <meta:document-statistic meta:object-count="723"/>
    <meta:user-defined meta:name="category"/>
    <meta:user-defined meta:name="company">Mellanox</meta:user-defined>
  </office:meta>
</office:document-meta>
</file>